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end" style:writing-mode="rl-tb"/>
    </style:style>
    <style:style style:name="P2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end" style:writing-mode="rl-tb"/>
    </style:style>
    <style:style style:name="P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 style:writing-mode="rl-tb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Normal" style:family="paragraph">
      <style:paragraph-properties fo:text-align="end" style:writing-mode="rl-tb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20" style:parent-style-name="Normal" style:family="paragraph">
      <style:paragraph-properties fo:text-align="end" style:writing-mode="rl-tb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P32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 fo:text-align="end" style:writing-mode="rl-tb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T41" style:parent-style-name="DefaultParagraphFont" style:family="text">
      <style:text-properties fo:language="en" fo:country="US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style="italic" style:font-style-asian="italic" style:font-style-complex="italic"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T61" style:parent-style-name="DefaultParagraphFont" style:family="text">
      <style:text-properties fo:font-style="italic" style:font-style-asian="italic" style:font-style-complex="italic"/>
    </style:style>
    <style:style style:name="T62" style:parent-style-name="DefaultParagraphFont" style:family="text">
      <style:text-properties fo:font-style="italic" style:font-style-asian="italic" style:font-style-complex="italic"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style="italic" style:font-style-asian="italic" style:font-style-complex="italic"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fo:font-style="italic" style:font-style-asian="italic" style:font-style-complex="italic"/>
    </style:style>
    <style:style style:name="T97" style:parent-style-name="DefaultParagraphFont" style:family="text">
      <style:text-properties fo:font-style="italic" style:font-style-asian="italic" style:font-style-complex="italic"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fo:font-style="italic" style:font-style-asian="italic" style:font-style-complex="italic"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fo:font-style="italic" style:font-style-asian="italic" style:font-style-complex="italic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font-style="italic" style:font-style-asian="italic" style:font-style-complex="italic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font-style="italic" style:font-style-asian="italic" style:font-style-complex="italic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language="en" fo:country="US"/>
    </style:style>
    <style:style style:name="T165" style:parent-style-name="DefaultParagraphFont" style:family="text">
      <style:text-properties fo:font-style="italic" style:font-style-asian="italic" style:font-style-complex="italic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font-style="italic" style:font-style-asian="italic" style:font-style-complex="italic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font-style="italic" style:font-style-asian="italic" style:font-style-complex="italic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font-style="italic" style:font-style-asian="italic" style:font-style-complex="italic"/>
    </style:style>
    <style:style style:name="T197" style:parent-style-name="DefaultParagraphFont" style:family="text">
      <style:text-properties fo:font-style="italic" style:font-style-asian="italic" style:font-style-complex="italic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language="en" fo:country="US"/>
    </style:style>
    <style:style style:name="T202" style:parent-style-name="DefaultParagraphFont" style:family="text">
      <style:text-properties fo:font-style="italic" style:font-style-asian="italic" style:font-style-complex="italic"/>
    </style:style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language="en" fo:country="US"/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language="en" fo:country="US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font-style="italic" style:font-style-asian="italic" style:font-style-complex="italic"/>
    </style:style>
    <style:style style:name="T243" style:parent-style-name="DefaultParagraphFont" style:family="text">
      <style:text-properties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font-style="italic" style:font-style-asian="italic" style:font-style-complex="italic"/>
    </style:style>
    <style:style style:name="T257" style:parent-style-name="DefaultParagraphFont" style:family="text">
      <style:text-properties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font-style="italic" style:font-style-asian="italic" style:font-style-complex="italic"/>
    </style:style>
    <style:style style:name="T269" style:parent-style-name="DefaultParagraphFont" style:family="text">
      <style:text-properties fo:language="en" fo:country="US"/>
    </style:style>
    <style:style style:name="T270" style:parent-style-name="DefaultParagraphFont" style:family="text">
      <style:text-properties fo:font-style="italic" style:font-style-asian="italic" style:font-style-complex="italic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font-style="italic" style:font-style-asian="italic" style:font-style-complex="italic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font-style="italic" style:font-style-asian="italic" style:font-style-complex="italic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language="en" fo:country="US"/>
    </style:style>
    <style:style style:name="T288" style:parent-style-name="DefaultParagraphFont" style:family="text">
      <style:text-properties fo:font-style="italic" style:font-style-asian="italic" style:font-style-complex="italic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language="en" fo:country="US"/>
    </style:style>
    <style:style style:name="T297" style:parent-style-name="DefaultParagraphFont" style:family="text">
      <style:text-properties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font-style="italic" style:font-style-asian="italic" style:font-style-complex="italic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font-style="italic" style:font-style-asian="italic" style:font-style-complex="italic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fo:language="en" fo:country="US"/>
    </style:style>
    <style:style style:name="T322" style:parent-style-name="DefaultParagraphFont" style:family="text">
      <style:text-properties fo:language="en" fo:country="US"/>
    </style:style>
    <style:style style:name="T323" style:parent-style-name="DefaultParagraphFont" style:family="text">
      <style:text-properties fo:language="en" fo:country="US"/>
    </style:style>
    <style:style style:name="T324" style:parent-style-name="DefaultParagraphFont" style:family="text">
      <style:text-properties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font-style="italic" style:font-style-asian="italic" style:font-style-complex="italic"/>
    </style:style>
    <style:style style:name="T336" style:parent-style-name="DefaultParagraphFont" style:family="text">
      <style:text-properties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language="en" fo:country="US"/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font-style="italic" style:font-style-asian="italic" style:font-style-complex="italic"/>
    </style:style>
    <style:style style:name="T343" style:parent-style-name="DefaultParagraphFont" style:family="text">
      <style:text-properties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language="en" fo:country="US"/>
    </style:style>
    <style:style style:name="T346" style:parent-style-name="DefaultParagraphFont" style:family="text">
      <style:text-properties fo:font-style="italic" style:font-style-asian="italic" style:font-style-complex="italic"/>
    </style:style>
    <style:style style:name="T347" style:parent-style-name="DefaultParagraphFont" style:family="text">
      <style:text-properties fo:font-style="italic" style:font-style-asian="italic" style:font-style-complex="italic" fo:language="en" fo:country="US"/>
    </style:style>
    <style:style style:name="T348" style:parent-style-name="DefaultParagraphFont" style:family="text">
      <style:text-properties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font-style="italic" style:font-style-asian="italic" style:font-style-complex="italic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font-style="italic" style:font-style-asian="italic" style:font-style-complex="italic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font-style="italic" style:font-style-asian="italic" style:font-style-complex="italic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language="en" fo:country="US"/>
    </style:style>
    <style:style style:name="T380" style:parent-style-name="DefaultParagraphFont" style:family="text">
      <style:text-properties fo:language="en" fo:country="US"/>
    </style:style>
    <style:style style:name="T381" style:parent-style-name="DefaultParagraphFont" style:family="text">
      <style:text-properties fo:font-style="italic" style:font-style-asian="italic" style:font-style-complex="italic"/>
    </style:style>
    <style:style style:name="T382" style:parent-style-name="DefaultParagraphFont" style:family="text">
      <style:text-properties fo:language="en" fo:country="US"/>
    </style:style>
    <style:style style:name="T383" style:parent-style-name="DefaultParagraphFont" style:family="text">
      <style:text-properties fo:font-style="italic" style:font-style-asian="italic" style:font-style-complex="italic"/>
    </style:style>
    <style:style style:name="T384" style:parent-style-name="DefaultParagraphFont" style:family="text">
      <style:text-properties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language="en" fo:country="US"/>
    </style:style>
    <style:style style:name="T390" style:parent-style-name="DefaultParagraphFont" style:family="text">
      <style:text-properties fo:font-style="italic" style:font-style-asian="italic" style:font-style-complex="italic"/>
    </style:style>
    <style:style style:name="T391" style:parent-style-name="DefaultParagraphFont" style:family="text">
      <style:text-properties fo:language="en" fo:country="US"/>
    </style:style>
    <style:style style:name="T392" style:parent-style-name="DefaultParagraphFont" style:family="text">
      <style:text-properties fo:font-style="italic" style:font-style-asian="italic" style:font-style-complex="italic"/>
    </style:style>
    <style:style style:name="T393" style:parent-style-name="DefaultParagraphFont" style:family="text">
      <style:text-properties fo:language="en" fo:country="US"/>
    </style:style>
    <style:style style:name="T394" style:parent-style-name="DefaultParagraphFont" style:family="text">
      <style:text-properties fo:language="en" fo:country="US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font-style="italic" style:font-style-asian="italic" style:font-style-complex="italic"/>
    </style:style>
    <style:style style:name="T401" style:parent-style-name="DefaultParagraphFont" style:family="text">
      <style:text-properties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font-style="italic" style:font-style-asian="italic" style:font-style-complex="italic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font-style="italic" style:font-style-asian="italic" style:font-style-complex="italic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font-style="italic" style:font-style-asian="italic" style:font-style-complex="italic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language="en" fo:country="US"/>
    </style:style>
    <style:style style:name="T438" style:parent-style-name="DefaultParagraphFont" style:family="text">
      <style:text-properties fo:font-style="italic" style:font-style-asian="italic" style:font-style-complex="italic"/>
    </style:style>
    <style:style style:name="T439" style:parent-style-name="DefaultParagraphFont" style:family="text">
      <style:text-properties fo:language="en" fo:country="US"/>
    </style:style>
    <style:style style:name="T440" style:parent-style-name="DefaultParagraphFont" style:family="text">
      <style:text-properties fo:font-style="italic" style:font-style-asian="italic" style:font-style-complex="italic"/>
    </style:style>
    <style:style style:name="T441" style:parent-style-name="DefaultParagraphFont" style:family="text">
      <style:text-properties fo:language="en" fo:country="US"/>
    </style:style>
    <style:style style:name="T442" style:parent-style-name="DefaultParagraphFont" style:family="text">
      <style:text-properties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efaultParagraphFont" style:family="text">
      <style:text-properties fo:language="en" fo:country="US"/>
    </style:style>
    <style:style style:name="T446" style:parent-style-name="DefaultParagraphFont" style:family="text">
      <style:text-properties fo:language="en" fo:country="US"/>
    </style:style>
    <style:style style:name="T447" style:parent-style-name="DefaultParagraphFont" style:family="text">
      <style:text-properties fo:language="en" fo:country="US"/>
    </style:style>
    <style:style style:name="T448" style:parent-style-name="DefaultParagraphFont" style:family="text">
      <style:text-properties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font-style="italic" style:font-style-asian="italic" style:font-style-complex="italic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font-style="italic" style:font-style-asian="italic" style:font-style-complex="italic"/>
    </style:style>
    <style:style style:name="T467" style:parent-style-name="DefaultParagraphFont" style:family="text">
      <style:text-properties fo:language="en" fo:country="US"/>
    </style:style>
    <style:style style:name="T468" style:parent-style-name="DefaultParagraphFont" style:family="text">
      <style:text-properties fo:font-style="italic" style:font-style-asian="italic" style:font-style-complex="italic"/>
    </style:style>
    <style:style style:name="T469" style:parent-style-name="DefaultParagraphFont" style:family="text">
      <style:text-properties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language="en" fo:country="US"/>
    </style:style>
    <style:style style:name="T481" style:parent-style-name="DefaultParagraphFont" style:family="text">
      <style:text-properties fo:font-style="italic" style:font-style-asian="italic" style:font-style-complex="italic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font-style="italic" style:font-style-asian="italic" style:font-style-complex="italic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language="en" fo:country="US"/>
    </style:style>
    <style:style style:name="T486" style:parent-style-name="DefaultParagraphFont" style:family="text">
      <style:text-properties fo:language="en" fo:country="US" style:language-complex="he" style:country-complex="IL"/>
    </style:style>
    <style:style style:name="T487" style:parent-style-name="DefaultParagraphFont" style:family="text">
      <style:text-properties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language="en" fo:country="US"/>
    </style:style>
    <style:style style:name="T491" style:parent-style-name="DefaultParagraphFont" style:family="text">
      <style:text-properties fo:font-style="italic" style:font-style-asian="italic" style:font-style-complex="italic"/>
    </style:style>
    <style:style style:name="T492" style:parent-style-name="DefaultParagraphFont" style:family="text">
      <style:text-properties fo:language="en" fo:country="US"/>
    </style:style>
    <style:style style:name="T493" style:parent-style-name="DefaultParagraphFont" style:family="text">
      <style:text-properties fo:font-style="italic" style:font-style-asian="italic" style:font-style-complex="italic"/>
    </style:style>
    <style:style style:name="T494" style:parent-style-name="DefaultParagraphFont" style:family="text">
      <style:text-properties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language="en" fo:country="US"/>
    </style:style>
    <style:style style:name="T499" style:parent-style-name="DefaultParagraphFont" style:family="text">
      <style:text-properties fo:font-style="italic" style:font-style-asian="italic" style:font-style-complex="italic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language="en" fo:country="US"/>
    </style:style>
    <style:style style:name="T507" style:parent-style-name="DefaultParagraphFont" style:family="text">
      <style:text-properties fo:font-style="italic" style:font-style-asian="italic" style:font-style-complex="italic"/>
    </style:style>
    <style:style style:name="T508" style:parent-style-name="DefaultParagraphFont" style:family="text">
      <style:text-properties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font-style="italic" style:font-style-asian="italic" style:font-style-complex="italic"/>
    </style:style>
    <style:style style:name="T520" style:parent-style-name="DefaultParagraphFont" style:family="text">
      <style:text-properties fo:font-style="italic" style:font-style-asian="italic" style:font-style-complex="italic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language="en" fo:country="US"/>
    </style:style>
    <style:style style:name="T525" style:parent-style-name="DefaultParagraphFont" style:family="text">
      <style:text-properties fo:font-style="italic" style:font-style-asian="italic" style:font-style-complex="italic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language="en" fo:country="US"/>
    </style:style>
    <style:style style:name="T530" style:parent-style-name="DefaultParagraphFont" style:family="text">
      <style:text-properties fo:language="en" fo:country="US"/>
    </style:style>
    <style:style style:name="T531" style:parent-style-name="DefaultParagraphFont" style:family="text">
      <style:text-properties fo:language="en" fo:country="US"/>
    </style:style>
    <style:style style:name="T532" style:parent-style-name="DefaultParagraphFont" style:family="text">
      <style:text-properties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language="en" fo:country="US"/>
    </style:style>
    <style:style style:name="T537" style:parent-style-name="DefaultParagraphFont" style:family="text">
      <style:text-properties fo:font-style="italic" style:font-style-asian="italic" style:font-style-complex="italic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font-style="italic" style:font-style-asian="italic" style:font-style-complex="italic"/>
    </style:style>
    <style:style style:name="T540" style:parent-style-name="DefaultParagraphFont" style:family="text">
      <style:text-properties fo:language="en" fo:country="US"/>
    </style:style>
    <style:style style:name="T541" style:parent-style-name="DefaultParagraphFont" style:family="text">
      <style:text-properties fo:language="en" fo:country="US"/>
    </style:style>
    <style:style style:name="T542" style:parent-style-name="DefaultParagraphFont" style:family="text">
      <style:text-properties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language="en" fo:country="US"/>
    </style:style>
    <style:style style:name="T545" style:parent-style-name="DefaultParagraphFont" style:family="text">
      <style:text-properties fo:language="en" fo:country="US"/>
    </style:style>
    <style:style style:name="T546" style:parent-style-name="DefaultParagraphFont" style:family="text">
      <style:text-properties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language="en" fo:country="US"/>
    </style:style>
    <style:style style:name="T549" style:parent-style-name="DefaultParagraphFont" style:family="text">
      <style:text-properties fo:font-style="italic" style:font-style-asian="italic" style:font-style-complex="italic"/>
    </style:style>
    <style:style style:name="T550" style:parent-style-name="DefaultParagraphFont" style:family="text">
      <style:text-properties fo:language="en" fo:country="US"/>
    </style:style>
    <style:style style:name="T551" style:parent-style-name="DefaultParagraphFont" style:family="text">
      <style:text-properties fo:language="en" fo:country="US"/>
    </style:style>
    <style:style style:name="T552" style:parent-style-name="DefaultParagraphFont" style:family="text">
      <style:text-properties fo:language="en" fo:country="US"/>
    </style:style>
    <style:style style:name="T553" style:parent-style-name="DefaultParagraphFont" style:family="text">
      <style:text-properties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font-style="italic" style:font-style-asian="italic" style:font-style-complex="italic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font-style="italic" style:font-style-asian="italic" style:font-style-complex="italic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language="en" fo:country="US"/>
    </style:style>
    <style:style style:name="T562" style:parent-style-name="DefaultParagraphFont" style:family="text">
      <style:text-properties fo:language="en" fo:country="US"/>
    </style:style>
    <style:style style:name="T563" style:parent-style-name="DefaultParagraphFont" style:family="text">
      <style:text-properties fo:font-style="italic" style:font-style-asian="italic" style:font-style-complex="italic"/>
    </style:style>
    <style:style style:name="T564" style:parent-style-name="DefaultParagraphFont" style:family="text">
      <style:text-properties fo:font-style="italic" style:font-style-asian="italic" style:font-style-complex="italic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language="en" fo:country="US"/>
    </style:style>
    <style:style style:name="T569" style:parent-style-name="DefaultParagraphFont" style:family="text">
      <style:text-properties fo:font-style="italic" style:font-style-asian="italic" style:font-style-complex="italic"/>
    </style:style>
    <style:style style:name="T570" style:parent-style-name="DefaultParagraphFont" style:family="text">
      <style:text-properties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font-style="italic" style:font-style-asian="italic" style:font-style-complex="italic"/>
    </style:style>
    <style:style style:name="T573" style:parent-style-name="DefaultParagraphFont" style:family="text">
      <style:text-properties fo:language="en" fo:country="US"/>
    </style:style>
    <style:style style:name="T574" style:parent-style-name="DefaultParagraphFont" style:family="text">
      <style:text-properties fo:language="en" fo:country="US"/>
    </style:style>
    <style:style style:name="T575" style:parent-style-name="DefaultParagraphFont" style:family="text">
      <style:text-properties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font-style="italic" style:font-style-asian="italic" style:font-style-complex="italic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language="en" fo:country="US"/>
    </style:style>
    <style:style style:name="T582" style:parent-style-name="DefaultParagraphFont" style:family="text">
      <style:text-properties fo:language="en" fo:country="US"/>
    </style:style>
    <style:style style:name="T583" style:parent-style-name="DefaultParagraphFont" style:family="text">
      <style:text-properties fo:font-style="italic" style:font-style-asian="italic" style:font-style-complex="italic"/>
    </style:style>
    <style:style style:name="T584" style:parent-style-name="DefaultParagraphFont" style:family="text">
      <style:text-properties fo:language="en" fo:country="US"/>
    </style:style>
    <style:style style:name="T585" style:parent-style-name="DefaultParagraphFont" style:family="text">
      <style:text-properties fo:language="en" fo:country="US"/>
    </style:style>
    <style:style style:name="T586" style:parent-style-name="DefaultParagraphFont" style:family="text">
      <style:text-properties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language="en" fo:country="US"/>
    </style:style>
    <style:style style:name="T591" style:parent-style-name="DefaultParagraphFont" style:family="text">
      <style:text-properties fo:font-style="italic" style:font-style-asian="italic" style:font-style-complex="italic"/>
    </style:style>
    <style:style style:name="T592" style:parent-style-name="DefaultParagraphFont" style:family="text">
      <style:text-properties fo:language="en" fo:country="US"/>
    </style:style>
    <style:style style:name="T593" style:parent-style-name="DefaultParagraphFont" style:family="text">
      <style:text-properties fo:language="en" fo:country="US"/>
    </style:style>
    <style:style style:name="T594" style:parent-style-name="DefaultParagraphFont" style:family="text">
      <style:text-properties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language="en" fo:country="US"/>
    </style:style>
    <style:style style:name="T599" style:parent-style-name="DefaultParagraphFont" style:family="text">
      <style:text-properties fo:font-style="italic" style:font-style-asian="italic" style:font-style-complex="italic"/>
    </style:style>
    <style:style style:name="T600" style:parent-style-name="DefaultParagraphFont" style:family="text">
      <style:text-properties fo:language="en" fo:country="US"/>
    </style:style>
    <style:style style:name="T601" style:parent-style-name="DefaultParagraphFont" style:family="text">
      <style:text-properties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font-style="italic" style:font-style-asian="italic" style:font-style-complex="italic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language="en" fo:country="US"/>
    </style:style>
    <style:style style:name="T612" style:parent-style-name="DefaultParagraphFont" style:family="text">
      <style:text-properties fo:language="en" fo:country="US"/>
    </style:style>
    <style:style style:name="T613" style:parent-style-name="DefaultParagraphFont" style:family="text">
      <style:text-properties fo:language="en" fo:country="US"/>
    </style:style>
    <style:style style:name="T614" style:parent-style-name="DefaultParagraphFont" style:family="text">
      <style:text-properties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language="en" fo:country="US"/>
    </style:style>
    <style:style style:name="T621" style:parent-style-name="DefaultParagraphFont" style:family="text">
      <style:text-properties fo:language="en" fo:country="US"/>
    </style:style>
    <style:style style:name="T622" style:parent-style-name="DefaultParagraphFont" style:family="text">
      <style:text-properties fo:language="en" fo:country="US"/>
    </style:style>
    <style:style style:name="T623" style:parent-style-name="DefaultParagraphFont" style:family="text">
      <style:text-properties fo:font-style="italic" style:font-style-asian="italic" style:font-style-complex="italic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language="en" fo:country="US"/>
    </style:style>
    <style:style style:name="T628" style:parent-style-name="DefaultParagraphFont" style:family="text">
      <style:text-properties fo:language="en" fo:country="US"/>
    </style:style>
    <style:style style:name="T629" style:parent-style-name="DefaultParagraphFont" style:family="text">
      <style:text-properties fo:language="en" fo:country="US"/>
    </style:style>
    <style:style style:name="T630" style:parent-style-name="DefaultParagraphFont" style:family="text">
      <style:text-properties fo:language="en" fo:country="US"/>
    </style:style>
    <style:style style:name="T631" style:parent-style-name="DefaultParagraphFont" style:family="text">
      <style:text-properties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language="en" fo:country="US"/>
    </style:style>
    <style:style style:name="T636" style:parent-style-name="DefaultParagraphFont" style:family="text">
      <style:text-properties fo:language="en" fo:country="US"/>
    </style:style>
    <style:style style:name="T637" style:parent-style-name="DefaultParagraphFont" style:family="text">
      <style:text-properties fo:language="en" fo:country="US"/>
    </style:style>
    <style:style style:name="T638" style:parent-style-name="DefaultParagraphFont" style:family="text">
      <style:text-properties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font-style="italic" style:font-style-asian="italic" style:font-style-complex="italic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font-style="italic" style:font-style-asian="italic" style:font-style-complex="italic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language="en" fo:country="US"/>
    </style:style>
    <style:style style:name="T649" style:parent-style-name="DefaultParagraphFont" style:family="text">
      <style:text-properties fo:language="en" fo:country="US"/>
    </style:style>
    <style:style style:name="T650" style:parent-style-name="DefaultParagraphFont" style:family="text">
      <style:text-properties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font-style="italic" style:font-style-asian="italic" style:font-style-complex="italic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language="en" fo:country="US"/>
    </style:style>
    <style:style style:name="T655" style:parent-style-name="DefaultParagraphFont" style:family="text">
      <style:text-properties fo:language="en" fo:country="US"/>
    </style:style>
    <style:style style:name="T656" style:parent-style-name="DefaultParagraphFont" style:family="text">
      <style:text-properties fo:font-style="italic" style:font-style-asian="italic" style:font-style-complex="italic"/>
    </style:style>
    <style:style style:name="T657" style:parent-style-name="DefaultParagraphFont" style:family="text">
      <style:text-properties fo:language="en" fo:country="US"/>
    </style:style>
    <style:style style:name="T658" style:parent-style-name="DefaultParagraphFont" style:family="text">
      <style:text-properties fo:font-style="italic" style:font-style-asian="italic" style:font-style-complex="italic"/>
    </style:style>
    <style:style style:name="T659" style:parent-style-name="DefaultParagraphFont" style:family="text">
      <style:text-properties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font-style="italic" style:font-style-asian="italic" style:font-style-complex="italic"/>
    </style:style>
    <style:style style:name="T664" style:parent-style-name="DefaultParagraphFont" style:family="text">
      <style:text-properties fo:language="en" fo:country="US"/>
    </style:style>
    <style:style style:name="T665" style:parent-style-name="DefaultParagraphFont" style:family="text">
      <style:text-properties fo:font-style="italic" style:font-style-asian="italic" style:font-style-complex="italic"/>
    </style:style>
    <style:style style:name="T666" style:parent-style-name="DefaultParagraphFont" style:family="text">
      <style:text-properties fo:language="en" fo:country="US"/>
    </style:style>
    <style:style style:name="T667" style:parent-style-name="DefaultParagraphFont" style:family="text">
      <style:text-properties fo:language="en" fo:country="US"/>
    </style:style>
    <style:style style:name="T668" style:parent-style-name="DefaultParagraphFont" style:family="text">
      <style:text-properties fo:language="en" fo:country="US"/>
    </style:style>
    <style:style style:name="T669" style:parent-style-name="DefaultParagraphFont" style:family="text">
      <style:text-properties fo:font-style="italic" style:font-style-asian="italic" style:font-style-complex="italic"/>
    </style:style>
    <style:style style:name="T670" style:parent-style-name="DefaultParagraphFont" style:family="text">
      <style:text-properties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language="en" fo:country="US"/>
    </style:style>
    <style:style style:name="T673" style:parent-style-name="DefaultParagraphFont" style:family="text">
      <style:text-properties fo:font-style="italic" style:font-style-asian="italic" style:font-style-complex="italic"/>
    </style:style>
    <style:style style:name="T674" style:parent-style-name="DefaultParagraphFont" style:family="text">
      <style:text-properties fo:language="en" fo:country="US"/>
    </style:style>
    <style:style style:name="T675" style:parent-style-name="DefaultParagraphFont" style:family="text">
      <style:text-properties fo:font-style="italic" style:font-style-asian="italic" style:font-style-complex="italic"/>
    </style:style>
    <style:style style:name="T676" style:parent-style-name="DefaultParagraphFont" style:family="text">
      <style:text-properties fo:language="en" fo:country="US"/>
    </style:style>
    <style:style style:name="T677" style:parent-style-name="DefaultParagraphFont" style:family="text">
      <style:text-properties fo:language="en" fo:country="US"/>
    </style:style>
    <style:style style:name="T678" style:parent-style-name="DefaultParagraphFont" style:family="text">
      <style:text-properties fo:language="en" fo:country="US"/>
    </style:style>
    <style:style style:name="T679" style:parent-style-name="DefaultParagraphFont" style:family="text">
      <style:text-properties fo:font-style="italic" style:font-style-asian="italic" style:font-style-complex="italic"/>
    </style:style>
    <style:style style:name="T680" style:parent-style-name="DefaultParagraphFont" style:family="text">
      <style:text-properties fo:language="en" fo:country="US"/>
    </style:style>
    <style:style style:name="T681" style:parent-style-name="DefaultParagraphFont" style:family="text">
      <style:text-properties fo:language="en" fo:country="US"/>
    </style:style>
    <style:style style:name="T682" style:parent-style-name="DefaultParagraphFont" style:family="text">
      <style:text-properties fo:language="en" fo:country="US"/>
    </style:style>
    <style:style style:name="T683" style:parent-style-name="DefaultParagraphFont" style:family="text">
      <style:text-properties fo:language="en" fo:country="US"/>
    </style:style>
    <style:style style:name="T684" style:parent-style-name="DefaultParagraphFont" style:family="text">
      <style:text-properties fo:font-style="italic" style:font-style-asian="italic" style:font-style-complex="italic"/>
    </style:style>
    <style:style style:name="T685" style:parent-style-name="DefaultParagraphFont" style:family="text">
      <style:text-properties fo:language="en" fo:country="US"/>
    </style:style>
    <style:style style:name="T686" style:parent-style-name="DefaultParagraphFont" style:family="text">
      <style:text-properties fo:language="en" fo:country="US"/>
    </style:style>
    <style:style style:name="T687" style:parent-style-name="DefaultParagraphFont" style:family="text">
      <style:text-properties fo:language="en" fo:country="US"/>
    </style:style>
    <style:style style:name="T688" style:parent-style-name="DefaultParagraphFont" style:family="text">
      <style:text-properties fo:font-style="italic" style:font-style-asian="italic" style:font-style-complex="italic"/>
    </style:style>
    <style:style style:name="T689" style:parent-style-name="DefaultParagraphFont" style:family="text">
      <style:text-properties fo:language="en" fo:country="US"/>
    </style:style>
    <style:style style:name="T690" style:parent-style-name="DefaultParagraphFont" style:family="text">
      <style:text-properties fo:language="en" fo:country="US"/>
    </style:style>
    <style:style style:name="T691" style:parent-style-name="DefaultParagraphFont" style:family="text">
      <style:text-properties fo:language="en" fo:country="US"/>
    </style:style>
    <style:style style:name="T692" style:parent-style-name="DefaultParagraphFont" style:family="text">
      <style:text-properties fo:font-style="italic" style:font-style-asian="italic" style:font-style-complex="italic"/>
    </style:style>
    <style:style style:name="T693" style:parent-style-name="DefaultParagraphFont" style:family="text">
      <style:text-properties fo:language="en" fo:country="US"/>
    </style:style>
    <style:style style:name="T694" style:parent-style-name="DefaultParagraphFont" style:family="text">
      <style:text-properties fo:language="en" fo:country="US"/>
    </style:style>
    <style:style style:name="T695" style:parent-style-name="DefaultParagraphFont" style:family="text">
      <style:text-properties fo:language="en" fo:country="US"/>
    </style:style>
    <style:style style:name="T696" style:parent-style-name="DefaultParagraphFont" style:family="text">
      <style:text-properties fo:font-style="italic" style:font-style-asian="italic" style:font-style-complex="italic"/>
    </style:style>
    <style:style style:name="T697" style:parent-style-name="DefaultParagraphFont" style:family="text">
      <style:text-properties fo:language="en" fo:country="US"/>
    </style:style>
    <style:style style:name="T698" style:parent-style-name="DefaultParagraphFont" style:family="text">
      <style:text-properties fo:language="en" fo:country="US"/>
    </style:style>
    <style:style style:name="T699" style:parent-style-name="DefaultParagraphFont" style:family="text">
      <style:text-properties fo:language="en" fo:country="US"/>
    </style:style>
    <style:style style:name="T700" style:parent-style-name="DefaultParagraphFont" style:family="text">
      <style:text-properties fo:language="en" fo:country="US"/>
    </style:style>
    <style:style style:name="T701" style:parent-style-name="DefaultParagraphFont" style:family="text">
      <style:text-properties fo:language="en" fo:country="US"/>
    </style:style>
    <style:style style:name="T702" style:parent-style-name="DefaultParagraphFont" style:family="text">
      <style:text-properties fo:language="en" fo:country="US"/>
    </style:style>
    <style:style style:name="T703" style:parent-style-name="DefaultParagraphFont" style:family="text">
      <style:text-properties fo:language="en" fo:country="US"/>
    </style:style>
    <style:style style:name="T704" style:parent-style-name="DefaultParagraphFont" style:family="text">
      <style:text-properties fo:language="en" fo:country="US"/>
    </style:style>
    <style:style style:name="T705" style:parent-style-name="DefaultParagraphFont" style:family="text">
      <style:text-properties fo:font-style="italic" style:font-style-asian="italic" style:font-style-complex="italic"/>
    </style:style>
    <style:style style:name="T706" style:parent-style-name="DefaultParagraphFont" style:family="text">
      <style:text-properties fo:language="en" fo:country="US"/>
    </style:style>
    <style:style style:name="T707" style:parent-style-name="DefaultParagraphFont" style:family="text">
      <style:text-properties fo:language="en" fo:country="US"/>
    </style:style>
    <style:style style:name="T708" style:parent-style-name="DefaultParagraphFont" style:family="text">
      <style:text-properties fo:language="en" fo:country="US"/>
    </style:style>
    <style:style style:name="T709" style:parent-style-name="DefaultParagraphFont" style:family="text">
      <style:text-properties fo:language="en" fo:country="US"/>
    </style:style>
    <style:style style:name="T710" style:parent-style-name="DefaultParagraphFont" style:family="text">
      <style:text-properties fo:language="en" fo:country="US"/>
    </style:style>
    <style:style style:name="T711" style:parent-style-name="DefaultParagraphFont" style:family="text">
      <style:text-properties fo:language="en" fo:country="US"/>
    </style:style>
    <style:style style:name="T712" style:parent-style-name="DefaultParagraphFont" style:family="text">
      <style:text-properties fo:language="en" fo:country="US"/>
    </style:style>
    <style:style style:name="T713" style:parent-style-name="DefaultParagraphFont" style:family="text">
      <style:text-properties fo:language="en" fo:country="US"/>
    </style:style>
    <style:style style:name="T714" style:parent-style-name="DefaultParagraphFont" style:family="text">
      <style:text-properties fo:language="en" fo:country="US"/>
    </style:style>
    <style:style style:name="T715" style:parent-style-name="DefaultParagraphFont" style:family="text">
      <style:text-properties fo:language="en" fo:country="US"/>
    </style:style>
    <style:style style:name="T716" style:parent-style-name="DefaultParagraphFont" style:family="text">
      <style:text-properties fo:language="en" fo:country="US"/>
    </style:style>
    <style:style style:name="T717" style:parent-style-name="DefaultParagraphFont" style:family="text">
      <style:text-properties fo:language="en" fo:country="US"/>
    </style:style>
    <style:style style:name="T718" style:parent-style-name="DefaultParagraphFont" style:family="text">
      <style:text-properties fo:language="en" fo:country="US"/>
    </style:style>
    <style:style style:name="T719" style:parent-style-name="DefaultParagraphFont" style:family="text">
      <style:text-properties fo:language="en" fo:country="US"/>
    </style:style>
    <style:style style:name="T720" style:parent-style-name="DefaultParagraphFont" style:family="text">
      <style:text-properties fo:language="en" fo:country="US"/>
    </style:style>
    <style:style style:name="T721" style:parent-style-name="DefaultParagraphFont" style:family="text">
      <style:text-properties fo:font-style="italic" style:font-style-asian="italic" style:font-style-complex="italic"/>
    </style:style>
    <style:style style:name="T722" style:parent-style-name="DefaultParagraphFont" style:family="text">
      <style:text-properties fo:language="en" fo:country="US"/>
    </style:style>
    <style:style style:name="T723" style:parent-style-name="DefaultParagraphFont" style:family="text">
      <style:text-properties fo:language="en" fo:country="US"/>
    </style:style>
    <style:style style:name="T724" style:parent-style-name="DefaultParagraphFont" style:family="text">
      <style:text-properties fo:language="en" fo:country="US"/>
    </style:style>
    <style:style style:name="T725" style:parent-style-name="DefaultParagraphFont" style:family="text">
      <style:text-properties fo:font-style="italic" style:font-style-asian="italic" style:font-style-complex="italic"/>
    </style:style>
    <style:style style:name="T726" style:parent-style-name="DefaultParagraphFont" style:family="text">
      <style:text-properties fo:language="en" fo:country="US"/>
    </style:style>
    <style:style style:name="T727" style:parent-style-name="DefaultParagraphFont" style:family="text">
      <style:text-properties fo:language="en" fo:country="US"/>
    </style:style>
    <style:style style:name="T728" style:parent-style-name="DefaultParagraphFont" style:family="text">
      <style:text-properties fo:language="en" fo:country="US"/>
    </style:style>
    <style:style style:name="T729" style:parent-style-name="DefaultParagraphFont" style:family="text">
      <style:text-properties fo:language="en" fo:country="US"/>
    </style:style>
    <style:style style:name="T730" style:parent-style-name="DefaultParagraphFont" style:family="text">
      <style:text-properties fo:language="en" fo:country="US"/>
    </style:style>
    <style:style style:name="T731" style:parent-style-name="DefaultParagraphFont" style:family="text">
      <style:text-properties fo:language="en" fo:country="US"/>
    </style:style>
    <style:style style:name="T732" style:parent-style-name="DefaultParagraphFont" style:family="text">
      <style:text-properties fo:language="en" fo:country="US"/>
    </style:style>
    <style:style style:name="T733" style:parent-style-name="DefaultParagraphFont" style:family="text">
      <style:text-properties fo:language="en" fo:country="US"/>
    </style:style>
    <style:style style:name="T734" style:parent-style-name="DefaultParagraphFont" style:family="text">
      <style:text-properties fo:language="en" fo:country="US"/>
    </style:style>
    <style:style style:name="T735" style:parent-style-name="DefaultParagraphFont" style:family="text">
      <style:text-properties fo:language="en" fo:country="US"/>
    </style:style>
    <style:style style:name="T736" style:parent-style-name="DefaultParagraphFont" style:family="text">
      <style:text-properties fo:language="en" fo:country="US"/>
    </style:style>
    <style:style style:name="T737" style:parent-style-name="DefaultParagraphFont" style:family="text">
      <style:text-properties fo:language="en" fo:country="US"/>
    </style:style>
    <style:style style:name="T738" style:parent-style-name="DefaultParagraphFont" style:family="text">
      <style:text-properties fo:font-style="italic" style:font-style-asian="italic" style:font-style-complex="italic"/>
    </style:style>
    <style:style style:name="T739" style:parent-style-name="DefaultParagraphFont" style:family="text">
      <style:text-properties fo:language="en" fo:country="US"/>
    </style:style>
    <style:style style:name="T740" style:parent-style-name="DefaultParagraphFont" style:family="text">
      <style:text-properties fo:language="en" fo:country="US"/>
    </style:style>
    <style:style style:name="T741" style:parent-style-name="DefaultParagraphFont" style:family="text">
      <style:text-properties fo:font-style="italic" style:font-style-asian="italic" style:font-style-complex="italic"/>
    </style:style>
    <style:style style:name="T742" style:parent-style-name="DefaultParagraphFont" style:family="text">
      <style:text-properties fo:language="en" fo:country="US"/>
    </style:style>
    <style:style style:name="T743" style:parent-style-name="DefaultParagraphFont" style:family="text">
      <style:text-properties fo:language="en" fo:country="US"/>
    </style:style>
    <style:style style:name="T744" style:parent-style-name="DefaultParagraphFont" style:family="text">
      <style:text-properties fo:language="en" fo:country="US"/>
    </style:style>
    <style:style style:name="T745" style:parent-style-name="DefaultParagraphFont" style:family="text">
      <style:text-properties fo:language="en" fo:country="US"/>
    </style:style>
    <style:style style:name="T746" style:parent-style-name="DefaultParagraphFont" style:family="text">
      <style:text-properties fo:language="en" fo:country="US"/>
    </style:style>
    <style:style style:name="T747" style:parent-style-name="DefaultParagraphFont" style:family="text">
      <style:text-properties fo:language="en" fo:country="US"/>
    </style:style>
    <style:style style:name="T748" style:parent-style-name="DefaultParagraphFont" style:family="text">
      <style:text-properties fo:language="en" fo:country="US"/>
    </style:style>
    <style:style style:name="T749" style:parent-style-name="DefaultParagraphFont" style:family="text">
      <style:text-properties fo:language="en" fo:country="US"/>
    </style:style>
    <style:style style:name="T750" style:parent-style-name="DefaultParagraphFont" style:family="text">
      <style:text-properties fo:language="en" fo:country="US"/>
    </style:style>
    <style:style style:name="T751" style:parent-style-name="DefaultParagraphFont" style:family="text">
      <style:text-properties fo:language="en" fo:country="US"/>
    </style:style>
    <style:style style:name="T752" style:parent-style-name="DefaultParagraphFont" style:family="text">
      <style:text-properties fo:language="en" fo:country="US"/>
    </style:style>
    <style:style style:name="T753" style:parent-style-name="DefaultParagraphFont" style:family="text">
      <style:text-properties fo:language="en" fo:country="US"/>
    </style:style>
    <style:style style:name="T754" style:parent-style-name="DefaultParagraphFont" style:family="text">
      <style:text-properties fo:language="en" fo:country="US"/>
    </style:style>
    <style:style style:name="T755" style:parent-style-name="DefaultParagraphFont" style:family="text">
      <style:text-properties fo:font-style="italic" style:font-style-asian="italic" style:font-style-complex="italic"/>
    </style:style>
    <style:style style:name="T756" style:parent-style-name="DefaultParagraphFont" style:family="text">
      <style:text-properties fo:language="en" fo:country="US"/>
    </style:style>
    <style:style style:name="T757" style:parent-style-name="DefaultParagraphFont" style:family="text">
      <style:text-properties fo:language="en" fo:country="US"/>
    </style:style>
    <style:style style:name="T758" style:parent-style-name="DefaultParagraphFont" style:family="text">
      <style:text-properties fo:language="en" fo:country="US"/>
    </style:style>
    <style:style style:name="T759" style:parent-style-name="DefaultParagraphFont" style:family="text">
      <style:text-properties fo:language="en" fo:country="US"/>
    </style:style>
    <style:style style:name="T760" style:parent-style-name="DefaultParagraphFont" style:family="text">
      <style:text-properties fo:language="en" fo:country="US"/>
    </style:style>
    <style:style style:name="T761" style:parent-style-name="DefaultParagraphFont" style:family="text">
      <style:text-properties fo:language="en" fo:country="US"/>
    </style:style>
    <style:style style:name="T762" style:parent-style-name="DefaultParagraphFont" style:family="text">
      <style:text-properties fo:language="en" fo:country="US"/>
    </style:style>
    <style:style style:name="T763" style:parent-style-name="DefaultParagraphFont" style:family="text">
      <style:text-properties fo:language="en" fo:country="US"/>
    </style:style>
    <style:style style:name="T764" style:parent-style-name="DefaultParagraphFont" style:family="text">
      <style:text-properties fo:language="en" fo:country="US"/>
    </style:style>
    <style:style style:name="T765" style:parent-style-name="DefaultParagraphFont" style:family="text">
      <style:text-properties fo:language="en" fo:country="US"/>
    </style:style>
    <style:style style:name="T766" style:parent-style-name="DefaultParagraphFont" style:family="text">
      <style:text-properties fo:language="en" fo:country="US"/>
    </style:style>
    <style:style style:name="T767" style:parent-style-name="DefaultParagraphFont" style:family="text">
      <style:text-properties fo:language="en" fo:country="US"/>
    </style:style>
    <style:style style:name="T768" style:parent-style-name="DefaultParagraphFont" style:family="text">
      <style:text-properties fo:language="en" fo:country="US"/>
    </style:style>
    <style:style style:name="T769" style:parent-style-name="DefaultParagraphFont" style:family="text">
      <style:text-properties fo:language="en" fo:country="US"/>
    </style:style>
    <style:style style:name="T770" style:parent-style-name="DefaultParagraphFont" style:family="text">
      <style:text-properties fo:language="en" fo:country="US"/>
    </style:style>
    <style:style style:name="T771" style:parent-style-name="DefaultParagraphFont" style:family="text">
      <style:text-properties fo:language="en" fo:country="US"/>
    </style:style>
    <style:style style:name="T772" style:parent-style-name="DefaultParagraphFont" style:family="text">
      <style:text-properties fo:language="en" fo:country="US"/>
    </style:style>
    <style:style style:name="T773" style:parent-style-name="DefaultParagraphFont" style:family="text">
      <style:text-properties fo:language="en" fo:country="US"/>
    </style:style>
    <style:style style:name="T774" style:parent-style-name="DefaultParagraphFont" style:family="text">
      <style:text-properties fo:language="en" fo:country="US"/>
    </style:style>
    <style:style style:name="T775" style:parent-style-name="DefaultParagraphFont" style:family="text">
      <style:text-properties fo:language="en" fo:country="US"/>
    </style:style>
    <style:style style:name="T776" style:parent-style-name="DefaultParagraphFont" style:family="text">
      <style:text-properties fo:language="en" fo:country="US"/>
    </style:style>
    <style:style style:name="T777" style:parent-style-name="DefaultParagraphFont" style:family="text">
      <style:text-properties fo:language="en" fo:country="US"/>
    </style:style>
    <style:style style:name="T778" style:parent-style-name="DefaultParagraphFont" style:family="text">
      <style:text-properties fo:language="en" fo:country="US"/>
    </style:style>
    <style:style style:name="T779" style:parent-style-name="DefaultParagraphFont" style:family="text">
      <style:text-properties fo:font-style="italic" style:font-style-asian="italic" style:font-style-complex="italic"/>
    </style:style>
    <style:style style:name="T780" style:parent-style-name="DefaultParagraphFont" style:family="text">
      <style:text-properties fo:language="en" fo:country="US"/>
    </style:style>
    <style:style style:name="T781" style:parent-style-name="DefaultParagraphFont" style:family="text">
      <style:text-properties fo:language="en" fo:country="US"/>
    </style:style>
    <style:style style:name="T782" style:parent-style-name="DefaultParagraphFont" style:family="text">
      <style:text-properties fo:font-style="italic" style:font-style-asian="italic" style:font-style-complex="italic"/>
    </style:style>
    <style:style style:name="T783" style:parent-style-name="DefaultParagraphFont" style:family="text">
      <style:text-properties fo:language="en" fo:country="US"/>
    </style:style>
    <style:style style:name="T784" style:parent-style-name="DefaultParagraphFont" style:family="text">
      <style:text-properties fo:language="en" fo:country="US"/>
    </style:style>
    <style:style style:name="T785" style:parent-style-name="DefaultParagraphFont" style:family="text">
      <style:text-properties fo:language="en" fo:country="US"/>
    </style:style>
    <style:style style:name="T786" style:parent-style-name="DefaultParagraphFont" style:family="text">
      <style:text-properties fo:language="en" fo:country="US"/>
    </style:style>
    <style:style style:name="T787" style:parent-style-name="DefaultParagraphFont" style:family="text">
      <style:text-properties fo:language="en" fo:country="US"/>
    </style:style>
    <style:style style:name="T788" style:parent-style-name="DefaultParagraphFont" style:family="text">
      <style:text-properties fo:language="en" fo:country="US"/>
    </style:style>
    <style:style style:name="T789" style:parent-style-name="DefaultParagraphFont" style:family="text">
      <style:text-properties fo:language="en" fo:country="US"/>
    </style:style>
    <style:style style:name="T790" style:parent-style-name="DefaultParagraphFont" style:family="text">
      <style:text-properties fo:language="en" fo:country="US"/>
    </style:style>
    <style:style style:name="T791" style:parent-style-name="DefaultParagraphFont" style:family="text">
      <style:text-properties fo:language="en" fo:country="US"/>
    </style:style>
    <style:style style:name="T792" style:parent-style-name="DefaultParagraphFont" style:family="text">
      <style:text-properties fo:language="en" fo:country="US"/>
    </style:style>
    <style:style style:name="T793" style:parent-style-name="DefaultParagraphFont" style:family="text">
      <style:text-properties fo:language="en" fo:country="US"/>
    </style:style>
    <style:style style:name="T794" style:parent-style-name="DefaultParagraphFont" style:family="text">
      <style:text-properties fo:language="en" fo:country="US"/>
    </style:style>
    <style:style style:name="T795" style:parent-style-name="DefaultParagraphFont" style:family="text">
      <style:text-properties fo:language="en" fo:country="US"/>
    </style:style>
    <style:style style:name="T796" style:parent-style-name="DefaultParagraphFont" style:family="text">
      <style:text-properties fo:language="en" fo:country="US"/>
    </style:style>
    <style:style style:name="T797" style:parent-style-name="DefaultParagraphFont" style:family="text">
      <style:text-properties fo:font-style="italic" style:font-style-asian="italic" style:font-style-complex="italic"/>
    </style:style>
    <style:style style:name="T798" style:parent-style-name="DefaultParagraphFont" style:family="text">
      <style:text-properties fo:language="en" fo:country="US"/>
    </style:style>
    <style:style style:name="T799" style:parent-style-name="DefaultParagraphFont" style:family="text">
      <style:text-properties fo:language="en" fo:country="US"/>
    </style:style>
    <style:style style:name="T800" style:parent-style-name="DefaultParagraphFont" style:family="text">
      <style:text-properties fo:language="en" fo:country="US"/>
    </style:style>
    <style:style style:name="T801" style:parent-style-name="DefaultParagraphFont" style:family="text">
      <style:text-properties fo:language="en" fo:country="US"/>
    </style:style>
    <style:style style:name="T802" style:parent-style-name="DefaultParagraphFont" style:family="text">
      <style:text-properties fo:language="en" fo:country="US"/>
    </style:style>
    <style:style style:name="T803" style:parent-style-name="DefaultParagraphFont" style:family="text">
      <style:text-properties fo:language="en" fo:country="US"/>
    </style:style>
    <style:style style:name="T804" style:parent-style-name="DefaultParagraphFont" style:family="text">
      <style:text-properties fo:font-style="italic" style:font-style-asian="italic" style:font-style-complex="italic"/>
    </style:style>
    <style:style style:name="T805" style:parent-style-name="DefaultParagraphFont" style:family="text">
      <style:text-properties fo:language="en" fo:country="US"/>
    </style:style>
    <style:style style:name="T806" style:parent-style-name="DefaultParagraphFont" style:family="text">
      <style:text-properties fo:font-style="italic" style:font-style-asian="italic" style:font-style-complex="italic"/>
    </style:style>
    <style:style style:name="T807" style:parent-style-name="DefaultParagraphFont" style:family="text">
      <style:text-properties fo:language="en" fo:country="US"/>
    </style:style>
    <style:style style:name="T808" style:parent-style-name="DefaultParagraphFont" style:family="text">
      <style:text-properties fo:language="en" fo:country="US"/>
    </style:style>
    <style:style style:name="T809" style:parent-style-name="DefaultParagraphFont" style:family="text">
      <style:text-properties fo:language="en" fo:country="US"/>
    </style:style>
    <style:style style:name="T810" style:parent-style-name="DefaultParagraphFont" style:family="text">
      <style:text-properties fo:language="en" fo:country="US"/>
    </style:style>
    <style:style style:name="T811" style:parent-style-name="DefaultParagraphFont" style:family="text">
      <style:text-properties fo:language="en" fo:country="US"/>
    </style:style>
    <style:style style:name="T812" style:parent-style-name="DefaultParagraphFont" style:family="text">
      <style:text-properties fo:language="en" fo:country="US"/>
    </style:style>
    <style:style style:name="T813" style:parent-style-name="DefaultParagraphFont" style:family="text">
      <style:text-properties fo:language="en" fo:country="US"/>
    </style:style>
    <style:style style:name="T814" style:parent-style-name="DefaultParagraphFont" style:family="text">
      <style:text-properties fo:language="en" fo:country="US"/>
    </style:style>
    <style:style style:name="T815" style:parent-style-name="DefaultParagraphFont" style:family="text">
      <style:text-properties fo:language="en" fo:country="US"/>
    </style:style>
    <style:style style:name="T816" style:parent-style-name="DefaultParagraphFont" style:family="text">
      <style:text-properties fo:language="en" fo:country="US"/>
    </style:style>
    <style:style style:name="T817" style:parent-style-name="DefaultParagraphFont" style:family="text">
      <style:text-properties fo:language="en" fo:country="US"/>
    </style:style>
    <style:style style:name="T818" style:parent-style-name="DefaultParagraphFont" style:family="text">
      <style:text-properties fo:language="en" fo:country="US"/>
    </style:style>
    <style:style style:name="T819" style:parent-style-name="DefaultParagraphFont" style:family="text">
      <style:text-properties fo:language="en" fo:country="US"/>
    </style:style>
    <style:style style:name="T820" style:parent-style-name="DefaultParagraphFont" style:family="text">
      <style:text-properties fo:language="en" fo:country="US"/>
    </style:style>
    <style:style style:name="T821" style:parent-style-name="DefaultParagraphFont" style:family="text">
      <style:text-properties fo:language="en" fo:country="US"/>
    </style:style>
    <style:style style:name="T822" style:parent-style-name="DefaultParagraphFont" style:family="text">
      <style:text-properties fo:language="en" fo:country="US"/>
    </style:style>
    <style:style style:name="T823" style:parent-style-name="DefaultParagraphFont" style:family="text">
      <style:text-properties fo:language="en" fo:country="US"/>
    </style:style>
    <style:style style:name="T824" style:parent-style-name="DefaultParagraphFont" style:family="text">
      <style:text-properties fo:language="en" fo:country="US"/>
    </style:style>
    <style:style style:name="T825" style:parent-style-name="DefaultParagraphFont" style:family="text">
      <style:text-properties fo:font-style="italic" style:font-style-asian="italic" style:font-style-complex="italic"/>
    </style:style>
    <style:style style:name="T826" style:parent-style-name="DefaultParagraphFont" style:family="text">
      <style:text-properties fo:language="en" fo:country="US"/>
    </style:style>
    <style:style style:name="T827" style:parent-style-name="DefaultParagraphFont" style:family="text">
      <style:text-properties fo:font-style="italic" style:font-style-asian="italic" style:font-style-complex="italic"/>
    </style:style>
    <style:style style:name="T828" style:parent-style-name="DefaultParagraphFont" style:family="text">
      <style:text-properties fo:language="en" fo:country="US"/>
    </style:style>
    <style:style style:name="T829" style:parent-style-name="DefaultParagraphFont" style:family="text">
      <style:text-properties fo:language="en" fo:country="US"/>
    </style:style>
    <style:style style:name="T830" style:parent-style-name="DefaultParagraphFont" style:family="text">
      <style:text-properties fo:language="en" fo:country="US"/>
    </style:style>
    <style:style style:name="T831" style:parent-style-name="DefaultParagraphFont" style:family="text">
      <style:text-properties fo:language="en" fo:country="US"/>
    </style:style>
    <style:style style:name="T832" style:parent-style-name="DefaultParagraphFont" style:family="text">
      <style:text-properties fo:language="en" fo:country="US"/>
    </style:style>
    <style:style style:name="T833" style:parent-style-name="DefaultParagraphFont" style:family="text">
      <style:text-properties fo:language="en" fo:country="US"/>
    </style:style>
    <style:style style:name="T834" style:parent-style-name="DefaultParagraphFont" style:family="text">
      <style:text-properties fo:language="en" fo:country="US"/>
    </style:style>
    <style:style style:name="T835" style:parent-style-name="DefaultParagraphFont" style:family="text">
      <style:text-properties fo:language="en" fo:country="US"/>
    </style:style>
    <style:style style:name="T836" style:parent-style-name="DefaultParagraphFont" style:family="text">
      <style:text-properties fo:language="en" fo:country="US"/>
    </style:style>
    <style:style style:name="T837" style:parent-style-name="DefaultParagraphFont" style:family="text">
      <style:text-properties fo:language="en" fo:country="US"/>
    </style:style>
    <style:style style:name="T838" style:parent-style-name="DefaultParagraphFont" style:family="text">
      <style:text-properties fo:language="en" fo:country="US"/>
    </style:style>
    <style:style style:name="T839" style:parent-style-name="DefaultParagraphFont" style:family="text">
      <style:text-properties fo:language="en" fo:country="US"/>
    </style:style>
    <style:style style:name="T840" style:parent-style-name="DefaultParagraphFont" style:family="text">
      <style:text-properties fo:language="en" fo:country="US"/>
    </style:style>
    <style:style style:name="T841" style:parent-style-name="DefaultParagraphFont" style:family="text">
      <style:text-properties fo:font-style="italic" style:font-style-asian="italic" style:font-style-complex="italic"/>
    </style:style>
    <style:style style:name="T842" style:parent-style-name="DefaultParagraphFont" style:family="text">
      <style:text-properties fo:language="en" fo:country="US"/>
    </style:style>
    <style:style style:name="T843" style:parent-style-name="DefaultParagraphFont" style:family="text">
      <style:text-properties fo:font-style="italic" style:font-style-asian="italic" style:font-style-complex="italic"/>
    </style:style>
    <style:style style:name="T844" style:parent-style-name="DefaultParagraphFont" style:family="text">
      <style:text-properties fo:language="en" fo:country="US"/>
    </style:style>
    <style:style style:name="T845" style:parent-style-name="DefaultParagraphFont" style:family="text">
      <style:text-properties fo:language="en" fo:country="US"/>
    </style:style>
    <style:style style:name="T846" style:parent-style-name="DefaultParagraphFont" style:family="text">
      <style:text-properties fo:language="en" fo:country="US"/>
    </style:style>
    <style:style style:name="T847" style:parent-style-name="DefaultParagraphFont" style:family="text">
      <style:text-properties fo:language="en" fo:country="US"/>
    </style:style>
    <style:style style:name="T848" style:parent-style-name="DefaultParagraphFont" style:family="text">
      <style:text-properties fo:language="en" fo:country="US"/>
    </style:style>
    <style:style style:name="T849" style:parent-style-name="DefaultParagraphFont" style:family="text">
      <style:text-properties fo:language="en" fo:country="US"/>
    </style:style>
    <style:style style:name="T850" style:parent-style-name="DefaultParagraphFont" style:family="text">
      <style:text-properties fo:language="en" fo:country="US"/>
    </style:style>
    <style:style style:name="T851" style:parent-style-name="DefaultParagraphFont" style:family="text">
      <style:text-properties fo:language="en" fo:country="US"/>
    </style:style>
    <style:style style:name="T852" style:parent-style-name="DefaultParagraphFont" style:family="text">
      <style:text-properties fo:language="en" fo:country="US"/>
    </style:style>
    <style:style style:name="T853" style:parent-style-name="DefaultParagraphFont" style:family="text">
      <style:text-properties fo:language="en" fo:country="US"/>
    </style:style>
    <style:style style:name="T854" style:parent-style-name="DefaultParagraphFont" style:family="text">
      <style:text-properties fo:language="en" fo:country="US"/>
    </style:style>
    <style:style style:name="T855" style:parent-style-name="DefaultParagraphFont" style:family="text">
      <style:text-properties fo:language="en" fo:country="US"/>
    </style:style>
    <style:style style:name="T856" style:parent-style-name="DefaultParagraphFont" style:family="text">
      <style:text-properties fo:language="en" fo:country="US"/>
    </style:style>
    <style:style style:name="T857" style:parent-style-name="DefaultParagraphFont" style:family="text">
      <style:text-properties fo:language="en" fo:country="US"/>
    </style:style>
    <style:style style:name="T858" style:parent-style-name="DefaultParagraphFont" style:family="text">
      <style:text-properties fo:language="en" fo:country="US"/>
    </style:style>
    <style:style style:name="T859" style:parent-style-name="DefaultParagraphFont" style:family="text">
      <style:text-properties fo:font-style="italic" style:font-style-asian="italic" style:font-style-complex="italic"/>
    </style:style>
    <style:style style:name="T860" style:parent-style-name="DefaultParagraphFont" style:family="text">
      <style:text-properties fo:language="en" fo:country="US"/>
    </style:style>
    <style:style style:name="T861" style:parent-style-name="DefaultParagraphFont" style:family="text">
      <style:text-properties fo:language="en" fo:country="US"/>
    </style:style>
    <style:style style:name="T862" style:parent-style-name="DefaultParagraphFont" style:family="text">
      <style:text-properties fo:language="en" fo:country="US"/>
    </style:style>
    <style:style style:name="T863" style:parent-style-name="DefaultParagraphFont" style:family="text">
      <style:text-properties fo:language="en" fo:country="US"/>
    </style:style>
    <style:style style:name="T864" style:parent-style-name="DefaultParagraphFont" style:family="text">
      <style:text-properties fo:language="en" fo:country="US"/>
    </style:style>
    <style:style style:name="T865" style:parent-style-name="DefaultParagraphFont" style:family="text">
      <style:text-properties fo:language="en" fo:country="US"/>
    </style:style>
    <style:style style:name="T866" style:parent-style-name="DefaultParagraphFont" style:family="text">
      <style:text-properties fo:language="en" fo:country="US"/>
    </style:style>
    <style:style style:name="T867" style:parent-style-name="DefaultParagraphFont" style:family="text">
      <style:text-properties fo:language="en" fo:country="US"/>
    </style:style>
    <style:style style:name="T868" style:parent-style-name="DefaultParagraphFont" style:family="text">
      <style:text-properties fo:language="en" fo:country="US"/>
    </style:style>
    <style:style style:name="T869" style:parent-style-name="DefaultParagraphFont" style:family="text">
      <style:text-properties fo:language="en" fo:country="US"/>
    </style:style>
    <style:style style:name="T870" style:parent-style-name="DefaultParagraphFont" style:family="text">
      <style:text-properties fo:font-style="italic" style:font-style-asian="italic" style:font-style-complex="italic"/>
    </style:style>
    <style:style style:name="T871" style:parent-style-name="DefaultParagraphFont" style:family="text">
      <style:text-properties fo:language="en" fo:country="US"/>
    </style:style>
    <style:style style:name="T872" style:parent-style-name="DefaultParagraphFont" style:family="text">
      <style:text-properties fo:font-style="italic" style:font-style-asian="italic" style:font-style-complex="italic"/>
    </style:style>
    <style:style style:name="T873" style:parent-style-name="DefaultParagraphFont" style:family="text">
      <style:text-properties fo:language="en" fo:country="US"/>
    </style:style>
    <style:style style:name="T874" style:parent-style-name="DefaultParagraphFont" style:family="text">
      <style:text-properties fo:language="en" fo:country="US"/>
    </style:style>
    <style:style style:name="T875" style:parent-style-name="DefaultParagraphFont" style:family="text">
      <style:text-properties fo:language="en" fo:country="US"/>
    </style:style>
    <style:style style:name="T876" style:parent-style-name="DefaultParagraphFont" style:family="text">
      <style:text-properties fo:language="en" fo:country="US"/>
    </style:style>
    <style:style style:name="T877" style:parent-style-name="DefaultParagraphFont" style:family="text">
      <style:text-properties fo:language="en" fo:country="US"/>
    </style:style>
    <style:style style:name="T878" style:parent-style-name="DefaultParagraphFont" style:family="text">
      <style:text-properties fo:language="en" fo:country="US"/>
    </style:style>
    <style:style style:name="T879" style:parent-style-name="DefaultParagraphFont" style:family="text">
      <style:text-properties fo:language="en" fo:country="US"/>
    </style:style>
    <style:style style:name="T880" style:parent-style-name="DefaultParagraphFont" style:family="text">
      <style:text-properties fo:language="en" fo:country="US"/>
    </style:style>
    <style:style style:name="T881" style:parent-style-name="DefaultParagraphFont" style:family="text">
      <style:text-properties fo:language="en" fo:country="US"/>
    </style:style>
    <style:style style:name="T882" style:parent-style-name="DefaultParagraphFont" style:family="text">
      <style:text-properties fo:language="en" fo:country="US"/>
    </style:style>
    <style:style style:name="T883" style:parent-style-name="DefaultParagraphFont" style:family="text">
      <style:text-properties fo:language="en" fo:country="US"/>
    </style:style>
    <style:style style:name="T884" style:parent-style-name="DefaultParagraphFont" style:family="text">
      <style:text-properties fo:language="en" fo:country="US"/>
    </style:style>
    <style:style style:name="T885" style:parent-style-name="DefaultParagraphFont" style:family="text">
      <style:text-properties fo:language="en" fo:country="US"/>
    </style:style>
    <style:style style:name="T886" style:parent-style-name="DefaultParagraphFont" style:family="text">
      <style:text-properties fo:language="en" fo:country="US"/>
    </style:style>
    <style:style style:name="T887" style:parent-style-name="DefaultParagraphFont" style:family="text">
      <style:text-properties fo:language="en" fo:country="US"/>
    </style:style>
    <style:style style:name="T888" style:parent-style-name="DefaultParagraphFont" style:family="text">
      <style:text-properties fo:language="en" fo:country="US"/>
    </style:style>
    <style:style style:name="T889" style:parent-style-name="DefaultParagraphFont" style:family="text">
      <style:text-properties fo:language="en" fo:country="US"/>
    </style:style>
    <style:style style:name="T890" style:parent-style-name="DefaultParagraphFont" style:family="text">
      <style:text-properties fo:language="en" fo:country="US"/>
    </style:style>
    <style:style style:name="T891" style:parent-style-name="DefaultParagraphFont" style:family="text">
      <style:text-properties fo:language="en" fo:country="US"/>
    </style:style>
    <style:style style:name="T892" style:parent-style-name="DefaultParagraphFont" style:family="text">
      <style:text-properties fo:language="en" fo:country="US"/>
    </style:style>
    <style:style style:name="T893" style:parent-style-name="DefaultParagraphFont" style:family="text">
      <style:text-properties fo:language="en" fo:country="US"/>
    </style:style>
    <style:style style:name="T894" style:parent-style-name="DefaultParagraphFont" style:family="text">
      <style:text-properties fo:font-style="italic" style:font-style-asian="italic" style:font-style-complex="italic"/>
    </style:style>
    <style:style style:name="T895" style:parent-style-name="DefaultParagraphFont" style:family="text">
      <style:text-properties fo:language="en" fo:country="US"/>
    </style:style>
    <style:style style:name="T896" style:parent-style-name="DefaultParagraphFont" style:family="text">
      <style:text-properties fo:language="en" fo:country="US"/>
    </style:style>
    <style:style style:name="T897" style:parent-style-name="DefaultParagraphFont" style:family="text">
      <style:text-properties fo:language="en" fo:country="US"/>
    </style:style>
    <style:style style:name="T898" style:parent-style-name="DefaultParagraphFont" style:family="text">
      <style:text-properties fo:language="en" fo:country="US"/>
    </style:style>
    <style:style style:name="T899" style:parent-style-name="DefaultParagraphFont" style:family="text">
      <style:text-properties fo:language="en" fo:country="US"/>
    </style:style>
    <style:style style:name="T900" style:parent-style-name="DefaultParagraphFont" style:family="text">
      <style:text-properties fo:language="en" fo:country="US"/>
    </style:style>
    <style:style style:name="T901" style:parent-style-name="DefaultParagraphFont" style:family="text">
      <style:text-properties fo:font-style="italic" style:font-style-asian="italic" style:font-style-complex="italic"/>
    </style:style>
    <style:style style:name="T902" style:parent-style-name="DefaultParagraphFont" style:family="text">
      <style:text-properties fo:language="en" fo:country="US"/>
    </style:style>
    <style:style style:name="T903" style:parent-style-name="DefaultParagraphFont" style:family="text">
      <style:text-properties fo:language="en" fo:country="US"/>
    </style:style>
    <style:style style:name="T904" style:parent-style-name="DefaultParagraphFont" style:family="text">
      <style:text-properties fo:language="en" fo:country="US"/>
    </style:style>
    <style:style style:name="T905" style:parent-style-name="DefaultParagraphFont" style:family="text">
      <style:text-properties fo:language="en" fo:country="US"/>
    </style:style>
    <style:style style:name="T906" style:parent-style-name="DefaultParagraphFont" style:family="text">
      <style:text-properties fo:language="en" fo:country="US"/>
    </style:style>
    <style:style style:name="T907" style:parent-style-name="DefaultParagraphFont" style:family="text">
      <style:text-properties fo:language="en" fo:country="US"/>
    </style:style>
    <style:style style:name="T908" style:parent-style-name="DefaultParagraphFont" style:family="text">
      <style:text-properties fo:language="en" fo:country="US"/>
    </style:style>
    <style:style style:name="T909" style:parent-style-name="DefaultParagraphFont" style:family="text">
      <style:text-properties fo:language="en" fo:country="US"/>
    </style:style>
    <style:style style:name="T910" style:parent-style-name="DefaultParagraphFont" style:family="text">
      <style:text-properties fo:language="en" fo:country="US"/>
    </style:style>
    <style:style style:name="T911" style:parent-style-name="DefaultParagraphFont" style:family="text">
      <style:text-properties fo:language="en" fo:country="US"/>
    </style:style>
    <style:style style:name="T912" style:parent-style-name="DefaultParagraphFont" style:family="text">
      <style:text-properties fo:language="en" fo:country="US"/>
    </style:style>
    <style:style style:name="T913" style:parent-style-name="DefaultParagraphFont" style:family="text">
      <style:text-properties fo:language="en" fo:country="US"/>
    </style:style>
    <style:style style:name="T914" style:parent-style-name="DefaultParagraphFont" style:family="text">
      <style:text-properties fo:language="en" fo:country="US"/>
    </style:style>
    <style:style style:name="T915" style:parent-style-name="DefaultParagraphFont" style:family="text">
      <style:text-properties fo:language="en" fo:country="US"/>
    </style:style>
    <style:style style:name="T916" style:parent-style-name="DefaultParagraphFont" style:family="text">
      <style:text-properties fo:language="en" fo:country="US"/>
    </style:style>
    <style:style style:name="T917" style:parent-style-name="DefaultParagraphFont" style:family="text">
      <style:text-properties fo:language="en" fo:country="US"/>
    </style:style>
    <style:style style:name="T918" style:parent-style-name="DefaultParagraphFont" style:family="text">
      <style:text-properties fo:language="en" fo:country="US"/>
    </style:style>
    <style:style style:name="T919" style:parent-style-name="DefaultParagraphFont" style:family="text">
      <style:text-properties fo:language="en" fo:country="US"/>
    </style:style>
    <style:style style:name="T920" style:parent-style-name="DefaultParagraphFont" style:family="text">
      <style:text-properties fo:font-style="italic" style:font-style-asian="italic" style:font-style-complex="italic"/>
    </style:style>
    <style:style style:name="T921" style:parent-style-name="DefaultParagraphFont" style:family="text">
      <style:text-properties fo:language="en" fo:country="US"/>
    </style:style>
    <style:style style:name="T922" style:parent-style-name="DefaultParagraphFont" style:family="text">
      <style:text-properties fo:language="en" fo:country="US"/>
    </style:style>
    <style:style style:name="T923" style:parent-style-name="DefaultParagraphFont" style:family="text">
      <style:text-properties fo:language="en" fo:country="US"/>
    </style:style>
    <style:style style:name="T924" style:parent-style-name="DefaultParagraphFont" style:family="text">
      <style:text-properties fo:font-style="italic" style:font-style-asian="italic" style:font-style-complex="italic"/>
    </style:style>
    <style:style style:name="T925" style:parent-style-name="DefaultParagraphFont" style:family="text">
      <style:text-properties fo:language="en" fo:country="US"/>
    </style:style>
    <style:style style:name="T926" style:parent-style-name="DefaultParagraphFont" style:family="text">
      <style:text-properties fo:language="en" fo:country="US"/>
    </style:style>
    <style:style style:name="T927" style:parent-style-name="DefaultParagraphFont" style:family="text">
      <style:text-properties fo:language="en" fo:country="US"/>
    </style:style>
    <style:style style:name="T928" style:parent-style-name="DefaultParagraphFont" style:family="text">
      <style:text-properties fo:language="en" fo:country="US"/>
    </style:style>
    <style:style style:name="T929" style:parent-style-name="DefaultParagraphFont" style:family="text">
      <style:text-properties fo:language="en" fo:country="US"/>
    </style:style>
    <style:style style:name="T930" style:parent-style-name="DefaultParagraphFont" style:family="text">
      <style:text-properties fo:language="en" fo:country="US"/>
    </style:style>
    <style:style style:name="T931" style:parent-style-name="DefaultParagraphFont" style:family="text">
      <style:text-properties fo:language="en" fo:country="US"/>
    </style:style>
    <style:style style:name="T932" style:parent-style-name="DefaultParagraphFont" style:family="text">
      <style:text-properties fo:font-style="italic" style:font-style-asian="italic" style:font-style-complex="italic"/>
    </style:style>
    <style:style style:name="T933" style:parent-style-name="DefaultParagraphFont" style:family="text">
      <style:text-properties fo:font-style="italic" style:font-style-asian="italic" style:font-style-complex="italic" fo:language="en" fo:country="US"/>
    </style:style>
    <style:style style:name="T934" style:parent-style-name="DefaultParagraphFont" style:family="text">
      <style:text-properties fo:font-style="italic" style:font-style-asian="italic" style:font-style-complex="italic"/>
    </style:style>
    <style:style style:name="T935" style:parent-style-name="DefaultParagraphFont" style:family="text">
      <style:text-properties fo:language="en" fo:country="US"/>
    </style:style>
    <style:style style:name="T936" style:parent-style-name="DefaultParagraphFont" style:family="text">
      <style:text-properties fo:language="en" fo:country="US"/>
    </style:style>
    <style:style style:name="T937" style:parent-style-name="DefaultParagraphFont" style:family="text">
      <style:text-properties fo:language="en" fo:country="US"/>
    </style:style>
    <style:style style:name="T938" style:parent-style-name="DefaultParagraphFont" style:family="text">
      <style:text-properties fo:language="en" fo:country="US"/>
    </style:style>
    <style:style style:name="T939" style:parent-style-name="DefaultParagraphFont" style:family="text">
      <style:text-properties fo:font-style="italic" style:font-style-asian="italic" style:font-style-complex="italic"/>
    </style:style>
    <style:style style:name="T940" style:parent-style-name="DefaultParagraphFont" style:family="text">
      <style:text-properties fo:language="en" fo:country="US"/>
    </style:style>
    <style:style style:name="T941" style:parent-style-name="DefaultParagraphFont" style:family="text">
      <style:text-properties fo:language="en" fo:country="US"/>
    </style:style>
    <style:style style:name="T942" style:parent-style-name="DefaultParagraphFont" style:family="text">
      <style:text-properties fo:language="en" fo:country="US"/>
    </style:style>
    <style:style style:name="T943" style:parent-style-name="DefaultParagraphFont" style:family="text">
      <style:text-properties fo:language="en" fo:country="US"/>
    </style:style>
    <style:style style:name="T944" style:parent-style-name="DefaultParagraphFont" style:family="text">
      <style:text-properties fo:language="en" fo:country="US"/>
    </style:style>
    <style:style style:name="T945" style:parent-style-name="DefaultParagraphFont" style:family="text">
      <style:text-properties fo:language="en" fo:country="US"/>
    </style:style>
    <style:style style:name="T946" style:parent-style-name="DefaultParagraphFont" style:family="text">
      <style:text-properties fo:language="en" fo:country="US"/>
    </style:style>
    <style:style style:name="T947" style:parent-style-name="DefaultParagraphFont" style:family="text">
      <style:text-properties fo:language="en" fo:country="US"/>
    </style:style>
    <style:style style:name="T948" style:parent-style-name="DefaultParagraphFont" style:family="text">
      <style:text-properties fo:language="en" fo:country="US"/>
    </style:style>
    <style:style style:name="T949" style:parent-style-name="DefaultParagraphFont" style:family="text">
      <style:text-properties fo:language="en" fo:country="US"/>
    </style:style>
    <style:style style:name="T950" style:parent-style-name="DefaultParagraphFont" style:family="text">
      <style:text-properties fo:language="en" fo:country="US"/>
    </style:style>
    <style:style style:name="T951" style:parent-style-name="DefaultParagraphFont" style:family="text">
      <style:text-properties fo:language="en" fo:country="US"/>
    </style:style>
    <style:style style:name="T952" style:parent-style-name="DefaultParagraphFont" style:family="text">
      <style:text-properties fo:language="en" fo:country="US"/>
    </style:style>
    <style:style style:name="T953" style:parent-style-name="DefaultParagraphFont" style:family="text">
      <style:text-properties fo:language="en" fo:country="US"/>
    </style:style>
    <style:style style:name="T954" style:parent-style-name="DefaultParagraphFont" style:family="text">
      <style:text-properties fo:language="en" fo:country="US"/>
    </style:style>
    <style:style style:name="T955" style:parent-style-name="DefaultParagraphFont" style:family="text">
      <style:text-properties fo:language="en" fo:country="US"/>
    </style:style>
    <style:style style:name="T956" style:parent-style-name="DefaultParagraphFont" style:family="text">
      <style:text-properties fo:language="en" fo:country="US"/>
    </style:style>
    <style:style style:name="T957" style:parent-style-name="DefaultParagraphFont" style:family="text">
      <style:text-properties fo:language="en" fo:country="US"/>
    </style:style>
    <style:style style:name="T958" style:parent-style-name="DefaultParagraphFont" style:family="text">
      <style:text-properties fo:font-style="italic" style:font-style-asian="italic" style:font-style-complex="italic"/>
    </style:style>
    <style:style style:name="T959" style:parent-style-name="DefaultParagraphFont" style:family="text">
      <style:text-properties fo:language="en" fo:country="US"/>
    </style:style>
    <style:style style:name="T960" style:parent-style-name="DefaultParagraphFont" style:family="text">
      <style:text-properties fo:language="en" fo:country="US"/>
    </style:style>
    <style:style style:name="T961" style:parent-style-name="DefaultParagraphFont" style:family="text">
      <style:text-properties fo:font-style="italic" style:font-style-asian="italic" style:font-style-complex="italic"/>
    </style:style>
    <style:style style:name="T962" style:parent-style-name="DefaultParagraphFont" style:family="text">
      <style:text-properties fo:language="en" fo:country="US"/>
    </style:style>
    <style:style style:name="T963" style:parent-style-name="DefaultParagraphFont" style:family="text">
      <style:text-properties fo:language="en" fo:country="US"/>
    </style:style>
    <style:style style:name="T964" style:parent-style-name="DefaultParagraphFont" style:family="text">
      <style:text-properties fo:language="en" fo:country="US"/>
    </style:style>
    <style:style style:name="T965" style:parent-style-name="DefaultParagraphFont" style:family="text">
      <style:text-properties fo:language="en" fo:country="US"/>
    </style:style>
    <style:style style:name="T966" style:parent-style-name="DefaultParagraphFont" style:family="text">
      <style:text-properties fo:font-style="italic" style:font-style-asian="italic" style:font-style-complex="italic"/>
    </style:style>
    <style:style style:name="T967" style:parent-style-name="DefaultParagraphFont" style:family="text">
      <style:text-properties fo:language="en" fo:country="US"/>
    </style:style>
    <style:style style:name="T968" style:parent-style-name="DefaultParagraphFont" style:family="text">
      <style:text-properties fo:font-style="italic" style:font-style-asian="italic" style:font-style-complex="italic"/>
    </style:style>
    <style:style style:name="T969" style:parent-style-name="DefaultParagraphFont" style:family="text">
      <style:text-properties fo:language="en" fo:country="US"/>
    </style:style>
    <style:style style:name="T970" style:parent-style-name="DefaultParagraphFont" style:family="text">
      <style:text-properties fo:language="en" fo:country="US"/>
    </style:style>
    <style:style style:name="T971" style:parent-style-name="DefaultParagraphFont" style:family="text">
      <style:text-properties fo:language="en" fo:country="US"/>
    </style:style>
    <style:style style:name="T972" style:parent-style-name="DefaultParagraphFont" style:family="text">
      <style:text-properties fo:language="en" fo:country="US"/>
    </style:style>
    <style:style style:name="T973" style:parent-style-name="DefaultParagraphFont" style:family="text">
      <style:text-properties fo:language="en" fo:country="US"/>
    </style:style>
    <style:style style:name="T974" style:parent-style-name="DefaultParagraphFont" style:family="text">
      <style:text-properties fo:language="en" fo:country="US"/>
    </style:style>
    <style:style style:name="T975" style:parent-style-name="DefaultParagraphFont" style:family="text">
      <style:text-properties fo:language="en" fo:country="US"/>
    </style:style>
    <style:style style:name="T976" style:parent-style-name="DefaultParagraphFont" style:family="text">
      <style:text-properties fo:language="en" fo:country="US"/>
    </style:style>
    <style:style style:name="T977" style:parent-style-name="DefaultParagraphFont" style:family="text">
      <style:text-properties fo:language="en" fo:country="US"/>
    </style:style>
    <style:style style:name="T978" style:parent-style-name="DefaultParagraphFont" style:family="text">
      <style:text-properties fo:language="en" fo:country="US"/>
    </style:style>
    <style:style style:name="T979" style:parent-style-name="DefaultParagraphFont" style:family="text">
      <style:text-properties fo:language="en" fo:country="US"/>
    </style:style>
    <style:style style:name="T980" style:parent-style-name="DefaultParagraphFont" style:family="text">
      <style:text-properties fo:language="en" fo:country="US"/>
    </style:style>
    <style:style style:name="T981" style:parent-style-name="DefaultParagraphFont" style:family="text">
      <style:text-properties fo:language="en" fo:country="US"/>
    </style:style>
    <style:style style:name="T982" style:parent-style-name="DefaultParagraphFont" style:family="text">
      <style:text-properties fo:language="en" fo:country="US"/>
    </style:style>
    <style:style style:name="T983" style:parent-style-name="DefaultParagraphFont" style:family="text">
      <style:text-properties fo:language="en" fo:country="US"/>
    </style:style>
    <style:style style:name="T984" style:parent-style-name="DefaultParagraphFont" style:family="text">
      <style:text-properties fo:font-style="italic" style:font-style-asian="italic" style:font-style-complex="italic"/>
    </style:style>
    <style:style style:name="T985" style:parent-style-name="DefaultParagraphFont" style:family="text">
      <style:text-properties fo:language="en" fo:country="US"/>
    </style:style>
    <style:style style:name="T986" style:parent-style-name="DefaultParagraphFont" style:family="text">
      <style:text-properties fo:language="en" fo:country="US"/>
    </style:style>
    <style:style style:name="T987" style:parent-style-name="DefaultParagraphFont" style:family="text">
      <style:text-properties fo:language="en" fo:country="US"/>
    </style:style>
    <style:style style:name="T988" style:parent-style-name="DefaultParagraphFont" style:family="text">
      <style:text-properties fo:language="en" fo:country="US"/>
    </style:style>
    <style:style style:name="T989" style:parent-style-name="DefaultParagraphFont" style:family="text">
      <style:text-properties fo:language="en" fo:country="US"/>
    </style:style>
    <style:style style:name="T990" style:parent-style-name="DefaultParagraphFont" style:family="text">
      <style:text-properties fo:language="en" fo:country="US"/>
    </style:style>
    <style:style style:name="T991" style:parent-style-name="DefaultParagraphFont" style:family="text">
      <style:text-properties fo:language="en" fo:country="US"/>
    </style:style>
    <style:style style:name="T992" style:parent-style-name="DefaultParagraphFont" style:family="text">
      <style:text-properties fo:language="en" fo:country="US"/>
    </style:style>
    <style:style style:name="T993" style:parent-style-name="DefaultParagraphFont" style:family="text">
      <style:text-properties fo:language="en" fo:country="US"/>
    </style:style>
    <style:style style:name="T994" style:parent-style-name="DefaultParagraphFont" style:family="text">
      <style:text-properties fo:language="en" fo:country="US"/>
    </style:style>
    <style:style style:name="T995" style:parent-style-name="DefaultParagraphFont" style:family="text">
      <style:text-properties fo:language="en" fo:country="US"/>
    </style:style>
    <style:style style:name="T996" style:parent-style-name="DefaultParagraphFont" style:family="text">
      <style:text-properties fo:language="en" fo:country="US"/>
    </style:style>
    <style:style style:name="T997" style:parent-style-name="DefaultParagraphFont" style:family="text">
      <style:text-properties fo:language="en" fo:country="US"/>
    </style:style>
    <style:style style:name="T998" style:parent-style-name="DefaultParagraphFont" style:family="text">
      <style:text-properties fo:language="en" fo:country="US"/>
    </style:style>
    <style:style style:name="T999" style:parent-style-name="DefaultParagraphFont" style:family="text">
      <style:text-properties fo:language="en" fo:country="US"/>
    </style:style>
    <style:style style:name="T1000" style:parent-style-name="DefaultParagraphFont" style:family="text">
      <style:text-properties fo:font-style="italic" style:font-style-asian="italic" style:font-style-complex="italic"/>
    </style:style>
    <style:style style:name="T1001" style:parent-style-name="DefaultParagraphFont" style:family="text">
      <style:text-properties fo:language="en" fo:country="US"/>
    </style:style>
    <style:style style:name="T1002" style:parent-style-name="DefaultParagraphFont" style:family="text">
      <style:text-properties fo:language="en" fo:country="US"/>
    </style:style>
    <style:style style:name="T1003" style:parent-style-name="DefaultParagraphFont" style:family="text">
      <style:text-properties fo:language="en" fo:country="US"/>
    </style:style>
    <style:style style:name="T1004" style:parent-style-name="DefaultParagraphFont" style:family="text">
      <style:text-properties fo:language="en" fo:country="US"/>
    </style:style>
    <style:style style:name="T1005" style:parent-style-name="DefaultParagraphFont" style:family="text">
      <style:text-properties fo:language="en" fo:country="US"/>
    </style:style>
    <style:style style:name="T1006" style:parent-style-name="DefaultParagraphFont" style:family="text">
      <style:text-properties fo:language="en" fo:country="US"/>
    </style:style>
    <style:style style:name="T1007" style:parent-style-name="DefaultParagraphFont" style:family="text">
      <style:text-properties fo:language="en" fo:country="US"/>
    </style:style>
    <style:style style:name="T1008" style:parent-style-name="DefaultParagraphFont" style:family="text">
      <style:text-properties fo:language="en" fo:country="US"/>
    </style:style>
    <style:style style:name="T1009" style:parent-style-name="DefaultParagraphFont" style:family="text">
      <style:text-properties fo:font-style="italic" style:font-style-asian="italic" style:font-style-complex="italic"/>
    </style:style>
    <style:style style:name="T1010" style:parent-style-name="DefaultParagraphFont" style:family="text">
      <style:text-properties fo:language="en" fo:country="US"/>
    </style:style>
    <style:style style:name="T1011" style:parent-style-name="DefaultParagraphFont" style:family="text">
      <style:text-properties fo:language="en" fo:country="US"/>
    </style:style>
    <style:style style:name="T1012" style:parent-style-name="DefaultParagraphFont" style:family="text">
      <style:text-properties fo:language="en" fo:country="US"/>
    </style:style>
    <style:style style:name="T1013" style:parent-style-name="DefaultParagraphFont" style:family="text">
      <style:text-properties fo:language="en" fo:country="US"/>
    </style:style>
    <style:style style:name="T1014" style:parent-style-name="DefaultParagraphFont" style:family="text">
      <style:text-properties fo:language="en" fo:country="US"/>
    </style:style>
    <style:style style:name="T1015" style:parent-style-name="DefaultParagraphFont" style:family="text">
      <style:text-properties fo:language="en" fo:country="US"/>
    </style:style>
    <style:style style:name="T1016" style:parent-style-name="DefaultParagraphFont" style:family="text">
      <style:text-properties fo:language="en" fo:country="US"/>
    </style:style>
    <style:style style:name="T1017" style:parent-style-name="DefaultParagraphFont" style:family="text">
      <style:text-properties fo:language="en" fo:country="US"/>
    </style:style>
    <style:style style:name="T1018" style:parent-style-name="DefaultParagraphFont" style:family="text">
      <style:text-properties fo:language="en" fo:country="US"/>
    </style:style>
    <style:style style:name="T1019" style:parent-style-name="DefaultParagraphFont" style:family="text">
      <style:text-properties fo:language="en" fo:country="US"/>
    </style:style>
    <style:style style:name="T1020" style:parent-style-name="DefaultParagraphFont" style:family="text">
      <style:text-properties fo:font-style="italic" style:font-style-asian="italic" style:font-style-complex="italic"/>
    </style:style>
    <style:style style:name="T1021" style:parent-style-name="DefaultParagraphFont" style:family="text">
      <style:text-properties fo:language="en" fo:country="US"/>
    </style:style>
    <style:style style:name="T1022" style:parent-style-name="DefaultParagraphFont" style:family="text">
      <style:text-properties fo:font-style="italic" style:font-style-asian="italic" style:font-style-complex="italic"/>
    </style:style>
    <style:style style:name="T1023" style:parent-style-name="DefaultParagraphFont" style:family="text">
      <style:text-properties fo:language="en" fo:country="US"/>
    </style:style>
    <style:style style:name="T1024" style:parent-style-name="DefaultParagraphFont" style:family="text">
      <style:text-properties fo:language="en" fo:country="US"/>
    </style:style>
    <style:style style:name="T1025" style:parent-style-name="DefaultParagraphFont" style:family="text">
      <style:text-properties fo:language="en" fo:country="US"/>
    </style:style>
    <style:style style:name="T1026" style:parent-style-name="DefaultParagraphFont" style:family="text">
      <style:text-properties fo:language="en" fo:country="US"/>
    </style:style>
    <style:style style:name="T1027" style:parent-style-name="DefaultParagraphFont" style:family="text">
      <style:text-properties fo:language="en" fo:country="US"/>
    </style:style>
    <style:style style:name="T1028" style:parent-style-name="DefaultParagraphFont" style:family="text">
      <style:text-properties fo:language="en" fo:country="US"/>
    </style:style>
    <style:style style:name="T1029" style:parent-style-name="DefaultParagraphFont" style:family="text">
      <style:text-properties fo:language="en" fo:country="US"/>
    </style:style>
    <style:style style:name="T1030" style:parent-style-name="DefaultParagraphFont" style:family="text">
      <style:text-properties fo:language="en" fo:country="US"/>
    </style:style>
    <style:style style:name="T1031" style:parent-style-name="DefaultParagraphFont" style:family="text">
      <style:text-properties fo:language="en" fo:country="US"/>
    </style:style>
    <style:style style:name="T1032" style:parent-style-name="DefaultParagraphFont" style:family="text">
      <style:text-properties fo:language="en" fo:country="US"/>
    </style:style>
    <style:style style:name="T1033" style:parent-style-name="DefaultParagraphFont" style:family="text">
      <style:text-properties fo:language="en" fo:country="US"/>
    </style:style>
    <style:style style:name="T1034" style:parent-style-name="DefaultParagraphFont" style:family="text">
      <style:text-properties fo:font-style="italic" style:font-style-asian="italic" style:font-style-complex="italic"/>
    </style:style>
    <style:style style:name="T1035" style:parent-style-name="DefaultParagraphFont" style:family="text">
      <style:text-properties fo:language="en" fo:country="US"/>
    </style:style>
    <style:style style:name="T1036" style:parent-style-name="DefaultParagraphFont" style:family="text">
      <style:text-properties fo:language="en" fo:country="US"/>
    </style:style>
    <style:style style:name="T1037" style:parent-style-name="DefaultParagraphFont" style:family="text">
      <style:text-properties fo:language="en" fo:country="US"/>
    </style:style>
    <style:style style:name="T1038" style:parent-style-name="DefaultParagraphFont" style:family="text">
      <style:text-properties fo:language="en" fo:country="US"/>
    </style:style>
    <style:style style:name="T1039" style:parent-style-name="DefaultParagraphFont" style:family="text">
      <style:text-properties fo:language="en" fo:country="US"/>
    </style:style>
    <style:style style:name="T1040" style:parent-style-name="DefaultParagraphFont" style:family="text">
      <style:text-properties fo:font-style="italic" style:font-style-asian="italic" style:font-style-complex="italic"/>
    </style:style>
    <style:style style:name="T1041" style:parent-style-name="DefaultParagraphFont" style:family="text">
      <style:text-properties fo:language="en" fo:country="US"/>
    </style:style>
    <style:style style:name="T1042" style:parent-style-name="DefaultParagraphFont" style:family="text">
      <style:text-properties fo:language="en" fo:country="US"/>
    </style:style>
    <style:style style:name="T1043" style:parent-style-name="DefaultParagraphFont" style:family="text">
      <style:text-properties fo:language="en" fo:country="US"/>
    </style:style>
    <style:style style:name="T1044" style:parent-style-name="DefaultParagraphFont" style:family="text">
      <style:text-properties fo:language="en" fo:country="US"/>
    </style:style>
    <style:style style:name="T1045" style:parent-style-name="DefaultParagraphFont" style:family="text">
      <style:text-properties fo:language="en" fo:country="US"/>
    </style:style>
    <style:style style:name="T1046" style:parent-style-name="DefaultParagraphFont" style:family="text">
      <style:text-properties fo:language="en" fo:country="US"/>
    </style:style>
    <style:style style:name="T1047" style:parent-style-name="DefaultParagraphFont" style:family="text">
      <style:text-properties fo:language="en" fo:country="US"/>
    </style:style>
    <style:style style:name="T1048" style:parent-style-name="DefaultParagraphFont" style:family="text">
      <style:text-properties fo:language="en" fo:country="US"/>
    </style:style>
    <style:style style:name="T1049" style:parent-style-name="DefaultParagraphFont" style:family="text">
      <style:text-properties fo:font-style="italic" style:font-style-asian="italic" style:font-style-complex="italic"/>
    </style:style>
    <style:style style:name="T1050" style:parent-style-name="DefaultParagraphFont" style:family="text">
      <style:text-properties fo:language="en" fo:country="US"/>
    </style:style>
    <style:style style:name="T1051" style:parent-style-name="DefaultParagraphFont" style:family="text">
      <style:text-properties fo:language="en" fo:country="US"/>
    </style:style>
    <style:style style:name="T1052" style:parent-style-name="DefaultParagraphFont" style:family="text">
      <style:text-properties fo:language="en" fo:country="US"/>
    </style:style>
    <style:style style:name="T1053" style:parent-style-name="DefaultParagraphFont" style:family="text">
      <style:text-properties fo:language="en" fo:country="US"/>
    </style:style>
    <style:style style:name="T1054" style:parent-style-name="DefaultParagraphFont" style:family="text">
      <style:text-properties fo:language="en" fo:country="US"/>
    </style:style>
    <style:style style:name="T1055" style:parent-style-name="DefaultParagraphFont" style:family="text">
      <style:text-properties fo:language="en" fo:country="US"/>
    </style:style>
    <style:style style:name="T1056" style:parent-style-name="DefaultParagraphFont" style:family="text">
      <style:text-properties fo:font-style="italic" style:font-style-asian="italic" style:font-style-complex="italic"/>
    </style:style>
    <style:style style:name="T1057" style:parent-style-name="DefaultParagraphFont" style:family="text">
      <style:text-properties fo:language="en" fo:country="US"/>
    </style:style>
    <style:style style:name="T1058" style:parent-style-name="DefaultParagraphFont" style:family="text">
      <style:text-properties fo:language="en" fo:country="US"/>
    </style:style>
    <style:style style:name="T1059" style:parent-style-name="DefaultParagraphFont" style:family="text">
      <style:text-properties fo:language="en" fo:country="US"/>
    </style:style>
    <style:style style:name="T1060" style:parent-style-name="DefaultParagraphFont" style:family="text">
      <style:text-properties fo:language="en" fo:country="US"/>
    </style:style>
    <style:style style:name="T1061" style:parent-style-name="DefaultParagraphFont" style:family="text">
      <style:text-properties fo:language="en" fo:country="US"/>
    </style:style>
    <style:style style:name="T1062" style:parent-style-name="DefaultParagraphFont" style:family="text">
      <style:text-properties fo:language="en" fo:country="US"/>
    </style:style>
    <style:style style:name="T1063" style:parent-style-name="DefaultParagraphFont" style:family="text">
      <style:text-properties fo:language="en" fo:country="US"/>
    </style:style>
    <style:style style:name="T1064" style:parent-style-name="DefaultParagraphFont" style:family="text">
      <style:text-properties fo:language="en" fo:country="US"/>
    </style:style>
    <style:style style:name="T1065" style:parent-style-name="DefaultParagraphFont" style:family="text">
      <style:text-properties fo:language="en" fo:country="US"/>
    </style:style>
    <style:style style:name="T1066" style:parent-style-name="DefaultParagraphFont" style:family="text">
      <style:text-properties fo:font-style="italic" style:font-style-asian="italic" style:font-style-complex="italic"/>
    </style:style>
    <style:style style:name="T1067" style:parent-style-name="DefaultParagraphFont" style:family="text">
      <style:text-properties fo:language="en" fo:country="US"/>
    </style:style>
    <style:style style:name="T1068" style:parent-style-name="DefaultParagraphFont" style:family="text">
      <style:text-properties fo:language="en" fo:country="US"/>
    </style:style>
    <style:style style:name="T1069" style:parent-style-name="DefaultParagraphFont" style:family="text">
      <style:text-properties fo:language="en" fo:country="US"/>
    </style:style>
    <style:style style:name="T1070" style:parent-style-name="DefaultParagraphFont" style:family="text">
      <style:text-properties fo:language="en" fo:country="US"/>
    </style:style>
    <style:style style:name="T1071" style:parent-style-name="DefaultParagraphFont" style:family="text">
      <style:text-properties fo:language="en" fo:country="US"/>
    </style:style>
    <style:style style:name="T1072" style:parent-style-name="DefaultParagraphFont" style:family="text">
      <style:text-properties fo:language="en" fo:country="US"/>
    </style:style>
    <style:style style:name="T1073" style:parent-style-name="DefaultParagraphFont" style:family="text">
      <style:text-properties fo:language="en" fo:country="US"/>
    </style:style>
    <style:style style:name="T1074" style:parent-style-name="DefaultParagraphFont" style:family="text">
      <style:text-properties fo:font-style="italic" style:font-style-asian="italic" style:font-style-complex="italic"/>
    </style:style>
    <style:style style:name="T1075" style:parent-style-name="DefaultParagraphFont" style:family="text">
      <style:text-properties fo:language="en" fo:country="US"/>
    </style:style>
    <style:style style:name="T1076" style:parent-style-name="DefaultParagraphFont" style:family="text">
      <style:text-properties fo:language="en" fo:country="US"/>
    </style:style>
    <style:style style:name="T1077" style:parent-style-name="DefaultParagraphFont" style:family="text">
      <style:text-properties fo:language="en" fo:country="US"/>
    </style:style>
    <style:style style:name="T1078" style:parent-style-name="DefaultParagraphFont" style:family="text">
      <style:text-properties fo:language="en" fo:country="US"/>
    </style:style>
    <style:style style:name="T1079" style:parent-style-name="DefaultParagraphFont" style:family="text">
      <style:text-properties fo:font-style="italic" style:font-style-asian="italic" style:font-style-complex="italic"/>
    </style:style>
    <style:style style:name="T1080" style:parent-style-name="DefaultParagraphFont" style:family="text">
      <style:text-properties fo:language="en" fo:country="US"/>
    </style:style>
    <style:style style:name="T1081" style:parent-style-name="DefaultParagraphFont" style:family="text">
      <style:text-properties fo:language="en" fo:country="US"/>
    </style:style>
    <style:style style:name="T1082" style:parent-style-name="DefaultParagraphFont" style:family="text">
      <style:text-properties fo:language="en" fo:country="US"/>
    </style:style>
    <style:style style:name="T1083" style:parent-style-name="DefaultParagraphFont" style:family="text">
      <style:text-properties fo:language="en" fo:country="US"/>
    </style:style>
    <style:style style:name="T1084" style:parent-style-name="DefaultParagraphFont" style:family="text">
      <style:text-properties fo:language="en" fo:country="US"/>
    </style:style>
    <style:style style:name="T1085" style:parent-style-name="DefaultParagraphFont" style:family="text">
      <style:text-properties fo:font-style="italic" style:font-style-asian="italic" style:font-style-complex="italic"/>
    </style:style>
    <style:style style:name="T1086" style:parent-style-name="DefaultParagraphFont" style:family="text">
      <style:text-properties fo:language="en" fo:country="US"/>
    </style:style>
    <style:style style:name="T1087" style:parent-style-name="DefaultParagraphFont" style:family="text">
      <style:text-properties fo:font-style="italic" style:font-style-asian="italic" style:font-style-complex="italic"/>
    </style:style>
    <style:style style:name="T1088" style:parent-style-name="DefaultParagraphFont" style:family="text">
      <style:text-properties fo:language="en" fo:country="US"/>
    </style:style>
    <style:style style:name="T1089" style:parent-style-name="DefaultParagraphFont" style:family="text">
      <style:text-properties fo:language="en" fo:country="US"/>
    </style:style>
    <style:style style:name="T1090" style:parent-style-name="DefaultParagraphFont" style:family="text">
      <style:text-properties fo:language="en" fo:country="US"/>
    </style:style>
    <style:style style:name="T1091" style:parent-style-name="DefaultParagraphFont" style:family="text">
      <style:text-properties fo:language="en" fo:country="US"/>
    </style:style>
    <style:style style:name="T1092" style:parent-style-name="DefaultParagraphFont" style:family="text">
      <style:text-properties fo:language="en" fo:country="US"/>
    </style:style>
    <style:style style:name="T1093" style:parent-style-name="DefaultParagraphFont" style:family="text">
      <style:text-properties fo:language="en" fo:country="US"/>
    </style:style>
    <style:style style:name="T1094" style:parent-style-name="DefaultParagraphFont" style:family="text">
      <style:text-properties fo:language="en" fo:country="US"/>
    </style:style>
    <style:style style:name="T1095" style:parent-style-name="DefaultParagraphFont" style:family="text">
      <style:text-properties fo:language="en" fo:country="US"/>
    </style:style>
    <style:style style:name="T1096" style:parent-style-name="DefaultParagraphFont" style:family="text">
      <style:text-properties fo:language="en" fo:country="US"/>
    </style:style>
    <style:style style:name="T1097" style:parent-style-name="DefaultParagraphFont" style:family="text">
      <style:text-properties fo:language="en" fo:country="US"/>
    </style:style>
    <style:style style:name="T1098" style:parent-style-name="DefaultParagraphFont" style:family="text">
      <style:text-properties fo:font-style="italic" style:font-style-asian="italic" style:font-style-complex="italic"/>
    </style:style>
    <style:style style:name="T1099" style:parent-style-name="DefaultParagraphFont" style:family="text">
      <style:text-properties fo:language="en" fo:country="US"/>
    </style:style>
    <style:style style:name="T1100" style:parent-style-name="DefaultParagraphFont" style:family="text">
      <style:text-properties fo:language="en" fo:country="US"/>
    </style:style>
    <style:style style:name="T1101" style:parent-style-name="DefaultParagraphFont" style:family="text">
      <style:text-properties fo:language="en" fo:country="US"/>
    </style:style>
    <style:style style:name="T1102" style:parent-style-name="DefaultParagraphFont" style:family="text">
      <style:text-properties fo:language="en" fo:country="US"/>
    </style:style>
    <style:style style:name="T1103" style:parent-style-name="DefaultParagraphFont" style:family="text">
      <style:text-properties fo:language="en" fo:country="US"/>
    </style:style>
    <style:style style:name="T1104" style:parent-style-name="DefaultParagraphFont" style:family="text">
      <style:text-properties fo:font-style="italic" style:font-style-asian="italic" style:font-style-complex="italic"/>
    </style:style>
    <style:style style:name="T1105" style:parent-style-name="DefaultParagraphFont" style:family="text">
      <style:text-properties fo:font-style="italic" style:font-style-asian="italic" style:font-style-complex="italic" fo:language="en" fo:country="US"/>
    </style:style>
    <style:style style:name="T1106" style:parent-style-name="DefaultParagraphFont" style:family="text">
      <style:text-properties fo:font-style="italic" style:font-style-asian="italic" style:font-style-complex="italic"/>
    </style:style>
    <style:style style:name="T1107" style:parent-style-name="DefaultParagraphFont" style:family="text">
      <style:text-properties fo:language="en" fo:country="US"/>
    </style:style>
    <style:style style:name="T1108" style:parent-style-name="DefaultParagraphFont" style:family="text">
      <style:text-properties fo:language="en" fo:country="US"/>
    </style:style>
    <style:style style:name="T1109" style:parent-style-name="DefaultParagraphFont" style:family="text">
      <style:text-properties fo:language="en" fo:country="US"/>
    </style:style>
    <style:style style:name="T1110" style:parent-style-name="DefaultParagraphFont" style:family="text">
      <style:text-properties fo:language="en" fo:country="US"/>
    </style:style>
    <style:style style:name="T1111" style:parent-style-name="DefaultParagraphFont" style:family="text">
      <style:text-properties fo:language="en" fo:country="US"/>
    </style:style>
    <style:style style:name="T1112" style:parent-style-name="DefaultParagraphFont" style:family="text">
      <style:text-properties fo:font-style="italic" style:font-style-asian="italic" style:font-style-complex="italic"/>
    </style:style>
    <style:style style:name="T1113" style:parent-style-name="DefaultParagraphFont" style:family="text">
      <style:text-properties fo:language="en" fo:country="US"/>
    </style:style>
    <style:style style:name="T1114" style:parent-style-name="DefaultParagraphFont" style:family="text">
      <style:text-properties fo:language="en" fo:country="US"/>
    </style:style>
    <style:style style:name="T1115" style:parent-style-name="DefaultParagraphFont" style:family="text">
      <style:text-properties fo:language="en" fo:country="US"/>
    </style:style>
    <style:style style:name="T1116" style:parent-style-name="DefaultParagraphFont" style:family="text">
      <style:text-properties fo:language="en" fo:country="US"/>
    </style:style>
    <style:style style:name="T1117" style:parent-style-name="DefaultParagraphFont" style:family="text">
      <style:text-properties fo:language="en" fo:country="US"/>
    </style:style>
    <style:style style:name="T1118" style:parent-style-name="DefaultParagraphFont" style:family="text">
      <style:text-properties fo:language="en" fo:country="US"/>
    </style:style>
    <style:style style:name="T1119" style:parent-style-name="DefaultParagraphFont" style:family="text">
      <style:text-properties fo:language="en" fo:country="US"/>
    </style:style>
    <style:style style:name="T1120" style:parent-style-name="DefaultParagraphFont" style:family="text">
      <style:text-properties fo:language="en" fo:country="US"/>
    </style:style>
    <style:style style:name="T1121" style:parent-style-name="DefaultParagraphFont" style:family="text">
      <style:text-properties fo:language="en" fo:country="US"/>
    </style:style>
    <style:style style:name="T1122" style:parent-style-name="DefaultParagraphFont" style:family="text">
      <style:text-properties fo:language="en" fo:country="US"/>
    </style:style>
    <style:style style:name="T1123" style:parent-style-name="DefaultParagraphFont" style:family="text">
      <style:text-properties fo:language="en" fo:country="US"/>
    </style:style>
    <style:style style:name="T1124" style:parent-style-name="DefaultParagraphFont" style:family="text">
      <style:text-properties fo:language="en" fo:country="US"/>
    </style:style>
    <style:style style:name="T1125" style:parent-style-name="DefaultParagraphFont" style:family="text">
      <style:text-properties fo:language="en" fo:country="US"/>
    </style:style>
    <style:style style:name="T1126" style:parent-style-name="DefaultParagraphFont" style:family="text">
      <style:text-properties fo:font-style="italic" style:font-style-asian="italic" style:font-style-complex="italic"/>
    </style:style>
    <style:style style:name="T1127" style:parent-style-name="DefaultParagraphFont" style:family="text">
      <style:text-properties fo:language="en" fo:country="US"/>
    </style:style>
    <style:style style:name="T1128" style:parent-style-name="DefaultParagraphFont" style:family="text">
      <style:text-properties fo:language="en" fo:country="US"/>
    </style:style>
    <style:style style:name="T1129" style:parent-style-name="DefaultParagraphFont" style:family="text">
      <style:text-properties fo:language="en" fo:country="US"/>
    </style:style>
    <style:style style:name="T1130" style:parent-style-name="DefaultParagraphFont" style:family="text">
      <style:text-properties fo:language="en" fo:country="US"/>
    </style:style>
    <style:style style:name="T1131" style:parent-style-name="DefaultParagraphFont" style:family="text">
      <style:text-properties fo:language="en" fo:country="US"/>
    </style:style>
    <style:style style:name="T1132" style:parent-style-name="DefaultParagraphFont" style:family="text">
      <style:text-properties fo:language="en" fo:country="US"/>
    </style:style>
    <style:style style:name="T1133" style:parent-style-name="DefaultParagraphFont" style:family="text">
      <style:text-properties fo:language="en" fo:country="US"/>
    </style:style>
    <style:style style:name="T1134" style:parent-style-name="DefaultParagraphFont" style:family="text">
      <style:text-properties fo:language="en" fo:country="US"/>
    </style:style>
    <style:style style:name="T1135" style:parent-style-name="DefaultParagraphFont" style:family="text">
      <style:text-properties fo:language="en" fo:country="US"/>
    </style:style>
    <style:style style:name="T1136" style:parent-style-name="DefaultParagraphFont" style:family="text">
      <style:text-properties fo:font-style="italic" style:font-style-asian="italic" style:font-style-complex="italic"/>
    </style:style>
    <style:style style:name="T1137" style:parent-style-name="DefaultParagraphFont" style:family="text">
      <style:text-properties fo:language="en" fo:country="US"/>
    </style:style>
    <style:style style:name="T1138" style:parent-style-name="DefaultParagraphFont" style:family="text">
      <style:text-properties fo:language="en" fo:country="US"/>
    </style:style>
    <style:style style:name="T1139" style:parent-style-name="DefaultParagraphFont" style:family="text">
      <style:text-properties fo:language="en" fo:country="US"/>
    </style:style>
    <style:style style:name="T1140" style:parent-style-name="DefaultParagraphFont" style:family="text">
      <style:text-properties fo:language="en" fo:country="US"/>
    </style:style>
    <style:style style:name="T1141" style:parent-style-name="DefaultParagraphFont" style:family="text">
      <style:text-properties fo:language="en" fo:country="US"/>
    </style:style>
    <style:style style:name="T1142" style:parent-style-name="DefaultParagraphFont" style:family="text">
      <style:text-properties fo:language="en" fo:country="US"/>
    </style:style>
    <style:style style:name="T1143" style:parent-style-name="DefaultParagraphFont" style:family="text">
      <style:text-properties fo:language="en" fo:country="US"/>
    </style:style>
    <style:style style:name="T1144" style:parent-style-name="DefaultParagraphFont" style:family="text">
      <style:text-properties fo:language="en" fo:country="US"/>
    </style:style>
    <style:style style:name="T1145" style:parent-style-name="DefaultParagraphFont" style:family="text">
      <style:text-properties fo:language="en" fo:country="US"/>
    </style:style>
    <style:style style:name="T1146" style:parent-style-name="DefaultParagraphFont" style:family="text">
      <style:text-properties fo:language="en" fo:country="US"/>
    </style:style>
    <style:style style:name="T1147" style:parent-style-name="DefaultParagraphFont" style:family="text">
      <style:text-properties fo:language="en" fo:country="US"/>
    </style:style>
    <style:style style:name="T1148" style:parent-style-name="DefaultParagraphFont" style:family="text">
      <style:text-properties fo:language="en" fo:country="US"/>
    </style:style>
    <style:style style:name="T1149" style:parent-style-name="DefaultParagraphFont" style:family="text">
      <style:text-properties fo:font-style="italic" style:font-style-asian="italic" style:font-style-complex="italic"/>
    </style:style>
    <style:style style:name="T1150" style:parent-style-name="DefaultParagraphFont" style:family="text">
      <style:text-properties fo:language="en" fo:country="US"/>
    </style:style>
    <style:style style:name="T1151" style:parent-style-name="DefaultParagraphFont" style:family="text">
      <style:text-properties fo:language="en" fo:country="US"/>
    </style:style>
    <style:style style:name="T1152" style:parent-style-name="DefaultParagraphFont" style:family="text">
      <style:text-properties fo:language="en" fo:country="US"/>
    </style:style>
    <style:style style:name="T1153" style:parent-style-name="DefaultParagraphFont" style:family="text">
      <style:text-properties fo:language="en" fo:country="US"/>
    </style:style>
    <style:style style:name="T1154" style:parent-style-name="DefaultParagraphFont" style:family="text">
      <style:text-properties fo:language="en" fo:country="US"/>
    </style:style>
    <style:style style:name="T1155" style:parent-style-name="DefaultParagraphFont" style:family="text">
      <style:text-properties fo:font-style="italic" style:font-style-asian="italic" style:font-style-complex="italic"/>
    </style:style>
    <style:style style:name="T1156" style:parent-style-name="DefaultParagraphFont" style:family="text">
      <style:text-properties fo:language="en" fo:country="US"/>
    </style:style>
    <style:style style:name="T1157" style:parent-style-name="DefaultParagraphFont" style:family="text">
      <style:text-properties fo:language="en" fo:country="US"/>
    </style:style>
    <style:style style:name="T1158" style:parent-style-name="DefaultParagraphFont" style:family="text">
      <style:text-properties fo:language="en" fo:country="US"/>
    </style:style>
    <style:style style:name="T1159" style:parent-style-name="DefaultParagraphFont" style:family="text">
      <style:text-properties fo:language="en" fo:country="US"/>
    </style:style>
    <style:style style:name="T1160" style:parent-style-name="DefaultParagraphFont" style:family="text">
      <style:text-properties fo:language="en" fo:country="US"/>
    </style:style>
    <style:style style:name="T1161" style:parent-style-name="DefaultParagraphFont" style:family="text">
      <style:text-properties fo:language="en" fo:country="US"/>
    </style:style>
    <style:style style:name="T1162" style:parent-style-name="DefaultParagraphFont" style:family="text">
      <style:text-properties fo:language="en" fo:country="US"/>
    </style:style>
    <style:style style:name="T1163" style:parent-style-name="DefaultParagraphFont" style:family="text">
      <style:text-properties fo:language="en" fo:country="US"/>
    </style:style>
    <style:style style:name="T1164" style:parent-style-name="DefaultParagraphFont" style:family="text">
      <style:text-properties fo:language="en" fo:country="US"/>
    </style:style>
    <style:style style:name="T1165" style:parent-style-name="DefaultParagraphFont" style:family="text">
      <style:text-properties fo:language="en" fo:country="US"/>
    </style:style>
    <style:style style:name="T1166" style:parent-style-name="DefaultParagraphFont" style:family="text">
      <style:text-properties fo:language="en" fo:country="US"/>
    </style:style>
    <style:style style:name="T1167" style:parent-style-name="DefaultParagraphFont" style:family="text">
      <style:text-properties fo:language="en" fo:country="US"/>
    </style:style>
    <style:style style:name="T1168" style:parent-style-name="DefaultParagraphFont" style:family="text">
      <style:text-properties fo:language="en" fo:country="US"/>
    </style:style>
    <style:style style:name="T1169" style:parent-style-name="DefaultParagraphFont" style:family="text">
      <style:text-properties fo:language="en" fo:country="US"/>
    </style:style>
    <style:style style:name="T1170" style:parent-style-name="DefaultParagraphFont" style:family="text">
      <style:text-properties fo:language="en" fo:country="US"/>
    </style:style>
    <style:style style:name="T1171" style:parent-style-name="DefaultParagraphFont" style:family="text">
      <style:text-properties fo:language="en" fo:country="US"/>
    </style:style>
    <style:style style:name="T1172" style:parent-style-name="DefaultParagraphFont" style:family="text">
      <style:text-properties fo:language="en" fo:country="US"/>
    </style:style>
    <style:style style:name="T1173" style:parent-style-name="DefaultParagraphFont" style:family="text">
      <style:text-properties fo:language="en" fo:country="US"/>
    </style:style>
    <style:style style:name="T1174" style:parent-style-name="DefaultParagraphFont" style:family="text">
      <style:text-properties fo:language="en" fo:country="US"/>
    </style:style>
    <style:style style:name="T1175" style:parent-style-name="DefaultParagraphFont" style:family="text">
      <style:text-properties fo:language="en" fo:country="US"/>
    </style:style>
    <style:style style:name="T1176" style:parent-style-name="DefaultParagraphFont" style:family="text">
      <style:text-properties fo:language="en" fo:country="US"/>
    </style:style>
    <style:style style:name="T1177" style:parent-style-name="DefaultParagraphFont" style:family="text">
      <style:text-properties fo:language="en" fo:country="US"/>
    </style:style>
    <style:style style:name="T1178" style:parent-style-name="DefaultParagraphFont" style:family="text">
      <style:text-properties fo:language="en" fo:country="US"/>
    </style:style>
    <style:style style:name="T1179" style:parent-style-name="DefaultParagraphFont" style:family="text">
      <style:text-properties fo:language="en" fo:country="US"/>
    </style:style>
    <style:style style:name="T1180" style:parent-style-name="DefaultParagraphFont" style:family="text">
      <style:text-properties fo:language="en" fo:country="US"/>
    </style:style>
    <style:style style:name="T1181" style:parent-style-name="DefaultParagraphFont" style:family="text">
      <style:text-properties fo:language="en" fo:country="US"/>
    </style:style>
    <style:style style:name="T1182" style:parent-style-name="DefaultParagraphFont" style:family="text">
      <style:text-properties fo:language="en" fo:country="US"/>
    </style:style>
    <style:style style:name="T1183" style:parent-style-name="DefaultParagraphFont" style:family="text">
      <style:text-properties fo:font-style="italic" style:font-style-asian="italic" style:font-style-complex="italic"/>
    </style:style>
    <style:style style:name="T1184" style:parent-style-name="DefaultParagraphFont" style:family="text">
      <style:text-properties fo:language="en" fo:country="US"/>
    </style:style>
    <style:style style:name="T1185" style:parent-style-name="DefaultParagraphFont" style:family="text">
      <style:text-properties fo:language="en" fo:country="US"/>
    </style:style>
    <style:style style:name="T1186" style:parent-style-name="DefaultParagraphFont" style:family="text">
      <style:text-properties fo:language="en" fo:country="US"/>
    </style:style>
    <style:style style:name="T1187" style:parent-style-name="DefaultParagraphFont" style:family="text">
      <style:text-properties fo:font-style="italic" style:font-style-asian="italic" style:font-style-complex="italic"/>
    </style:style>
    <style:style style:name="T1188" style:parent-style-name="DefaultParagraphFont" style:family="text">
      <style:text-properties fo:language="en" fo:country="US"/>
    </style:style>
    <style:style style:name="T1189" style:parent-style-name="DefaultParagraphFont" style:family="text">
      <style:text-properties fo:language="en" fo:country="US"/>
    </style:style>
    <style:style style:name="T1190" style:parent-style-name="DefaultParagraphFont" style:family="text">
      <style:text-properties fo:language="en" fo:country="US"/>
    </style:style>
    <style:style style:name="T1191" style:parent-style-name="DefaultParagraphFont" style:family="text">
      <style:text-properties fo:language="en" fo:country="US"/>
    </style:style>
    <style:style style:name="T1192" style:parent-style-name="DefaultParagraphFont" style:family="text">
      <style:text-properties fo:language="en" fo:country="US"/>
    </style:style>
    <style:style style:name="T1193" style:parent-style-name="DefaultParagraphFont" style:family="text">
      <style:text-properties fo:language="en" fo:country="US"/>
    </style:style>
    <style:style style:name="T1194" style:parent-style-name="DefaultParagraphFont" style:family="text">
      <style:text-properties fo:language="en" fo:country="US"/>
    </style:style>
    <style:style style:name="T1195" style:parent-style-name="DefaultParagraphFont" style:family="text">
      <style:text-properties fo:font-style="italic" style:font-style-asian="italic" style:font-style-complex="italic"/>
    </style:style>
    <style:style style:name="T1196" style:parent-style-name="DefaultParagraphFont" style:family="text">
      <style:text-properties fo:font-style="italic" style:font-style-asian="italic" style:font-style-complex="italic" fo:language="en" fo:country="US"/>
    </style:style>
    <style:style style:name="T1197" style:parent-style-name="DefaultParagraphFont" style:family="text">
      <style:text-properties fo:font-style="italic" style:font-style-asian="italic" style:font-style-complex="italic"/>
    </style:style>
    <style:style style:name="T1198" style:parent-style-name="DefaultParagraphFont" style:family="text">
      <style:text-properties fo:language="en" fo:country="US"/>
    </style:style>
    <style:style style:name="T1199" style:parent-style-name="DefaultParagraphFont" style:family="text">
      <style:text-properties fo:language="en" fo:country="US"/>
    </style:style>
    <style:style style:name="T1200" style:parent-style-name="DefaultParagraphFont" style:family="text">
      <style:text-properties fo:language="en" fo:country="US"/>
    </style:style>
    <style:style style:name="T1201" style:parent-style-name="DefaultParagraphFont" style:family="text">
      <style:text-properties fo:language="en" fo:country="US"/>
    </style:style>
    <style:style style:name="T1202" style:parent-style-name="DefaultParagraphFont" style:family="text">
      <style:text-properties fo:font-style="italic" style:font-style-asian="italic" style:font-style-complex="italic"/>
    </style:style>
    <style:style style:name="T1203" style:parent-style-name="DefaultParagraphFont" style:family="text">
      <style:text-properties fo:language="en" fo:country="US"/>
    </style:style>
    <style:style style:name="T1204" style:parent-style-name="DefaultParagraphFont" style:family="text">
      <style:text-properties fo:language="en" fo:country="US"/>
    </style:style>
    <style:style style:name="T1205" style:parent-style-name="DefaultParagraphFont" style:family="text">
      <style:text-properties fo:language="en" fo:country="US"/>
    </style:style>
    <style:style style:name="T1206" style:parent-style-name="DefaultParagraphFont" style:family="text">
      <style:text-properties fo:language="en" fo:country="US"/>
    </style:style>
    <style:style style:name="T1207" style:parent-style-name="DefaultParagraphFont" style:family="text">
      <style:text-properties fo:language="en" fo:country="US"/>
    </style:style>
    <style:style style:name="T1208" style:parent-style-name="DefaultParagraphFont" style:family="text">
      <style:text-properties fo:language="en" fo:country="US"/>
    </style:style>
    <style:style style:name="T1209" style:parent-style-name="DefaultParagraphFont" style:family="text">
      <style:text-properties fo:language="en" fo:country="US"/>
    </style:style>
    <style:style style:name="T1210" style:parent-style-name="DefaultParagraphFont" style:family="text">
      <style:text-properties fo:language="en" fo:country="US"/>
    </style:style>
    <style:style style:name="T1211" style:parent-style-name="DefaultParagraphFont" style:family="text">
      <style:text-properties fo:language="en" fo:country="US"/>
    </style:style>
    <style:style style:name="T1212" style:parent-style-name="DefaultParagraphFont" style:family="text">
      <style:text-properties fo:language="en" fo:country="US"/>
    </style:style>
    <style:style style:name="T1213" style:parent-style-name="DefaultParagraphFont" style:family="text">
      <style:text-properties fo:language="en" fo:country="US"/>
    </style:style>
    <style:style style:name="T1214" style:parent-style-name="DefaultParagraphFont" style:family="text">
      <style:text-properties fo:language="en" fo:country="US"/>
    </style:style>
    <style:style style:name="T1215" style:parent-style-name="DefaultParagraphFont" style:family="text">
      <style:text-properties fo:language="en" fo:country="US"/>
    </style:style>
    <style:style style:name="T1216" style:parent-style-name="DefaultParagraphFont" style:family="text">
      <style:text-properties fo:language="en" fo:country="US"/>
    </style:style>
    <style:style style:name="T1217" style:parent-style-name="DefaultParagraphFont" style:family="text">
      <style:text-properties fo:language="en" fo:country="US"/>
    </style:style>
    <style:style style:name="T1218" style:parent-style-name="DefaultParagraphFont" style:family="text">
      <style:text-properties fo:language="en" fo:country="US"/>
    </style:style>
    <style:style style:name="T1219" style:parent-style-name="DefaultParagraphFont" style:family="text">
      <style:text-properties fo:font-style="italic" style:font-style-asian="italic" style:font-style-complex="italic"/>
    </style:style>
    <style:style style:name="T1220" style:parent-style-name="DefaultParagraphFont" style:family="text">
      <style:text-properties fo:language="en" fo:country="US"/>
    </style:style>
    <style:style style:name="T1221" style:parent-style-name="DefaultParagraphFont" style:family="text">
      <style:text-properties fo:font-style="italic" style:font-style-asian="italic" style:font-style-complex="italic"/>
    </style:style>
    <style:style style:name="T1222" style:parent-style-name="DefaultParagraphFont" style:family="text">
      <style:text-properties fo:language="en" fo:country="US"/>
    </style:style>
    <style:style style:name="T1223" style:parent-style-name="DefaultParagraphFont" style:family="text">
      <style:text-properties fo:language="en" fo:country="US"/>
    </style:style>
    <style:style style:name="T1224" style:parent-style-name="DefaultParagraphFont" style:family="text">
      <style:text-properties fo:language="en" fo:country="US"/>
    </style:style>
    <style:style style:name="T1225" style:parent-style-name="DefaultParagraphFont" style:family="text">
      <style:text-properties fo:language="en" fo:country="US"/>
    </style:style>
    <style:style style:name="T1226" style:parent-style-name="DefaultParagraphFont" style:family="text">
      <style:text-properties fo:language="en" fo:country="US"/>
    </style:style>
    <style:style style:name="T1227" style:parent-style-name="DefaultParagraphFont" style:family="text">
      <style:text-properties fo:language="en" fo:country="US"/>
    </style:style>
    <style:style style:name="T1228" style:parent-style-name="DefaultParagraphFont" style:family="text">
      <style:text-properties fo:language="en" fo:country="US"/>
    </style:style>
    <style:style style:name="T1229" style:parent-style-name="DefaultParagraphFont" style:family="text">
      <style:text-properties fo:font-style="italic" style:font-style-asian="italic" style:font-style-complex="italic"/>
    </style:style>
    <style:style style:name="T1230" style:parent-style-name="DefaultParagraphFont" style:family="text">
      <style:text-properties fo:language="en" fo:country="US"/>
    </style:style>
    <style:style style:name="T1231" style:parent-style-name="DefaultParagraphFont" style:family="text">
      <style:text-properties fo:font-style="italic" style:font-style-asian="italic" style:font-style-complex="italic"/>
    </style:style>
    <style:style style:name="T1232" style:parent-style-name="DefaultParagraphFont" style:family="text">
      <style:text-properties fo:language="en" fo:country="US"/>
    </style:style>
    <style:style style:name="T1233" style:parent-style-name="DefaultParagraphFont" style:family="text">
      <style:text-properties fo:language="en" fo:country="US"/>
    </style:style>
    <style:style style:name="T1234" style:parent-style-name="DefaultParagraphFont" style:family="text">
      <style:text-properties fo:language="en" fo:country="US"/>
    </style:style>
    <style:style style:name="T1235" style:parent-style-name="DefaultParagraphFont" style:family="text">
      <style:text-properties fo:language="en" fo:country="US"/>
    </style:style>
    <style:style style:name="T1236" style:parent-style-name="DefaultParagraphFont" style:family="text">
      <style:text-properties fo:language="en" fo:country="US"/>
    </style:style>
    <style:style style:name="T1237" style:parent-style-name="DefaultParagraphFont" style:family="text">
      <style:text-properties fo:language="en" fo:country="US"/>
    </style:style>
    <style:style style:name="T1238" style:parent-style-name="DefaultParagraphFont" style:family="text">
      <style:text-properties fo:language="en" fo:country="US"/>
    </style:style>
    <style:style style:name="T1239" style:parent-style-name="DefaultParagraphFont" style:family="text">
      <style:text-properties fo:language="en" fo:country="US"/>
    </style:style>
    <style:style style:name="T1240" style:parent-style-name="DefaultParagraphFont" style:family="text">
      <style:text-properties fo:language="en" fo:country="US"/>
    </style:style>
    <style:style style:name="T1241" style:parent-style-name="DefaultParagraphFont" style:family="text">
      <style:text-properties fo:font-style="italic" style:font-style-asian="italic" style:font-style-complex="italic"/>
    </style:style>
    <style:style style:name="T1242" style:parent-style-name="DefaultParagraphFont" style:family="text">
      <style:text-properties fo:language="en" fo:country="US"/>
    </style:style>
    <style:style style:name="T1243" style:parent-style-name="DefaultParagraphFont" style:family="text">
      <style:text-properties fo:font-style="italic" style:font-style-asian="italic" style:font-style-complex="italic"/>
    </style:style>
    <style:style style:name="T1244" style:parent-style-name="DefaultParagraphFont" style:family="text">
      <style:text-properties fo:language="en" fo:country="US"/>
    </style:style>
    <style:style style:name="T1245" style:parent-style-name="DefaultParagraphFont" style:family="text">
      <style:text-properties fo:language="en" fo:country="US"/>
    </style:style>
    <style:style style:name="T1246" style:parent-style-name="DefaultParagraphFont" style:family="text">
      <style:text-properties fo:language="en" fo:country="US"/>
    </style:style>
    <style:style style:name="T1247" style:parent-style-name="DefaultParagraphFont" style:family="text">
      <style:text-properties fo:font-style="italic" style:font-style-asian="italic" style:font-style-complex="italic"/>
    </style:style>
    <style:style style:name="T1248" style:parent-style-name="DefaultParagraphFont" style:family="text">
      <style:text-properties fo:language="en" fo:country="US"/>
    </style:style>
    <style:style style:name="T1249" style:parent-style-name="DefaultParagraphFont" style:family="text">
      <style:text-properties fo:language="en" fo:country="US"/>
    </style:style>
    <style:style style:name="T1250" style:parent-style-name="DefaultParagraphFont" style:family="text">
      <style:text-properties fo:language="en" fo:country="US"/>
    </style:style>
    <style:style style:name="T1251" style:parent-style-name="DefaultParagraphFont" style:family="text">
      <style:text-properties fo:language="en" fo:country="US"/>
    </style:style>
    <style:style style:name="T1252" style:parent-style-name="DefaultParagraphFont" style:family="text">
      <style:text-properties fo:language="en" fo:country="US"/>
    </style:style>
    <style:style style:name="T1253" style:parent-style-name="DefaultParagraphFont" style:family="text">
      <style:text-properties fo:language="en" fo:country="US"/>
    </style:style>
    <style:style style:name="T1254" style:parent-style-name="DefaultParagraphFont" style:family="text">
      <style:text-properties fo:language="en" fo:country="US"/>
    </style:style>
    <style:style style:name="T1255" style:parent-style-name="DefaultParagraphFont" style:family="text">
      <style:text-properties fo:language="en" fo:country="US"/>
    </style:style>
    <style:style style:name="T1256" style:parent-style-name="DefaultParagraphFont" style:family="text">
      <style:text-properties fo:language="en" fo:country="US"/>
    </style:style>
    <style:style style:name="T1257" style:parent-style-name="DefaultParagraphFont" style:family="text">
      <style:text-properties fo:language="en" fo:country="US"/>
    </style:style>
    <style:style style:name="T1258" style:parent-style-name="DefaultParagraphFont" style:family="text">
      <style:text-properties fo:language="en" fo:country="US"/>
    </style:style>
    <style:style style:name="T1259" style:parent-style-name="DefaultParagraphFont" style:family="text">
      <style:text-properties fo:language="en" fo:country="US"/>
    </style:style>
    <style:style style:name="T1260" style:parent-style-name="DefaultParagraphFont" style:family="text">
      <style:text-properties fo:language="en" fo:country="US"/>
    </style:style>
    <style:style style:name="T1261" style:parent-style-name="DefaultParagraphFont" style:family="text">
      <style:text-properties fo:font-style="italic" style:font-style-asian="italic" style:font-style-complex="italic"/>
    </style:style>
    <style:style style:name="T1262" style:parent-style-name="DefaultParagraphFont" style:family="text">
      <style:text-properties fo:language="en" fo:country="US"/>
    </style:style>
    <style:style style:name="T1263" style:parent-style-name="DefaultParagraphFont" style:family="text">
      <style:text-properties fo:language="en" fo:country="US"/>
    </style:style>
    <style:style style:name="T1264" style:parent-style-name="DefaultParagraphFont" style:family="text">
      <style:text-properties fo:language="en" fo:country="US"/>
    </style:style>
    <style:style style:name="T1265" style:parent-style-name="DefaultParagraphFont" style:family="text">
      <style:text-properties fo:language="en" fo:country="US"/>
    </style:style>
    <style:style style:name="T1266" style:parent-style-name="DefaultParagraphFont" style:family="text">
      <style:text-properties fo:language="en" fo:country="US"/>
    </style:style>
    <style:style style:name="T1267" style:parent-style-name="DefaultParagraphFont" style:family="text">
      <style:text-properties fo:language="en" fo:country="US"/>
    </style:style>
    <style:style style:name="T1268" style:parent-style-name="DefaultParagraphFont" style:family="text">
      <style:text-properties fo:language="en" fo:country="US"/>
    </style:style>
    <style:style style:name="T1269" style:parent-style-name="DefaultParagraphFont" style:family="text">
      <style:text-properties fo:font-style="italic" style:font-style-asian="italic" style:font-style-complex="italic"/>
    </style:style>
    <style:style style:name="T1270" style:parent-style-name="DefaultParagraphFont" style:family="text">
      <style:text-properties fo:language="en" fo:country="US"/>
    </style:style>
    <style:style style:name="T1271" style:parent-style-name="DefaultParagraphFont" style:family="text">
      <style:text-properties fo:language="en" fo:country="US"/>
    </style:style>
    <style:style style:name="T1272" style:parent-style-name="DefaultParagraphFont" style:family="text">
      <style:text-properties fo:language="en" fo:country="US"/>
    </style:style>
    <style:style style:name="T1273" style:parent-style-name="DefaultParagraphFont" style:family="text">
      <style:text-properties fo:language="en" fo:country="US"/>
    </style:style>
    <style:style style:name="T1274" style:parent-style-name="DefaultParagraphFont" style:family="text">
      <style:text-properties fo:language="en" fo:country="US"/>
    </style:style>
    <style:style style:name="T1275" style:parent-style-name="DefaultParagraphFont" style:family="text">
      <style:text-properties fo:language="en" fo:country="US"/>
    </style:style>
    <style:style style:name="T1276" style:parent-style-name="DefaultParagraphFont" style:family="text">
      <style:text-properties fo:language="en" fo:country="US"/>
    </style:style>
    <style:style style:name="T1277" style:parent-style-name="DefaultParagraphFont" style:family="text">
      <style:text-properties fo:language="en" fo:country="US"/>
    </style:style>
    <style:style style:name="T1278" style:parent-style-name="DefaultParagraphFont" style:family="text">
      <style:text-properties fo:language="en" fo:country="US"/>
    </style:style>
    <style:style style:name="T1279" style:parent-style-name="DefaultParagraphFont" style:family="text">
      <style:text-properties fo:language="en" fo:country="US"/>
    </style:style>
    <style:style style:name="T1280" style:parent-style-name="DefaultParagraphFont" style:family="text">
      <style:text-properties fo:language="en" fo:country="US"/>
    </style:style>
    <style:style style:name="T1281" style:parent-style-name="DefaultParagraphFont" style:family="text">
      <style:text-properties fo:font-style="italic" style:font-style-asian="italic" style:font-style-complex="italic"/>
    </style:style>
    <style:style style:name="T1282" style:parent-style-name="DefaultParagraphFont" style:family="text">
      <style:text-properties fo:language="en" fo:country="US"/>
    </style:style>
    <style:style style:name="T1283" style:parent-style-name="DefaultParagraphFont" style:family="text">
      <style:text-properties fo:font-style="italic" style:font-style-asian="italic" style:font-style-complex="italic"/>
    </style:style>
    <style:style style:name="T1284" style:parent-style-name="DefaultParagraphFont" style:family="text">
      <style:text-properties fo:language="en" fo:country="US"/>
    </style:style>
    <style:style style:name="T1285" style:parent-style-name="DefaultParagraphFont" style:family="text">
      <style:text-properties fo:language="en" fo:country="US"/>
    </style:style>
    <style:style style:name="T1286" style:parent-style-name="DefaultParagraphFont" style:family="text">
      <style:text-properties fo:language="en" fo:country="US"/>
    </style:style>
    <style:style style:name="T1287" style:parent-style-name="DefaultParagraphFont" style:family="text">
      <style:text-properties fo:font-style="italic" style:font-style-asian="italic" style:font-style-complex="italic"/>
    </style:style>
    <style:style style:name="T1288" style:parent-style-name="DefaultParagraphFont" style:family="text">
      <style:text-properties fo:language="en" fo:country="US"/>
    </style:style>
    <style:style style:name="T1289" style:parent-style-name="DefaultParagraphFont" style:family="text">
      <style:text-properties fo:language="en" fo:country="US"/>
    </style:style>
    <style:style style:name="T1290" style:parent-style-name="DefaultParagraphFont" style:family="text">
      <style:text-properties fo:language="en" fo:country="US"/>
    </style:style>
    <style:style style:name="T1291" style:parent-style-name="DefaultParagraphFont" style:family="text">
      <style:text-properties fo:language="en" fo:country="US"/>
    </style:style>
    <style:style style:name="T1292" style:parent-style-name="DefaultParagraphFont" style:family="text">
      <style:text-properties fo:language="en" fo:country="US"/>
    </style:style>
    <style:style style:name="T1293" style:parent-style-name="DefaultParagraphFont" style:family="text">
      <style:text-properties fo:language="en" fo:country="US"/>
    </style:style>
    <style:style style:name="T1294" style:parent-style-name="DefaultParagraphFont" style:family="text">
      <style:text-properties fo:language="en" fo:country="US"/>
    </style:style>
    <style:style style:name="T1295" style:parent-style-name="DefaultParagraphFont" style:family="text">
      <style:text-properties fo:language="en" fo:country="US"/>
    </style:style>
    <style:style style:name="T1296" style:parent-style-name="DefaultParagraphFont" style:family="text">
      <style:text-properties fo:language="en" fo:country="US"/>
    </style:style>
    <style:style style:name="T1297" style:parent-style-name="DefaultParagraphFont" style:family="text">
      <style:text-properties fo:language="en" fo:country="US"/>
    </style:style>
    <style:style style:name="T1298" style:parent-style-name="DefaultParagraphFont" style:family="text">
      <style:text-properties fo:language="en" fo:country="US"/>
    </style:style>
    <style:style style:name="T1299" style:parent-style-name="DefaultParagraphFont" style:family="text">
      <style:text-properties fo:language="en" fo:country="US"/>
    </style:style>
    <style:style style:name="T1300" style:parent-style-name="DefaultParagraphFont" style:family="text">
      <style:text-properties fo:font-style="italic" style:font-style-asian="italic" style:font-style-complex="italic"/>
    </style:style>
    <style:style style:name="T1301" style:parent-style-name="DefaultParagraphFont" style:family="text">
      <style:text-properties fo:language="en" fo:country="US"/>
    </style:style>
    <style:style style:name="T1302" style:parent-style-name="DefaultParagraphFont" style:family="text">
      <style:text-properties fo:font-style="italic" style:font-style-asian="italic" style:font-style-complex="italic"/>
    </style:style>
    <style:style style:name="T1303" style:parent-style-name="DefaultParagraphFont" style:family="text">
      <style:text-properties fo:language="en" fo:country="US"/>
    </style:style>
    <style:style style:name="T1304" style:parent-style-name="DefaultParagraphFont" style:family="text">
      <style:text-properties fo:language="en" fo:country="US"/>
    </style:style>
    <style:style style:name="T1305" style:parent-style-name="DefaultParagraphFont" style:family="text">
      <style:text-properties fo:language="en" fo:country="US"/>
    </style:style>
    <style:style style:name="T1306" style:parent-style-name="DefaultParagraphFont" style:family="text">
      <style:text-properties fo:font-style="italic" style:font-style-asian="italic" style:font-style-complex="italic"/>
    </style:style>
    <style:style style:name="T1307" style:parent-style-name="DefaultParagraphFont" style:family="text">
      <style:text-properties fo:language="en" fo:country="US"/>
    </style:style>
    <style:style style:name="T1308" style:parent-style-name="DefaultParagraphFont" style:family="text">
      <style:text-properties fo:language="en" fo:country="US"/>
    </style:style>
    <style:style style:name="T1309" style:parent-style-name="DefaultParagraphFont" style:family="text">
      <style:text-properties fo:language="en" fo:country="US"/>
    </style:style>
    <style:style style:name="T1310" style:parent-style-name="DefaultParagraphFont" style:family="text">
      <style:text-properties fo:language="en" fo:country="US"/>
    </style:style>
    <style:style style:name="T1311" style:parent-style-name="DefaultParagraphFont" style:family="text">
      <style:text-properties fo:font-style="italic" style:font-style-asian="italic" style:font-style-complex="italic"/>
    </style:style>
    <style:style style:name="T1312" style:parent-style-name="DefaultParagraphFont" style:family="text">
      <style:text-properties fo:language="en" fo:country="US"/>
    </style:style>
    <style:style style:name="T1313" style:parent-style-name="DefaultParagraphFont" style:family="text">
      <style:text-properties fo:language="en" fo:country="US"/>
    </style:style>
    <style:style style:name="T1314" style:parent-style-name="DefaultParagraphFont" style:family="text">
      <style:text-properties fo:language="en" fo:country="US"/>
    </style:style>
    <style:style style:name="T1315" style:parent-style-name="DefaultParagraphFont" style:family="text">
      <style:text-properties fo:language="en" fo:country="US"/>
    </style:style>
    <style:style style:name="T1316" style:parent-style-name="DefaultParagraphFont" style:family="text">
      <style:text-properties fo:language="en" fo:country="US"/>
    </style:style>
    <style:style style:name="T1317" style:parent-style-name="DefaultParagraphFont" style:family="text">
      <style:text-properties fo:language="en" fo:country="US"/>
    </style:style>
    <style:style style:name="T1318" style:parent-style-name="DefaultParagraphFont" style:family="text">
      <style:text-properties fo:language="en" fo:country="US"/>
    </style:style>
    <style:style style:name="T1319" style:parent-style-name="DefaultParagraphFont" style:family="text">
      <style:text-properties fo:language="en" fo:country="US"/>
    </style:style>
    <style:style style:name="T1320" style:parent-style-name="DefaultParagraphFont" style:family="text">
      <style:text-properties fo:language="en" fo:country="US"/>
    </style:style>
    <style:style style:name="T1321" style:parent-style-name="DefaultParagraphFont" style:family="text">
      <style:text-properties fo:language="en" fo:country="US"/>
    </style:style>
    <style:style style:name="T1322" style:parent-style-name="DefaultParagraphFont" style:family="text">
      <style:text-properties fo:language="en" fo:country="US"/>
    </style:style>
    <style:style style:name="T1323" style:parent-style-name="DefaultParagraphFont" style:family="text">
      <style:text-properties fo:font-style="italic" style:font-style-asian="italic" style:font-style-complex="italic"/>
    </style:style>
    <style:style style:name="T1324" style:parent-style-name="DefaultParagraphFont" style:family="text">
      <style:text-properties fo:language="en" fo:country="US"/>
    </style:style>
    <style:style style:name="T1325" style:parent-style-name="DefaultParagraphFont" style:family="text">
      <style:text-properties fo:font-style="italic" style:font-style-asian="italic" style:font-style-complex="italic"/>
    </style:style>
    <style:style style:name="T1326" style:parent-style-name="DefaultParagraphFont" style:family="text">
      <style:text-properties fo:language="en" fo:country="US"/>
    </style:style>
    <style:style style:name="T1327" style:parent-style-name="DefaultParagraphFont" style:family="text">
      <style:text-properties fo:language="en" fo:country="US"/>
    </style:style>
    <style:style style:name="T1328" style:parent-style-name="DefaultParagraphFont" style:family="text">
      <style:text-properties fo:language="en" fo:country="US"/>
    </style:style>
    <style:style style:name="T1329" style:parent-style-name="DefaultParagraphFont" style:family="text">
      <style:text-properties fo:font-style="italic" style:font-style-asian="italic" style:font-style-complex="italic"/>
    </style:style>
    <style:style style:name="T1330" style:parent-style-name="DefaultParagraphFont" style:family="text">
      <style:text-properties fo:language="en" fo:country="US"/>
    </style:style>
    <style:style style:name="T1331" style:parent-style-name="DefaultParagraphFont" style:family="text">
      <style:text-properties fo:language="en" fo:country="US"/>
    </style:style>
    <style:style style:name="T1332" style:parent-style-name="DefaultParagraphFont" style:family="text">
      <style:text-properties fo:language="en" fo:country="US"/>
    </style:style>
    <style:style style:name="T1333" style:parent-style-name="DefaultParagraphFont" style:family="text">
      <style:text-properties fo:language="en" fo:country="US"/>
    </style:style>
    <style:style style:name="T1334" style:parent-style-name="DefaultParagraphFont" style:family="text">
      <style:text-properties fo:language="en" fo:country="US"/>
    </style:style>
    <style:style style:name="T1335" style:parent-style-name="DefaultParagraphFont" style:family="text">
      <style:text-properties fo:language="en" fo:country="US"/>
    </style:style>
    <style:style style:name="T1336" style:parent-style-name="DefaultParagraphFont" style:family="text">
      <style:text-properties fo:language="en" fo:country="US"/>
    </style:style>
    <style:style style:name="T1337" style:parent-style-name="DefaultParagraphFont" style:family="text">
      <style:text-properties fo:language="en" fo:country="US"/>
    </style:style>
    <style:style style:name="T1338" style:parent-style-name="DefaultParagraphFont" style:family="text">
      <style:text-properties fo:language="en" fo:country="US"/>
    </style:style>
    <style:style style:name="T1339" style:parent-style-name="DefaultParagraphFont" style:family="text">
      <style:text-properties fo:language="en" fo:country="US"/>
    </style:style>
    <style:style style:name="T1340" style:parent-style-name="DefaultParagraphFont" style:family="text">
      <style:text-properties fo:language="en" fo:country="US"/>
    </style:style>
    <style:style style:name="T1341" style:parent-style-name="DefaultParagraphFont" style:family="text">
      <style:text-properties fo:language="en" fo:country="US"/>
    </style:style>
    <style:style style:name="T1342" style:parent-style-name="DefaultParagraphFont" style:family="text">
      <style:text-properties fo:font-style="italic" style:font-style-asian="italic" style:font-style-complex="italic"/>
    </style:style>
    <style:style style:name="T1343" style:parent-style-name="DefaultParagraphFont" style:family="text">
      <style:text-properties fo:language="en" fo:country="US"/>
    </style:style>
    <style:style style:name="T1344" style:parent-style-name="DefaultParagraphFont" style:family="text">
      <style:text-properties fo:language="en" fo:country="US"/>
    </style:style>
    <style:style style:name="T1345" style:parent-style-name="DefaultParagraphFont" style:family="text">
      <style:text-properties fo:language="en" fo:country="US"/>
    </style:style>
    <style:style style:name="T1346" style:parent-style-name="DefaultParagraphFont" style:family="text">
      <style:text-properties fo:language="en" fo:country="US"/>
    </style:style>
    <style:style style:name="T1347" style:parent-style-name="DefaultParagraphFont" style:family="text">
      <style:text-properties fo:font-style="italic" style:font-style-asian="italic" style:font-style-complex="italic"/>
    </style:style>
    <style:style style:name="T1348" style:parent-style-name="DefaultParagraphFont" style:family="text">
      <style:text-properties fo:language="en" fo:country="US"/>
    </style:style>
    <style:style style:name="T1349" style:parent-style-name="DefaultParagraphFont" style:family="text">
      <style:text-properties fo:language="en" fo:country="US"/>
    </style:style>
    <style:style style:name="T1350" style:parent-style-name="DefaultParagraphFont" style:family="text">
      <style:text-properties fo:language="en" fo:country="US"/>
    </style:style>
    <style:style style:name="T1351" style:parent-style-name="DefaultParagraphFont" style:family="text">
      <style:text-properties fo:language="en" fo:country="US"/>
    </style:style>
    <style:style style:name="T1352" style:parent-style-name="DefaultParagraphFont" style:family="text">
      <style:text-properties fo:language="en" fo:country="US"/>
    </style:style>
    <style:style style:name="T1353" style:parent-style-name="DefaultParagraphFont" style:family="text">
      <style:text-properties fo:language="en" fo:country="US"/>
    </style:style>
    <style:style style:name="T1354" style:parent-style-name="DefaultParagraphFont" style:family="text">
      <style:text-properties fo:language="en" fo:country="US"/>
    </style:style>
    <style:style style:name="T1355" style:parent-style-name="DefaultParagraphFont" style:family="text">
      <style:text-properties fo:language="en" fo:country="US"/>
    </style:style>
    <style:style style:name="T1356" style:parent-style-name="DefaultParagraphFont" style:family="text">
      <style:text-properties fo:language="en" fo:country="US"/>
    </style:style>
    <style:style style:name="T1357" style:parent-style-name="DefaultParagraphFont" style:family="text">
      <style:text-properties fo:language="en" fo:country="US"/>
    </style:style>
    <style:style style:name="T1358" style:parent-style-name="DefaultParagraphFont" style:family="text">
      <style:text-properties fo:font-style="italic" style:font-style-asian="italic" style:font-style-complex="italic"/>
    </style:style>
    <style:style style:name="T1359" style:parent-style-name="DefaultParagraphFont" style:family="text">
      <style:text-properties fo:language="en" fo:country="US"/>
    </style:style>
    <style:style style:name="T1360" style:parent-style-name="DefaultParagraphFont" style:family="text">
      <style:text-properties fo:font-style="italic" style:font-style-asian="italic" style:font-style-complex="italic"/>
    </style:style>
    <style:style style:name="T1361" style:parent-style-name="DefaultParagraphFont" style:family="text">
      <style:text-properties fo:language="en" fo:country="US"/>
    </style:style>
    <style:style style:name="T1362" style:parent-style-name="DefaultParagraphFont" style:family="text">
      <style:text-properties fo:language="en" fo:country="US"/>
    </style:style>
    <style:style style:name="T1363" style:parent-style-name="DefaultParagraphFont" style:family="text">
      <style:text-properties fo:language="en" fo:country="US"/>
    </style:style>
    <style:style style:name="T1364" style:parent-style-name="DefaultParagraphFont" style:family="text">
      <style:text-properties fo:language="en" fo:country="US"/>
    </style:style>
    <style:style style:name="T1365" style:parent-style-name="DefaultParagraphFont" style:family="text">
      <style:text-properties fo:language="en" fo:country="US"/>
    </style:style>
    <style:style style:name="T1366" style:parent-style-name="DefaultParagraphFont" style:family="text">
      <style:text-properties fo:language="en" fo:country="US"/>
    </style:style>
    <style:style style:name="T1367" style:parent-style-name="DefaultParagraphFont" style:family="text">
      <style:text-properties fo:font-style="italic" style:font-style-asian="italic" style:font-style-complex="italic"/>
    </style:style>
    <style:style style:name="T1368" style:parent-style-name="DefaultParagraphFont" style:family="text">
      <style:text-properties fo:language="en" fo:country="US"/>
    </style:style>
    <style:style style:name="T1369" style:parent-style-name="DefaultParagraphFont" style:family="text">
      <style:text-properties fo:language="en" fo:country="US"/>
    </style:style>
    <style:style style:name="T1370" style:parent-style-name="DefaultParagraphFont" style:family="text">
      <style:text-properties fo:language="en" fo:country="US"/>
    </style:style>
    <style:style style:name="T1371" style:parent-style-name="DefaultParagraphFont" style:family="text">
      <style:text-properties fo:language="en" fo:country="US"/>
    </style:style>
    <style:style style:name="T1372" style:parent-style-name="DefaultParagraphFont" style:family="text">
      <style:text-properties fo:language="en" fo:country="US"/>
    </style:style>
    <style:style style:name="T1373" style:parent-style-name="DefaultParagraphFont" style:family="text">
      <style:text-properties fo:language="en" fo:country="US"/>
    </style:style>
    <style:style style:name="T1374" style:parent-style-name="DefaultParagraphFont" style:family="text">
      <style:text-properties fo:language="en" fo:country="US"/>
    </style:style>
    <style:style style:name="T1375" style:parent-style-name="DefaultParagraphFont" style:family="text">
      <style:text-properties fo:language="en" fo:country="US"/>
    </style:style>
    <style:style style:name="T1376" style:parent-style-name="DefaultParagraphFont" style:family="text">
      <style:text-properties fo:language="en" fo:country="US"/>
    </style:style>
    <style:style style:name="T1377" style:parent-style-name="DefaultParagraphFont" style:family="text">
      <style:text-properties fo:language="en" fo:country="US"/>
    </style:style>
    <style:style style:name="T1378" style:parent-style-name="DefaultParagraphFont" style:family="text">
      <style:text-properties fo:language="en" fo:country="US"/>
    </style:style>
    <style:style style:name="T1379" style:parent-style-name="DefaultParagraphFont" style:family="text">
      <style:text-properties fo:font-style="italic" style:font-style-asian="italic" style:font-style-complex="italic"/>
    </style:style>
    <style:style style:name="T1380" style:parent-style-name="DefaultParagraphFont" style:family="text">
      <style:text-properties fo:language="en" fo:country="US"/>
    </style:style>
    <style:style style:name="T1381" style:parent-style-name="DefaultParagraphFont" style:family="text">
      <style:text-properties fo:font-style="italic" style:font-style-asian="italic" style:font-style-complex="italic"/>
    </style:style>
    <style:style style:name="T1382" style:parent-style-name="DefaultParagraphFont" style:family="text">
      <style:text-properties fo:language="en" fo:country="US"/>
    </style:style>
    <style:style style:name="T1383" style:parent-style-name="DefaultParagraphFont" style:family="text">
      <style:text-properties fo:language="en" fo:country="US"/>
    </style:style>
    <style:style style:name="T1384" style:parent-style-name="DefaultParagraphFont" style:family="text">
      <style:text-properties fo:language="en" fo:country="US"/>
    </style:style>
    <style:style style:name="T1385" style:parent-style-name="DefaultParagraphFont" style:family="text">
      <style:text-properties fo:font-style="italic" style:font-style-asian="italic" style:font-style-complex="italic"/>
    </style:style>
    <style:style style:name="T1386" style:parent-style-name="DefaultParagraphFont" style:family="text">
      <style:text-properties fo:language="en" fo:country="US"/>
    </style:style>
    <style:style style:name="T1387" style:parent-style-name="DefaultParagraphFont" style:family="text">
      <style:text-properties fo:language="en" fo:country="US"/>
    </style:style>
    <style:style style:name="T1388" style:parent-style-name="DefaultParagraphFont" style:family="text">
      <style:text-properties fo:language="en" fo:country="US"/>
    </style:style>
    <style:style style:name="T1389" style:parent-style-name="DefaultParagraphFont" style:family="text">
      <style:text-properties fo:language="en" fo:country="US"/>
    </style:style>
    <style:style style:name="T1390" style:parent-style-name="DefaultParagraphFont" style:family="text">
      <style:text-properties fo:language="en" fo:country="US"/>
    </style:style>
    <style:style style:name="T1391" style:parent-style-name="DefaultParagraphFont" style:family="text">
      <style:text-properties fo:language="en" fo:country="US"/>
    </style:style>
    <style:style style:name="T1392" style:parent-style-name="DefaultParagraphFont" style:family="text">
      <style:text-properties fo:language="en" fo:country="US"/>
    </style:style>
    <style:style style:name="T1393" style:parent-style-name="DefaultParagraphFont" style:family="text">
      <style:text-properties fo:language="en" fo:country="US"/>
    </style:style>
    <style:style style:name="T1394" style:parent-style-name="DefaultParagraphFont" style:family="text">
      <style:text-properties fo:language="en" fo:country="US"/>
    </style:style>
    <style:style style:name="T1395" style:parent-style-name="DefaultParagraphFont" style:family="text">
      <style:text-properties fo:language="en" fo:country="US"/>
    </style:style>
    <style:style style:name="T1396" style:parent-style-name="DefaultParagraphFont" style:family="text">
      <style:text-properties fo:language="en" fo:country="US"/>
    </style:style>
    <style:style style:name="T1397" style:parent-style-name="DefaultParagraphFont" style:family="text">
      <style:text-properties fo:language="en" fo:country="US"/>
    </style:style>
    <style:style style:name="T1398" style:parent-style-name="DefaultParagraphFont" style:family="text">
      <style:text-properties fo:language="en" fo:country="US"/>
    </style:style>
    <style:style style:name="T1399" style:parent-style-name="DefaultParagraphFont" style:family="text">
      <style:text-properties fo:font-style="italic" style:font-style-asian="italic" style:font-style-complex="italic"/>
    </style:style>
    <style:style style:name="T1400" style:parent-style-name="DefaultParagraphFont" style:family="text">
      <style:text-properties fo:language="en" fo:country="US"/>
    </style:style>
    <style:style style:name="T1401" style:parent-style-name="DefaultParagraphFont" style:family="text">
      <style:text-properties fo:language="en" fo:country="US"/>
    </style:style>
    <style:style style:name="T1402" style:parent-style-name="DefaultParagraphFont" style:family="text">
      <style:text-properties fo:language="en" fo:country="US"/>
    </style:style>
    <style:style style:name="T1403" style:parent-style-name="DefaultParagraphFont" style:family="text">
      <style:text-properties fo:language="en" fo:country="US"/>
    </style:style>
    <style:style style:name="T1404" style:parent-style-name="DefaultParagraphFont" style:family="text">
      <style:text-properties fo:language="en" fo:country="US"/>
    </style:style>
    <style:style style:name="T1405" style:parent-style-name="DefaultParagraphFont" style:family="text">
      <style:text-properties fo:language="en" fo:country="US"/>
    </style:style>
    <style:style style:name="T1406" style:parent-style-name="DefaultParagraphFont" style:family="text">
      <style:text-properties fo:language="en" fo:country="US"/>
    </style:style>
    <style:style style:name="T1407" style:parent-style-name="DefaultParagraphFont" style:family="text">
      <style:text-properties fo:language="en" fo:country="US"/>
    </style:style>
    <style:style style:name="T1408" style:parent-style-name="DefaultParagraphFont" style:family="text">
      <style:text-properties fo:language="en" fo:country="US"/>
    </style:style>
    <style:style style:name="T1409" style:parent-style-name="DefaultParagraphFont" style:family="text">
      <style:text-properties fo:language="en" fo:country="US"/>
    </style:style>
    <style:style style:name="T1410" style:parent-style-name="DefaultParagraphFont" style:family="text">
      <style:text-properties fo:language="en" fo:country="US"/>
    </style:style>
    <style:style style:name="T1411" style:parent-style-name="DefaultParagraphFont" style:family="text">
      <style:text-properties fo:font-style="italic" style:font-style-asian="italic" style:font-style-complex="italic"/>
    </style:style>
    <style:style style:name="T1412" style:parent-style-name="DefaultParagraphFont" style:family="text">
      <style:text-properties fo:language="en" fo:country="US"/>
    </style:style>
    <style:style style:name="T1413" style:parent-style-name="DefaultParagraphFont" style:family="text">
      <style:text-properties fo:language="en" fo:country="US"/>
    </style:style>
    <style:style style:name="T1414" style:parent-style-name="DefaultParagraphFont" style:family="text">
      <style:text-properties fo:font-style="italic" style:font-style-asian="italic" style:font-style-complex="italic"/>
    </style:style>
    <style:style style:name="T1415" style:parent-style-name="DefaultParagraphFont" style:family="text">
      <style:text-properties fo:language="en" fo:country="US"/>
    </style:style>
    <style:style style:name="T1416" style:parent-style-name="DefaultParagraphFont" style:family="text">
      <style:text-properties fo:language="en" fo:country="US"/>
    </style:style>
    <style:style style:name="T1417" style:parent-style-name="DefaultParagraphFont" style:family="text">
      <style:text-properties fo:language="en" fo:country="US"/>
    </style:style>
    <style:style style:name="T1418" style:parent-style-name="DefaultParagraphFont" style:family="text">
      <style:text-properties fo:language="en" fo:country="US"/>
    </style:style>
    <style:style style:name="T1419" style:parent-style-name="DefaultParagraphFont" style:family="text">
      <style:text-properties fo:language="en" fo:country="US"/>
    </style:style>
    <style:style style:name="T1420" style:parent-style-name="DefaultParagraphFont" style:family="text">
      <style:text-properties fo:language="en" fo:country="US"/>
    </style:style>
    <style:style style:name="T1421" style:parent-style-name="DefaultParagraphFont" style:family="text">
      <style:text-properties fo:language="en" fo:country="US"/>
    </style:style>
    <style:style style:name="T1422" style:parent-style-name="DefaultParagraphFont" style:family="text">
      <style:text-properties fo:language="en" fo:country="US"/>
    </style:style>
    <style:style style:name="T1423" style:parent-style-name="DefaultParagraphFont" style:family="text">
      <style:text-properties fo:language="en" fo:country="US"/>
    </style:style>
    <style:style style:name="T1424" style:parent-style-name="DefaultParagraphFont" style:family="text">
      <style:text-properties fo:language="en" fo:country="US"/>
    </style:style>
    <style:style style:name="T1425" style:parent-style-name="DefaultParagraphFont" style:family="text">
      <style:text-properties fo:language="en" fo:country="US"/>
    </style:style>
    <style:style style:name="T1426" style:parent-style-name="DefaultParagraphFont" style:family="text">
      <style:text-properties fo:language="en" fo:country="US"/>
    </style:style>
    <style:style style:name="T1427" style:parent-style-name="DefaultParagraphFont" style:family="text">
      <style:text-properties fo:language="en" fo:country="US"/>
    </style:style>
    <style:style style:name="T1428" style:parent-style-name="DefaultParagraphFont" style:family="text">
      <style:text-properties fo:language="en" fo:country="US"/>
    </style:style>
    <style:style style:name="T1429" style:parent-style-name="DefaultParagraphFont" style:family="text">
      <style:text-properties fo:language="en" fo:country="US"/>
    </style:style>
    <style:style style:name="T1430" style:parent-style-name="DefaultParagraphFont" style:family="text">
      <style:text-properties fo:language="en" fo:country="US"/>
    </style:style>
    <style:style style:name="T1431" style:parent-style-name="DefaultParagraphFont" style:family="text">
      <style:text-properties fo:language="en" fo:country="US"/>
    </style:style>
    <style:style style:name="T1432" style:parent-style-name="DefaultParagraphFont" style:family="text">
      <style:text-properties fo:language="en" fo:country="US"/>
    </style:style>
    <style:style style:name="T1433" style:parent-style-name="DefaultParagraphFont" style:family="text">
      <style:text-properties fo:language="en" fo:country="US"/>
    </style:style>
    <style:style style:name="T1434" style:parent-style-name="DefaultParagraphFont" style:family="text">
      <style:text-properties fo:language="en" fo:country="US"/>
    </style:style>
    <style:style style:name="T1435" style:parent-style-name="DefaultParagraphFont" style:family="text">
      <style:text-properties fo:language="en" fo:country="US"/>
    </style:style>
    <style:style style:name="T1436" style:parent-style-name="DefaultParagraphFont" style:family="text">
      <style:text-properties fo:language="en" fo:country="US"/>
    </style:style>
    <style:style style:name="T1437" style:parent-style-name="DefaultParagraphFont" style:family="text">
      <style:text-properties fo:language="en" fo:country="US"/>
    </style:style>
    <style:style style:name="T1438" style:parent-style-name="DefaultParagraphFont" style:family="text">
      <style:text-properties fo:language="en" fo:country="US"/>
    </style:style>
    <style:style style:name="T1439" style:parent-style-name="DefaultParagraphFont" style:family="text">
      <style:text-properties fo:language="en" fo:country="US"/>
    </style:style>
    <style:style style:name="T1440" style:parent-style-name="DefaultParagraphFont" style:family="text">
      <style:text-properties fo:language="en" fo:country="US"/>
    </style:style>
    <style:style style:name="T1441" style:parent-style-name="DefaultParagraphFont" style:family="text">
      <style:text-properties fo:language="en" fo:country="US"/>
    </style:style>
    <style:style style:name="T1442" style:parent-style-name="DefaultParagraphFont" style:family="text">
      <style:text-properties fo:language="en" fo:country="US"/>
    </style:style>
    <style:style style:name="T1443" style:parent-style-name="DefaultParagraphFont" style:family="text">
      <style:text-properties fo:language="en" fo:country="US"/>
    </style:style>
    <style:style style:name="T1444" style:parent-style-name="DefaultParagraphFont" style:family="text">
      <style:text-properties fo:language="en" fo:country="US"/>
    </style:style>
    <style:style style:name="T1445" style:parent-style-name="DefaultParagraphFont" style:family="text">
      <style:text-properties fo:language="en" fo:country="US"/>
    </style:style>
    <style:style style:name="T1446" style:parent-style-name="DefaultParagraphFont" style:family="text">
      <style:text-properties fo:language="en" fo:country="US"/>
    </style:style>
    <style:style style:name="T1447" style:parent-style-name="DefaultParagraphFont" style:family="text">
      <style:text-properties fo:language="en" fo:country="US"/>
    </style:style>
    <style:style style:name="T1448" style:parent-style-name="DefaultParagraphFont" style:family="text">
      <style:text-properties fo:language="en" fo:country="US"/>
    </style:style>
    <style:style style:name="T1449" style:parent-style-name="DefaultParagraphFont" style:family="text">
      <style:text-properties fo:language="en" fo:country="US"/>
    </style:style>
    <style:style style:name="T1450" style:parent-style-name="DefaultParagraphFont" style:family="text">
      <style:text-properties fo:language="en" fo:country="US"/>
    </style:style>
    <style:style style:name="T1451" style:parent-style-name="DefaultParagraphFont" style:family="text">
      <style:text-properties fo:language="en" fo:country="US"/>
    </style:style>
    <style:style style:name="T1452" style:parent-style-name="DefaultParagraphFont" style:family="text">
      <style:text-properties fo:language="en" fo:country="US"/>
    </style:style>
    <style:style style:name="T1453" style:parent-style-name="DefaultParagraphFont" style:family="text">
      <style:text-properties fo:language="en" fo:country="US"/>
    </style:style>
    <style:style style:name="T1454" style:parent-style-name="DefaultParagraphFont" style:family="text">
      <style:text-properties fo:language="en" fo:country="US"/>
    </style:style>
    <style:style style:name="T1455" style:parent-style-name="DefaultParagraphFont" style:family="text">
      <style:text-properties fo:language="en" fo:country="US"/>
    </style:style>
    <style:style style:name="T1456" style:parent-style-name="DefaultParagraphFont" style:family="text">
      <style:text-properties fo:language="en" fo:country="US"/>
    </style:style>
    <style:style style:name="T1457" style:parent-style-name="DefaultParagraphFont" style:family="text">
      <style:text-properties fo:language="en" fo:country="US"/>
    </style:style>
    <style:style style:name="T1458" style:parent-style-name="DefaultParagraphFont" style:family="text">
      <style:text-properties fo:language="en" fo:country="US"/>
    </style:style>
    <style:style style:name="T1459" style:parent-style-name="DefaultParagraphFont" style:family="text">
      <style:text-properties fo:language="en" fo:country="US"/>
    </style:style>
    <style:style style:name="T1460" style:parent-style-name="DefaultParagraphFont" style:family="text">
      <style:text-properties fo:language="en" fo:country="US"/>
    </style:style>
    <style:style style:name="T1461" style:parent-style-name="DefaultParagraphFont" style:family="text">
      <style:text-properties fo:language="en" fo:country="US"/>
    </style:style>
    <style:style style:name="T1462" style:parent-style-name="DefaultParagraphFont" style:family="text">
      <style:text-properties fo:language="en" fo:country="US"/>
    </style:style>
    <style:style style:name="T1463" style:parent-style-name="DefaultParagraphFont" style:family="text">
      <style:text-properties fo:language="en" fo:country="US"/>
    </style:style>
    <style:style style:name="T1464" style:parent-style-name="DefaultParagraphFont" style:family="text">
      <style:text-properties fo:language="en" fo:country="US"/>
    </style:style>
    <style:style style:name="T1465" style:parent-style-name="DefaultParagraphFont" style:family="text">
      <style:text-properties fo:language="en" fo:country="US"/>
    </style:style>
    <style:style style:name="T1466" style:parent-style-name="DefaultParagraphFont" style:family="text">
      <style:text-properties fo:language="en" fo:country="US"/>
    </style:style>
    <style:style style:name="T1467" style:parent-style-name="DefaultParagraphFont" style:family="text">
      <style:text-properties fo:language="en" fo:country="US"/>
    </style:style>
    <style:style style:name="T1468" style:parent-style-name="DefaultParagraphFont" style:family="text">
      <style:text-properties fo:language="en" fo:country="US"/>
    </style:style>
    <style:style style:name="T1469" style:parent-style-name="DefaultParagraphFont" style:family="text">
      <style:text-properties fo:language="en" fo:country="US"/>
    </style:style>
    <style:style style:name="T1470" style:parent-style-name="DefaultParagraphFont" style:family="text">
      <style:text-properties fo:language="en" fo:country="US"/>
    </style:style>
    <style:style style:name="T1471" style:parent-style-name="DefaultParagraphFont" style:family="text">
      <style:text-properties fo:language="en" fo:country="US"/>
    </style:style>
    <style:style style:name="T1472" style:parent-style-name="DefaultParagraphFont" style:family="text">
      <style:text-properties fo:language="en" fo:country="US"/>
    </style:style>
    <style:style style:name="T1473" style:parent-style-name="DefaultParagraphFont" style:family="text">
      <style:text-properties fo:language="en" fo:country="US"/>
    </style:style>
    <style:style style:name="T1474" style:parent-style-name="DefaultParagraphFont" style:family="text">
      <style:text-properties fo:language="en" fo:country="US"/>
    </style:style>
    <style:style style:name="T1475" style:parent-style-name="DefaultParagraphFont" style:family="text">
      <style:text-properties fo:language="en" fo:country="US"/>
    </style:style>
    <style:style style:name="T1476" style:parent-style-name="DefaultParagraphFont" style:family="text">
      <style:text-properties fo:language="en" fo:country="US"/>
    </style:style>
    <style:style style:name="T1477" style:parent-style-name="DefaultParagraphFont" style:family="text">
      <style:text-properties fo:language="en" fo:country="US"/>
    </style:style>
    <style:style style:name="T1478" style:parent-style-name="DefaultParagraphFont" style:family="text">
      <style:text-properties fo:language="en" fo:country="US"/>
    </style:style>
    <style:style style:name="T1479" style:parent-style-name="DefaultParagraphFont" style:family="text">
      <style:text-properties fo:language="en" fo:country="US"/>
    </style:style>
    <style:style style:name="T1480" style:parent-style-name="DefaultParagraphFont" style:family="text">
      <style:text-properties fo:language="en" fo:country="US"/>
    </style:style>
    <style:style style:name="T1481" style:parent-style-name="DefaultParagraphFont" style:family="text">
      <style:text-properties fo:language="en" fo:country="US"/>
    </style:style>
    <style:style style:name="T1482" style:parent-style-name="DefaultParagraphFont" style:family="text">
      <style:text-properties fo:language="en" fo:country="US"/>
    </style:style>
    <style:style style:name="T1483" style:parent-style-name="DefaultParagraphFont" style:family="text">
      <style:text-properties fo:language="en" fo:country="US"/>
    </style:style>
    <style:style style:name="T1484" style:parent-style-name="DefaultParagraphFont" style:family="text">
      <style:text-properties fo:language="en" fo:country="US"/>
    </style:style>
    <style:style style:name="T1485" style:parent-style-name="DefaultParagraphFont" style:family="text">
      <style:text-properties fo:language="en" fo:country="US"/>
    </style:style>
    <style:style style:name="T1486" style:parent-style-name="DefaultParagraphFont" style:family="text">
      <style:text-properties fo:language="en" fo:country="US"/>
    </style:style>
    <style:style style:name="T1487" style:parent-style-name="DefaultParagraphFont" style:family="text">
      <style:text-properties fo:language="en" fo:country="US"/>
    </style:style>
    <style:style style:name="T1488" style:parent-style-name="DefaultParagraphFont" style:family="text">
      <style:text-properties fo:language="en" fo:country="US"/>
    </style:style>
    <style:style style:name="T1489" style:parent-style-name="DefaultParagraphFont" style:family="text">
      <style:text-properties fo:language="en" fo:country="US"/>
    </style:style>
    <style:style style:name="T1490" style:parent-style-name="DefaultParagraphFont" style:family="text">
      <style:text-properties fo:language="en" fo:country="US"/>
    </style:style>
    <style:style style:name="T1491" style:parent-style-name="DefaultParagraphFont" style:family="text">
      <style:text-properties fo:language="en" fo:country="US"/>
    </style:style>
    <style:style style:name="T1492" style:parent-style-name="DefaultParagraphFont" style:family="text">
      <style:text-properties fo:language="en" fo:country="US"/>
    </style:style>
    <style:style style:name="T1493" style:parent-style-name="DefaultParagraphFont" style:family="text">
      <style:text-properties fo:language="en" fo:country="US"/>
    </style:style>
    <style:style style:name="T1494" style:parent-style-name="DefaultParagraphFont" style:family="text">
      <style:text-properties fo:language="en" fo:country="US"/>
    </style:style>
    <style:style style:name="T1495" style:parent-style-name="DefaultParagraphFont" style:family="text">
      <style:text-properties fo:language="en" fo:country="US"/>
    </style:style>
    <style:style style:name="T1496" style:parent-style-name="DefaultParagraphFont" style:family="text">
      <style:text-properties fo:language="en" fo:country="US"/>
    </style:style>
    <style:style style:name="T1497" style:parent-style-name="DefaultParagraphFont" style:family="text">
      <style:text-properties fo:language="en" fo:country="US"/>
    </style:style>
    <style:style style:name="T1498" style:parent-style-name="DefaultParagraphFont" style:family="text">
      <style:text-properties fo:language="en" fo:country="US"/>
    </style:style>
    <style:style style:name="T1499" style:parent-style-name="DefaultParagraphFont" style:family="text">
      <style:text-properties fo:language="en" fo:country="US"/>
    </style:style>
    <style:style style:name="T1500" style:parent-style-name="DefaultParagraphFont" style:family="text">
      <style:text-properties fo:language="en" fo:country="US"/>
    </style:style>
    <style:style style:name="T1501" style:parent-style-name="DefaultParagraphFont" style:family="text">
      <style:text-properties fo:language="en" fo:country="US"/>
    </style:style>
    <style:style style:name="T1502" style:parent-style-name="DefaultParagraphFont" style:family="text">
      <style:text-properties fo:language="en" fo:country="US"/>
    </style:style>
    <style:style style:name="T1503" style:parent-style-name="DefaultParagraphFont" style:family="text">
      <style:text-properties fo:language="en" fo:country="US"/>
    </style:style>
    <style:style style:name="T1504" style:parent-style-name="DefaultParagraphFont" style:family="text">
      <style:text-properties fo:language="en" fo:country="US"/>
    </style:style>
    <style:style style:name="T1505" style:parent-style-name="DefaultParagraphFont" style:family="text">
      <style:text-properties fo:language="en" fo:country="US"/>
    </style:style>
    <style:style style:name="T1506" style:parent-style-name="DefaultParagraphFont" style:family="text">
      <style:text-properties fo:language="en" fo:country="US"/>
    </style:style>
    <style:style style:name="T1507" style:parent-style-name="DefaultParagraphFont" style:family="text">
      <style:text-properties fo:language="en" fo:country="US"/>
    </style:style>
    <style:style style:name="T1508" style:parent-style-name="DefaultParagraphFont" style:family="text">
      <style:text-properties fo:language="en" fo:country="US"/>
    </style:style>
    <style:style style:name="T1509" style:parent-style-name="DefaultParagraphFont" style:family="text">
      <style:text-properties fo:language="en" fo:country="US"/>
    </style:style>
    <style:style style:name="T1510" style:parent-style-name="DefaultParagraphFont" style:family="text">
      <style:text-properties fo:language="en" fo:country="US"/>
    </style:style>
    <style:style style:name="T1511" style:parent-style-name="DefaultParagraphFont" style:family="text">
      <style:text-properties fo:language="en" fo:country="US"/>
    </style:style>
    <style:style style:name="T1512" style:parent-style-name="DefaultParagraphFont" style:family="text">
      <style:text-properties fo:language="en" fo:country="US"/>
    </style:style>
    <style:style style:name="T1513" style:parent-style-name="DefaultParagraphFont" style:family="text">
      <style:text-properties fo:language="en" fo:country="US"/>
    </style:style>
    <style:style style:name="T1514" style:parent-style-name="DefaultParagraphFont" style:family="text">
      <style:text-properties fo:language="en" fo:country="US"/>
    </style:style>
    <style:style style:name="T1515" style:parent-style-name="DefaultParagraphFont" style:family="text">
      <style:text-properties fo:language="en" fo:country="US"/>
    </style:style>
    <style:style style:name="T1516" style:parent-style-name="DefaultParagraphFont" style:family="text">
      <style:text-properties fo:language="en" fo:country="US"/>
    </style:style>
    <style:style style:name="T1517" style:parent-style-name="DefaultParagraphFont" style:family="text">
      <style:text-properties fo:language="en" fo:country="US"/>
    </style:style>
    <style:style style:name="T1518" style:parent-style-name="DefaultParagraphFont" style:family="text">
      <style:text-properties fo:language="en" fo:country="US"/>
    </style:style>
    <style:style style:name="P15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 style:writing-mode="rl-tb"/>
    </style:style>
    <style:style style:name="T1520" style:parent-style-name="DefaultParagraphFont" style:family="text">
      <style:text-properties fo:font-style="italic" style:font-style-asian="italic" style:font-style-complex="italic"/>
    </style:style>
    <style:style style:name="T1521" style:parent-style-name="DefaultParagraphFont" style:family="text">
      <style:text-properties fo:language="en" fo:country="US"/>
    </style:style>
    <style:style style:name="T1522" style:parent-style-name="DefaultParagraphFont" style:family="text">
      <style:text-properties fo:font-style="italic" style:font-style-asian="italic" style:font-style-complex="italic"/>
    </style:style>
    <style:style style:name="T1523" style:parent-style-name="DefaultParagraphFont" style:family="text">
      <style:text-properties fo:font-style="italic" style:font-style-asian="italic" style:font-style-complex="italic"/>
    </style:style>
    <style:style style:name="T1524" style:parent-style-name="DefaultParagraphFont" style:family="text">
      <style:text-properties fo:font-style="italic" style:font-style-asian="italic" style:font-style-complex="italic"/>
    </style:style>
    <style:style style:name="T1525" style:parent-style-name="DefaultParagraphFont" style:family="text">
      <style:text-properties fo:font-style="italic" style:font-style-asian="italic" style:font-style-complex="italic"/>
    </style:style>
    <style:style style:name="P152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 style:writing-mode="rl-tb"/>
    </style:style>
    <style:style style:name="T1527" style:parent-style-name="DefaultParagraphFont" style:family="text">
      <style:text-properties fo:language="en" fo:country="US"/>
    </style:style>
    <style:style style:name="T1528" style:parent-style-name="DefaultParagraphFont" style:family="text">
      <style:text-properties fo:language="en" fo:country="US"/>
    </style:style>
    <style:style style:name="T1529" style:parent-style-name="DefaultParagraphFont" style:family="text">
      <style:text-properties fo:language="en" fo:country="US"/>
    </style:style>
    <style:style style:name="T1530" style:parent-style-name="DefaultParagraphFont" style:family="text">
      <style:text-properties fo:language="en" fo:country="US"/>
    </style:style>
    <style:style style:name="T1531" style:parent-style-name="DefaultParagraphFont" style:family="text">
      <style:text-properties fo:language="en" fo:country="US"/>
    </style:style>
    <style:style style:name="T1532" style:parent-style-name="DefaultParagraphFont" style:family="text">
      <style:text-properties fo:language="en" fo:country="US"/>
    </style:style>
    <style:style style:name="T1533" style:parent-style-name="DefaultParagraphFont" style:family="text">
      <style:text-properties fo:language="en" fo:country="US"/>
    </style:style>
    <style:style style:name="T1534" style:parent-style-name="DefaultParagraphFont" style:family="text">
      <style:text-properties fo:language="en" fo:country="US"/>
    </style:style>
    <style:style style:name="T1535" style:parent-style-name="DefaultParagraphFont" style:family="text">
      <style:text-properties fo:language="en" fo:country="US"/>
    </style:style>
    <style:style style:name="T1536" style:parent-style-name="DefaultParagraphFont" style:family="text">
      <style:text-properties fo:language="en" fo:country="US"/>
    </style:style>
    <style:style style:name="T1537" style:parent-style-name="DefaultParagraphFont" style:family="text">
      <style:text-properties fo:language="en" fo:country="US"/>
    </style:style>
    <style:style style:name="T1538" style:parent-style-name="DefaultParagraphFont" style:family="text">
      <style:text-properties fo:language="en" fo:country="US"/>
    </style:style>
    <style:style style:name="T1539" style:parent-style-name="DefaultParagraphFont" style:family="text">
      <style:text-properties fo:language="en" fo:country="US"/>
    </style:style>
    <style:style style:name="T1540" style:parent-style-name="DefaultParagraphFont" style:family="text">
      <style:text-properties fo:language="en" fo:country="US"/>
    </style:style>
    <style:style style:name="T1541" style:parent-style-name="DefaultParagraphFont" style:family="text">
      <style:text-properties fo:language="en" fo:country="US"/>
    </style:style>
    <style:style style:name="T1542" style:parent-style-name="DefaultParagraphFont" style:family="text">
      <style:text-properties fo:language="en" fo:country="US"/>
    </style:style>
    <style:style style:name="T1543" style:parent-style-name="DefaultParagraphFont" style:family="text">
      <style:text-properties fo:language="en" fo:country="US"/>
    </style:style>
    <style:style style:name="T1544" style:parent-style-name="DefaultParagraphFont" style:family="text">
      <style:text-properties fo:language="en" fo:country="US"/>
    </style:style>
    <style:style style:name="T1545" style:parent-style-name="DefaultParagraphFont" style:family="text">
      <style:text-properties fo:language="en" fo:country="US"/>
    </style:style>
    <style:style style:name="T1546" style:parent-style-name="DefaultParagraphFont" style:family="text">
      <style:text-properties fo:language="en" fo:country="US"/>
    </style:style>
    <style:style style:name="T1547" style:parent-style-name="DefaultParagraphFont" style:family="text">
      <style:text-properties fo:language="en" fo:country="US"/>
    </style:style>
    <style:style style:name="T1548" style:parent-style-name="DefaultParagraphFont" style:family="text">
      <style:text-properties fo:language="en" fo:country="US"/>
    </style:style>
    <style:style style:name="T1549" style:parent-style-name="DefaultParagraphFont" style:family="text">
      <style:text-properties fo:language="en" fo:country="US"/>
    </style:style>
    <style:style style:name="T1550" style:parent-style-name="DefaultParagraphFont" style:family="text">
      <style:text-properties fo:language="en" fo:country="US"/>
    </style:style>
    <style:style style:name="T1551" style:parent-style-name="DefaultParagraphFont" style:family="text">
      <style:text-properties fo:language="en" fo:country="US"/>
    </style:style>
    <style:style style:name="T1552" style:parent-style-name="DefaultParagraphFont" style:family="text">
      <style:text-properties fo:language="en" fo:country="US"/>
    </style:style>
    <style:style style:name="T1553" style:parent-style-name="DefaultParagraphFont" style:family="text">
      <style:text-properties fo:language="en" fo:country="US"/>
    </style:style>
    <style:style style:name="T1554" style:parent-style-name="DefaultParagraphFont" style:family="text">
      <style:text-properties fo:language="en" fo:country="US"/>
    </style:style>
    <style:style style:name="T1555" style:parent-style-name="DefaultParagraphFont" style:family="text">
      <style:text-properties fo:language="en" fo:country="US"/>
    </style:style>
    <style:style style:name="T1556" style:parent-style-name="DefaultParagraphFont" style:family="text">
      <style:text-properties fo:language="en" fo:country="US"/>
    </style:style>
    <style:style style:name="T1557" style:parent-style-name="DefaultParagraphFont" style:family="text">
      <style:text-properties fo:language="en" fo:country="US"/>
    </style:style>
    <style:style style:name="T1558" style:parent-style-name="DefaultParagraphFont" style:family="text">
      <style:text-properties fo:language="en" fo:country="US"/>
    </style:style>
    <style:style style:name="T1559" style:parent-style-name="DefaultParagraphFont" style:family="text">
      <style:text-properties fo:language="en" fo:country="US"/>
    </style:style>
    <style:style style:name="T1560" style:parent-style-name="DefaultParagraphFont" style:family="text">
      <style:text-properties fo:language="en" fo:country="US"/>
    </style:style>
    <style:style style:name="T1561" style:parent-style-name="DefaultParagraphFont" style:family="text">
      <style:text-properties fo:language="en" fo:country="US"/>
    </style:style>
    <style:style style:name="T1562" style:parent-style-name="DefaultParagraphFont" style:family="text">
      <style:text-properties fo:language="en" fo:country="US"/>
    </style:style>
    <style:style style:name="T1563" style:parent-style-name="DefaultParagraphFont" style:family="text">
      <style:text-properties fo:language="en" fo:country="US"/>
    </style:style>
    <style:style style:name="T1564" style:parent-style-name="DefaultParagraphFont" style:family="text">
      <style:text-properties fo:language="en" fo:country="US"/>
    </style:style>
    <style:style style:name="T1565" style:parent-style-name="DefaultParagraphFont" style:family="text">
      <style:text-properties fo:language="en" fo:country="US"/>
    </style:style>
    <style:style style:name="T1566" style:parent-style-name="DefaultParagraphFont" style:family="text">
      <style:text-properties fo:language="en" fo:country="US"/>
    </style:style>
    <style:style style:name="T1567" style:parent-style-name="DefaultParagraphFont" style:family="text">
      <style:text-properties fo:language="en" fo:country="US"/>
    </style:style>
    <style:style style:name="T1568" style:parent-style-name="DefaultParagraphFont" style:family="text">
      <style:text-properties fo:language="en" fo:country="US"/>
    </style:style>
    <style:style style:name="T1569" style:parent-style-name="DefaultParagraphFont" style:family="text">
      <style:text-properties fo:language="en" fo:country="US"/>
    </style:style>
    <style:style style:name="T1570" style:parent-style-name="DefaultParagraphFont" style:family="text">
      <style:text-properties fo:language="en" fo:country="US"/>
    </style:style>
    <style:style style:name="T1571" style:parent-style-name="DefaultParagraphFont" style:family="text">
      <style:text-properties fo:language="en" fo:country="US"/>
    </style:style>
    <style:style style:name="T1572" style:parent-style-name="DefaultParagraphFont" style:family="text">
      <style:text-properties fo:language="en" fo:country="US"/>
    </style:style>
    <style:style style:name="T1573" style:parent-style-name="DefaultParagraphFont" style:family="text">
      <style:text-properties fo:language="en" fo:country="US"/>
    </style:style>
    <style:style style:name="T1574" style:parent-style-name="DefaultParagraphFont" style:family="text">
      <style:text-properties fo:language="en" fo:country="US"/>
    </style:style>
    <style:style style:name="T1575" style:parent-style-name="DefaultParagraphFont" style:family="text">
      <style:text-properties fo:language="en" fo:country="US"/>
    </style:style>
    <style:style style:name="T1576" style:parent-style-name="DefaultParagraphFont" style:family="text">
      <style:text-properties fo:language="en" fo:country="US"/>
    </style:style>
    <style:style style:name="T1577" style:parent-style-name="DefaultParagraphFont" style:family="text">
      <style:text-properties fo:language="en" fo:country="US"/>
    </style:style>
    <style:style style:name="T1578" style:parent-style-name="DefaultParagraphFont" style:family="text">
      <style:text-properties fo:language="en" fo:country="US"/>
    </style:style>
    <style:style style:name="T1579" style:parent-style-name="DefaultParagraphFont" style:family="text">
      <style:text-properties fo:language="en" fo:country="US"/>
    </style:style>
    <style:style style:name="T1580" style:parent-style-name="DefaultParagraphFont" style:family="text">
      <style:text-properties fo:language="en" fo:country="US"/>
    </style:style>
    <style:style style:name="T1581" style:parent-style-name="DefaultParagraphFont" style:family="text">
      <style:text-properties fo:language="en" fo:country="US"/>
    </style:style>
    <style:style style:name="T1582" style:parent-style-name="DefaultParagraphFont" style:family="text">
      <style:text-properties fo:language="en" fo:country="US"/>
    </style:style>
    <style:style style:name="T1583" style:parent-style-name="DefaultParagraphFont" style:family="text">
      <style:text-properties fo:language="en" fo:country="US"/>
    </style:style>
    <style:style style:name="T1584" style:parent-style-name="DefaultParagraphFont" style:family="text">
      <style:text-properties fo:language="en" fo:country="US"/>
    </style:style>
    <style:style style:name="T1585" style:parent-style-name="DefaultParagraphFont" style:family="text">
      <style:text-properties fo:language="en" fo:country="US"/>
    </style:style>
    <style:style style:name="T1586" style:parent-style-name="DefaultParagraphFont" style:family="text">
      <style:text-properties fo:language="en" fo:country="US"/>
    </style:style>
    <style:style style:name="T1587" style:parent-style-name="DefaultParagraphFont" style:family="text">
      <style:text-properties fo:language="en" fo:country="US"/>
    </style:style>
    <style:style style:name="T1588" style:parent-style-name="DefaultParagraphFont" style:family="text">
      <style:text-properties fo:language="en" fo:country="US"/>
    </style:style>
    <style:style style:name="T1589" style:parent-style-name="DefaultParagraphFont" style:family="text">
      <style:text-properties fo:language="en" fo:country="US"/>
    </style:style>
    <style:style style:name="T1590" style:parent-style-name="DefaultParagraphFont" style:family="text">
      <style:text-properties fo:language="en" fo:country="US"/>
    </style:style>
    <style:style style:name="T1591" style:parent-style-name="DefaultParagraphFont" style:family="text">
      <style:text-properties fo:language="en" fo:country="US"/>
    </style:style>
    <style:style style:name="T1592" style:parent-style-name="DefaultParagraphFont" style:family="text">
      <style:text-properties fo:language="en" fo:country="US"/>
    </style:style>
    <style:style style:name="T1593" style:parent-style-name="DefaultParagraphFont" style:family="text">
      <style:text-properties fo:language="en" fo:country="US"/>
    </style:style>
    <style:style style:name="T1594" style:parent-style-name="DefaultParagraphFont" style:family="text">
      <style:text-properties fo:language="en" fo:country="US"/>
    </style:style>
    <style:style style:name="T1595" style:parent-style-name="DefaultParagraphFont" style:family="text">
      <style:text-properties fo:language="en" fo:country="US"/>
    </style:style>
    <style:style style:name="T1596" style:parent-style-name="DefaultParagraphFont" style:family="text">
      <style:text-properties fo:language="en" fo:country="US"/>
    </style:style>
    <style:style style:name="T1597" style:parent-style-name="DefaultParagraphFont" style:family="text">
      <style:text-properties fo:language="en" fo:country="US"/>
    </style:style>
    <style:style style:name="T1598" style:parent-style-name="DefaultParagraphFont" style:family="text">
      <style:text-properties fo:language="en" fo:country="US"/>
    </style:style>
    <style:style style:name="T1599" style:parent-style-name="DefaultParagraphFont" style:family="text">
      <style:text-properties fo:language="en" fo:country="US"/>
    </style:style>
    <style:style style:name="T1600" style:parent-style-name="DefaultParagraphFont" style:family="text">
      <style:text-properties fo:language="en" fo:country="US"/>
    </style:style>
    <style:style style:name="T1601" style:parent-style-name="DefaultParagraphFont" style:family="text">
      <style:text-properties fo:language="en" fo:country="US"/>
    </style:style>
    <style:style style:name="T1602" style:parent-style-name="DefaultParagraphFont" style:family="text">
      <style:text-properties fo:language="en" fo:country="US"/>
    </style:style>
    <style:style style:name="T1603" style:parent-style-name="DefaultParagraphFont" style:family="text">
      <style:text-properties fo:language="en" fo:country="US"/>
    </style:style>
    <style:style style:name="T1604" style:parent-style-name="DefaultParagraphFont" style:family="text">
      <style:text-properties fo:language="en" fo:country="US"/>
    </style:style>
    <style:style style:name="T1605" style:parent-style-name="DefaultParagraphFont" style:family="text">
      <style:text-properties fo:language="en" fo:country="US"/>
    </style:style>
    <style:style style:name="T1606" style:parent-style-name="DefaultParagraphFont" style:family="text">
      <style:text-properties fo:language="en" fo:country="US"/>
    </style:style>
    <style:style style:name="T1607" style:parent-style-name="DefaultParagraphFont" style:family="text">
      <style:text-properties fo:language="en" fo:country="US"/>
    </style:style>
    <style:style style:name="T1608" style:parent-style-name="DefaultParagraphFont" style:family="text">
      <style:text-properties fo:language="en" fo:country="US"/>
    </style:style>
    <style:style style:name="T1609" style:parent-style-name="DefaultParagraphFont" style:family="text">
      <style:text-properties fo:language="en" fo:country="US"/>
    </style:style>
    <style:style style:name="T1610" style:parent-style-name="DefaultParagraphFont" style:family="text">
      <style:text-properties fo:language="en" fo:country="US"/>
    </style:style>
    <style:style style:name="T1611" style:parent-style-name="DefaultParagraphFont" style:family="text">
      <style:text-properties fo:language="en" fo:country="US"/>
    </style:style>
    <style:style style:name="T1612" style:parent-style-name="DefaultParagraphFont" style:family="text">
      <style:text-properties fo:language="en" fo:country="US"/>
    </style:style>
    <style:style style:name="T1613" style:parent-style-name="DefaultParagraphFont" style:family="text">
      <style:text-properties fo:language="en" fo:country="US"/>
    </style:style>
    <style:style style:name="T1614" style:parent-style-name="DefaultParagraphFont" style:family="text">
      <style:text-properties fo:language="en" fo:country="US"/>
    </style:style>
    <style:style style:name="T1615" style:parent-style-name="DefaultParagraphFont" style:family="text">
      <style:text-properties fo:language="en" fo:country="US"/>
    </style:style>
    <style:style style:name="T1616" style:parent-style-name="DefaultParagraphFont" style:family="text">
      <style:text-properties fo:language="en" fo:country="US"/>
    </style:style>
    <style:style style:name="T1617" style:parent-style-name="DefaultParagraphFont" style:family="text">
      <style:text-properties fo:language="en" fo:country="US"/>
    </style:style>
    <style:style style:name="T1618" style:parent-style-name="DefaultParagraphFont" style:family="text">
      <style:text-properties fo:language="en" fo:country="US"/>
    </style:style>
    <style:style style:name="T1619" style:parent-style-name="DefaultParagraphFont" style:family="text">
      <style:text-properties fo:language="en" fo:country="US"/>
    </style:style>
    <style:style style:name="T1620" style:parent-style-name="DefaultParagraphFont" style:family="text">
      <style:text-properties fo:language="en" fo:country="US"/>
    </style:style>
    <style:style style:name="T1621" style:parent-style-name="DefaultParagraphFont" style:family="text">
      <style:text-properties fo:language="en" fo:country="US"/>
    </style:style>
    <style:style style:name="T1622" style:parent-style-name="DefaultParagraphFont" style:family="text">
      <style:text-properties fo:language="en" fo:country="US"/>
    </style:style>
    <style:style style:name="T1623" style:parent-style-name="DefaultParagraphFont" style:family="text">
      <style:text-properties fo:language="en" fo:country="US"/>
    </style:style>
    <style:style style:name="T1624" style:parent-style-name="DefaultParagraphFont" style:family="text">
      <style:text-properties fo:language="en" fo:country="US"/>
    </style:style>
    <style:style style:name="T1625" style:parent-style-name="DefaultParagraphFont" style:family="text">
      <style:text-properties fo:language="en" fo:country="US"/>
    </style:style>
    <style:style style:name="T1626" style:parent-style-name="DefaultParagraphFont" style:family="text">
      <style:text-properties fo:language="en" fo:country="US"/>
    </style:style>
    <style:style style:name="T1627" style:parent-style-name="DefaultParagraphFont" style:family="text">
      <style:text-properties fo:language="en" fo:country="US"/>
    </style:style>
    <style:style style:name="T1628" style:parent-style-name="DefaultParagraphFont" style:family="text">
      <style:text-properties fo:language="en" fo:country="US"/>
    </style:style>
    <style:style style:name="T1629" style:parent-style-name="DefaultParagraphFont" style:family="text">
      <style:text-properties fo:language="en" fo:country="US"/>
    </style:style>
    <style:style style:name="T1630" style:parent-style-name="DefaultParagraphFont" style:family="text">
      <style:text-properties fo:language="en" fo:country="US"/>
    </style:style>
    <style:style style:name="T1631" style:parent-style-name="DefaultParagraphFont" style:family="text">
      <style:text-properties fo:language="en" fo:country="US"/>
    </style:style>
    <style:style style:name="T1632" style:parent-style-name="DefaultParagraphFont" style:family="text">
      <style:text-properties fo:language="en" fo:country="US"/>
    </style:style>
    <style:style style:name="T1633" style:parent-style-name="DefaultParagraphFont" style:family="text">
      <style:text-properties fo:language="en" fo:country="US"/>
    </style:style>
    <style:style style:name="T1634" style:parent-style-name="DefaultParagraphFont" style:family="text">
      <style:text-properties fo:language="en" fo:country="US"/>
    </style:style>
    <style:style style:name="T1635" style:parent-style-name="DefaultParagraphFont" style:family="text">
      <style:text-properties fo:language="en" fo:country="US"/>
    </style:style>
    <style:style style:name="T1636" style:parent-style-name="DefaultParagraphFont" style:family="text">
      <style:text-properties fo:language="en" fo:country="US"/>
    </style:style>
    <style:style style:name="T1637" style:parent-style-name="DefaultParagraphFont" style:family="text">
      <style:text-properties fo:language="en" fo:country="US"/>
    </style:style>
    <style:style style:name="T1638" style:parent-style-name="DefaultParagraphFont" style:family="text">
      <style:text-properties fo:language="en" fo:country="US"/>
    </style:style>
    <style:style style:name="T1639" style:parent-style-name="DefaultParagraphFont" style:family="text">
      <style:text-properties fo:language="en" fo:country="US"/>
    </style:style>
    <style:style style:name="T1640" style:parent-style-name="DefaultParagraphFont" style:family="text">
      <style:text-properties fo:language="en" fo:country="US"/>
    </style:style>
    <style:style style:name="T1641" style:parent-style-name="DefaultParagraphFont" style:family="text">
      <style:text-properties fo:language="en" fo:country="US"/>
    </style:style>
    <style:style style:name="T1642" style:parent-style-name="DefaultParagraphFont" style:family="text">
      <style:text-properties fo:language="en" fo:country="US"/>
    </style:style>
    <style:style style:name="T1643" style:parent-style-name="DefaultParagraphFont" style:family="text">
      <style:text-properties fo:language="en" fo:country="US"/>
    </style:style>
    <style:style style:name="T1644" style:parent-style-name="DefaultParagraphFont" style:family="text">
      <style:text-properties fo:language="en" fo:country="US"/>
    </style:style>
    <style:style style:name="T1645" style:parent-style-name="DefaultParagraphFont" style:family="text">
      <style:text-properties fo:language="en" fo:country="US"/>
    </style:style>
    <style:style style:name="T1646" style:parent-style-name="DefaultParagraphFont" style:family="text">
      <style:text-properties fo:language="en" fo:country="US"/>
    </style:style>
    <style:style style:name="T1647" style:parent-style-name="DefaultParagraphFont" style:family="text">
      <style:text-properties fo:language="en" fo:country="US"/>
    </style:style>
    <style:style style:name="T1648" style:parent-style-name="DefaultParagraphFont" style:family="text">
      <style:text-properties fo:language="en" fo:country="US"/>
    </style:style>
    <style:style style:name="T1649" style:parent-style-name="DefaultParagraphFont" style:family="text">
      <style:text-properties fo:language="en" fo:country="US"/>
    </style:style>
    <style:style style:name="T1650" style:parent-style-name="DefaultParagraphFont" style:family="text">
      <style:text-properties fo:language="en" fo:country="US"/>
    </style:style>
    <style:style style:name="P1651" style:parent-style-name="Normal" style:family="paragraph">
      <style:paragraph-properties fo:text-align="end" style:writing-mode="rl-tb"/>
    </style:style>
    <style:style style:name="T1652" style:parent-style-name="DefaultParagraphFont" style:family="text">
      <style:text-properties fo:language="en" fo:country="US"/>
    </style:style>
    <style:style style:name="T1653" style:parent-style-name="DefaultParagraphFont" style:family="text">
      <style:text-properties fo:language="en" fo:country="US"/>
    </style:style>
    <style:style style:name="T1654" style:parent-style-name="DefaultParagraphFont" style:family="text">
      <style:text-properties fo:font-style="italic" style:font-style-asian="italic" style:font-style-complex="italic"/>
    </style:style>
    <style:style style:name="T1655" style:parent-style-name="DefaultParagraphFont" style:family="text">
      <style:text-properties fo:font-style="italic" style:font-style-asian="italic" style:font-style-complex="italic"/>
    </style:style>
    <style:style style:name="T1656" style:parent-style-name="DefaultParagraphFont" style:family="text">
      <style:text-properties fo:font-style="italic" style:font-style-asian="italic" style:font-style-complex="italic"/>
    </style:style>
    <style:style style:name="T1657" style:parent-style-name="DefaultParagraphFont" style:family="text">
      <style:text-properties fo:font-style="italic" style:font-style-asian="italic" style:font-style-complex="italic"/>
    </style:style>
    <style:style style:name="T1658" style:parent-style-name="DefaultParagraphFont" style:family="text">
      <style:text-properties fo:font-style="italic" style:font-style-asian="italic" style:font-style-complex="italic"/>
    </style:style>
    <style:style style:name="T1659" style:parent-style-name="DefaultParagraphFont" style:family="text">
      <style:text-properties fo:language="en" fo:country="US" style:language-complex="he" style:country-complex="IL"/>
    </style:style>
    <style:style style:name="P1660" style:parent-style-name="Normal" style:family="paragraph">
      <style:paragraph-properties fo:text-align="end" style:writing-mode="rl-tb"/>
    </style:style>
    <style:style style:name="P1661" style:parent-style-name="Normal" style:family="paragraph">
      <style:paragraph-properties fo:text-align="end" style:writing-mode="rl-tb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ackage quickcall;<text:line-break/><text:line-break/>import java.util.Stack;<text:line-break/><text:line-break/>public class BackNavigation {<text:line-break/><text:s text:c="4"/>private Stack&lt;String&gt; history;<text:line-break/><text:line-break/><text:s text:c="4"/>public BackNavigation() {<text:line-break/><text:s text:c="8"/>history = new Stack&lt;&gt;();<text:line-break/><text:s text:c="4"/>}<text:line-break/><text:line-break/><text:s text:c="4"/>public void addAction(String action) {<text:line-break/><text:s text:c="8"/>history.push(action);<text:line-break/><text:s text:c="4"/>}<text:line-break/><text:line-break/><text:s text:c="4"/>public String goBack() {<text:line-break/><text:s text:c="8"/>if (history.isEmpty()) return null;<text:line-break/><text:s text:c="8"/>history.pop(); // pop current<text:line-break/><text:s text:c="8"/>if (history.isEmpty()) return null;<text:line-break/><text:s text:c="8"/>return history.peek();<text:line-break/><text:s text:c="4"/>}<text:line-break/>}</text:p>
      <text:p text:style-name="P2">package quickcall;<text:line-break/><text:line-break/>import java.util.ArrayList;<text:line-break/>import java.util.List;<text:line-break/><text:line-break/>public class BinarySearchTree {<text:line-break/><text:line-break/><text:s text:c="4"/>private class Node {<text:line-break/><text:s text:c="8"/>Worker worker;<text:line-break/><text:s text:c="8"/>Node left, right;<text:line-break/><text:line-break/><text:s text:c="8"/>Node(Worker worker) {<text:line-break/><text:s text:c="12"/>this.worker = worker;<text:line-break/><text:s text:c="8"/>}<text:line-break/><text:s text:c="4"/>}<text:line-break/><text:line-break/><text:s text:c="4"/>private Node root;<text:line-break/><text:line-break/><text:s text:c="4"/>public void insert(Worker w, boolean sortByPrice) {<text:line-break/><text:s text:c="8"/>root = insertRec(root, w, sortByPrice);<text:line-break/><text:s text:c="4"/>}<text:line-break/><text:line-break/><text:s text:c="4"/>private Node insertRec(Node root, Worker w, boolean sortByPrice) {<text:line-break/><text:s text:c="8"/>if (root == null) return new Node(w);<text:line-break/><text:line-break/><text:soft-page-break/><text:s text:c="8"/>if (sortByPrice) {<text:line-break/><text:s text:c="12"/>if (w.getPrice() &lt; root.worker.getPrice())<text:line-break/><text:s text:c="16"/>root.left = insertRec(root.left, w, true);<text:line-break/><text:s text:c="12"/>else<text:line-break/><text:s text:c="16"/>root.right = insertRec(root.right, w, true);<text:line-break/><text:s text:c="8"/>} else {<text:line-break/><text:s text:c="12"/>if (w.getExperienceYears() &lt; root.worker.getExperienceYears())<text:line-break/><text:s text:c="16"/>root.left = insertRec(root.left, w, false);<text:line-break/><text:s text:c="12"/>else<text:line-break/><text:s text:c="16"/>root.right = insertRec(root.right, w, false);<text:line-break/><text:s text:c="8"/>}<text:line-break/><text:s text:c="8"/>return root;<text:line-break/><text:s text:c="4"/>}<text:line-break/><text:line-break/><text:s text:c="4"/>public List&lt;Worker&gt; inOrder() {<text:line-break/><text:s text:c="8"/>List&lt;Worker&gt; result = new ArrayList&lt;&gt;();<text:line-break/><text:s text:c="8"/>inOrderRec(root, result);<text:line-break/><text:s text:c="8"/>return result;<text:line-break/><text:s text:c="4"/>}<text:line-break/><text:line-break/><text:s text:c="4"/>private void inOrderRec(Node node, List&lt;Worker&gt; result) {<text:line-break/><text:s text:c="8"/>if (node != null) {<text:line-break/><text:s text:c="12"/>inOrderRec(node.left, result);<text:line-break/><text:s text:c="12"/>result.add(node.worker);<text:line-break/><text:s text:c="12"/>inOrderRec(node.right, result);<text:line-break/><text:s text:c="8"/>}<text:line-break/><text:s text:c="4"/>}<text:line-break/>}</text:p>
      <text:p text:style-name="P3">package quickcall;<text:line-break/><text:line-break/>import java.util.Scanner;<text:line-break/><text:line-break/>public class ChatSimulator {<text:line-break/><text:line-break/><text:s text:c="4"/>public static void startChat(Scanner sc, Worker w) {<text:line-break/><text:s text:c="8"/>System.<text:span text:style-name="T4">out</text:span>.println("<draw:frame draw:style-name="a0" draw:name="Picture 2" text:anchor-type="as-char" svg:x="0in" svg:y="0in" svg:width="0.33333in" svg:height="0.33333in" style:rel-width="scale" style:rel-height="scale"><draw:image xlink:href="media/image1.png" xlink:type="simple" xlink:show="embed" xlink:actuate="onLoad"/><svg:title/><svg:desc>💬</svg:desc></draw:frame><text:s/>Starting chat with " + w.getName() + " (" + w.getServiceType() + ")...");<text:line-break/><text:s text:c="8"/>System.<text:span text:style-name="T5">out</text:span>.println("(Type 'exit' to end chat)");<text:line-break/><text:line-break/><text:s text:c="8"/>while (true) {<text:line-break/><text:s text:c="12"/>System.<text:span text:style-name="T6">out</text:span>.print("You: ");<text:line-break/><text:s text:c="12"/>String msg = sc.nextLine().trim();<text:line-break/><text:s text:c="12"/>if (msg.equalsIgnoreCase("exit")) {<text:line-break/><text:s text:c="16"/>System.<text:span text:style-name="T7">out</text:span>.println("Chat ended.");<text:line-break/><text:s text:c="16"/>break;<text:line-break/><text:s text:c="12"/>}<text:line-break/><text:soft-page-break/><text:s text:c="12"/>System.<text:span text:style-name="T8">out</text:span>.println(w.getName() + ": I received your message \"" + msg + "\".");<text:line-break/><text:s text:c="8"/>}<text:line-break/><text:s text:c="4"/>}<text:line-break/>}</text:p>
      <text:p text:style-name="P9">package quickcall;<text:line-break/><text:line-break/>import java.util.ArrayList;<text:line-break/><text:line-break/>public class FavoritesManager {<text:line-break/><text:s text:c="4"/>private final ArrayList&lt;String&gt; favServices = new ArrayList&lt;&gt;();<text:line-break/><text:s text:c="4"/>private final ArrayList&lt;Worker&gt; favWorkers <text:s/>= new ArrayList&lt;&gt;();<text:line-break/><text:line-break/><text:s text:c="4"/>public void addService(String s) {<text:line-break/><text:s text:c="8"/>if (!favServices.contains(s)) {<text:line-break/><text:s text:c="12"/>favServices.add(s);<text:line-break/><text:s text:c="12"/>System.<text:span text:style-name="T10">out</text:span>.println("<draw:frame draw:style-name="a1" draw:name="Picture 12" text:anchor-type="as-char" svg:x="0in" svg:y="0in" svg:width="0.33333in" svg:height="0.33333in" style:rel-width="scale" style:rel-height="scale"><draw:image xlink:href="media/image2.png" xlink:type="simple" xlink:show="embed" xlink:actuate="onLoad"/><svg:title/><svg:desc>⭐</svg:desc></draw:frame><text:s/>Service \"" + s + "\" added to favorites.");<text:line-break/><text:s text:c="8"/>} else System.<text:span text:style-name="T11">out</text:span>.println("<draw:frame draw:style-name="a2" draw:name="Picture 11" text:anchor-type="as-char" svg:x="0in" svg:y="0in" svg:width="0.33333in" svg:height="0.33333in" style:rel-width="scale" style:rel-height="scale"><draw:image xlink:href="media/image3.png" xlink:type="simple" xlink:show="embed" xlink:actuate="onLoad"/><svg:title/><svg:desc>⚠️</svg:desc></draw:frame><text:s/>Service is already in favorites.");<text:line-break/><text:s text:c="4"/>}<text:line-break/><text:line-break/><text:s text:c="4"/>public void addWorker(Worker w) {<text:line-break/><text:s text:c="8"/>if (!favWorkers.contains(w)) {<text:line-break/><text:s text:c="12"/>favWorkers.add(w);<text:line-break/><text:s text:c="12"/>System.<text:span text:style-name="T12">out</text:span>.println("<draw:frame draw:style-name="a3" draw:name="Picture 10" text:anchor-type="as-char" svg:x="0in" svg:y="0in" svg:width="0.33333in" svg:height="0.33333in" style:rel-width="scale" style:rel-height="scale"><draw:image xlink:href="media/image2.png" xlink:type="simple" xlink:show="embed" xlink:actuate="onLoad"/><svg:title/><svg:desc>⭐</svg:desc></draw:frame><text:s/>Worker \"" + w.getName() + "\" added to favorites.");<text:line-break/><text:s text:c="8"/>} else System.<text:span text:style-name="T13">out</text:span>.println("<draw:frame draw:style-name="a4" draw:name="Picture 9" text:anchor-type="as-char" svg:x="0in" svg:y="0in" svg:width="0.33333in" svg:height="0.33333in" style:rel-width="scale" style:rel-height="scale"><draw:image xlink:href="media/image3.png" xlink:type="simple" xlink:show="embed" xlink:actuate="onLoad"/><svg:title/><svg:desc>⚠️</svg:desc></draw:frame><text:s/>Worker is already in favorites.");<text:line-break/><text:s text:c="4"/>}<text:line-break/><text:line-break/><text:s text:c="4"/>public void show() {<text:line-break/><text:s text:c="8"/>System.<text:span text:style-name="T14">out</text:span>.println("\n<draw:frame draw:style-name="a5" draw:name="Picture 8" text:anchor-type="as-char" svg:x="0in" svg:y="0in" svg:width="0.33333in" svg:height="0.33333in" style:rel-width="scale" style:rel-height="scale"><draw:image xlink:href="media/image4.png" xlink:type="simple" xlink:show="embed" xlink:actuate="onLoad"/><svg:title/><svg:desc>📋</svg:desc></draw:frame><text:s/>Favorites:");<text:line-break/><text:s text:c="8"/>if (favServices.isEmpty() &amp;&amp; favWorkers.isEmpty()) {<text:line-break/><text:s text:c="12"/>System.<text:span text:style-name="T15">out</text:span>.println("(Empty)");<text:line-break/><text:s text:c="12"/>return;<text:line-break/><text:s text:c="8"/>}<text:line-break/><text:s text:c="8"/>if (!favServices.isEmpty()) {<text:line-break/><text:s text:c="12"/>System.<text:span text:style-name="T16">out</text:span>.println("Services:");<text:line-break/><text:s text:c="12"/>for (String s : favServices) System.<text:span text:style-name="T17">out</text:span>.println("- " + s);<text:line-break/><text:s text:c="8"/>}<text:line-break/><text:s text:c="8"/>if (!favWorkers.isEmpty()) {<text:line-break/><text:s text:c="12"/>System.<text:span text:style-name="T18">out</text:span>.println("Workers:");<text:line-break/><text:s text:c="12"/>for (Worker w : favWorkers) System.<text:span text:style-name="T19">out</text:span>.println("- " + w.getName());<text:line-break/><text:s text:c="8"/>}<text:line-break/><text:s text:c="4"/>}<text:line-break/>}</text:p>
      <text:soft-page-break/>
      <text:p text:style-name="P20">package quickcall;<text:line-break/><text:line-break/>import java.util.Scanner;<text:line-break/><text:line-break/>public class InputValidator {<text:line-break/><text:line-break/><text:s text:c="4"/>public static String promptNonEmpty(Scanner sc, String prompt) {<text:line-break/><text:s text:c="8"/>String input;<text:line-break/><text:s text:c="8"/>do {<text:line-break/><text:s text:c="12"/>System.<text:span text:style-name="T21">out</text:span>.print(prompt);<text:line-break/><text:s text:c="12"/>input = sc.nextLine().trim();<text:line-break/><text:s text:c="8"/>} while (input.isEmpty());<text:line-break/><text:s text:c="8"/>return input;<text:line-break/><text:s text:c="4"/>}<text:line-break/><text:line-break/><text:s text:c="4"/>public static int promptInt(Scanner sc, String prompt, int min, int max) {<text:line-break/><text:s text:c="8"/>int val;<text:line-break/><text:s text:c="8"/>while (true) {<text:line-break/><text:s text:c="12"/>System.<text:span text:style-name="T22">out</text:span>.print(prompt);<text:line-break/><text:s text:c="12"/>try {<text:line-break/><text:s text:c="16"/>val = Integer.<text:span text:style-name="T23">parseInt</text:span>(sc.nextLine().trim());<text:line-break/><text:s text:c="16"/>if (val &gt;= min &amp;&amp; val &lt;= max) return val;<text:line-break/><text:s text:c="16"/>System.<text:span text:style-name="T24">out</text:span>.println("<draw:frame draw:style-name="a6" draw:name="Picture 22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Please enter a number between " + min + " and " + max + ".");<text:line-break/><text:s text:c="12"/>} catch (NumberFormatException e) {<text:line-break/><text:s text:c="16"/>System.<text:span text:style-name="T25">out</text:span>.println("<draw:frame draw:style-name="a7" draw:name="Picture 21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Invalid number.");<text:line-break/><text:s text:c="12"/>}<text:line-break/><text:s text:c="8"/>}<text:line-break/><text:s text:c="4"/>}<text:line-break/><text:line-break/><text:s text:c="4"/>public static double promptDouble(Scanner sc, String prompt, double min, double max) {<text:line-break/><text:s text:c="8"/>double val;<text:line-break/><text:s text:c="8"/>while (true) {<text:line-break/><text:s text:c="12"/>System.<text:span text:style-name="T26">out</text:span>.print(prompt);<text:line-break/><text:s text:c="12"/>try {<text:line-break/><text:s text:c="16"/>val = Double.<text:span text:style-name="T27">parseDouble</text:span>(sc.nextLine().trim());<text:line-break/><text:s text:c="16"/>if (val &gt;= min &amp;&amp; val &lt;= max) return val;<text:line-break/><text:s text:c="16"/>System.<text:span text:style-name="T28">out</text:span>.println("<draw:frame draw:style-name="a8" draw:name="Picture 20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Please enter a number between " + min + " and " + max + ".");<text:line-break/><text:s text:c="12"/>} catch (NumberFormatException e) {<text:line-break/><text:s text:c="16"/>System.<text:span text:style-name="T29">out</text:span>.println("<draw:frame draw:style-name="a9" draw:name="Picture 19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Invalid number.");<text:line-break/><text:s text:c="12"/>}<text:line-break/><text:s text:c="8"/>}<text:line-break/><text:s text:c="4"/>}<text:line-break/><text:line-break/><text:s text:c="4"/>public static String promptPhone10(Scanner sc, String prompt) {<text:line-break/><text:soft-page-break/><text:s text:c="8"/>String input;<text:line-break/><text:s text:c="8"/>while (true) {<text:line-break/><text:s text:c="12"/>System.<text:span text:style-name="T30">out</text:span>.print(prompt);<text:line-break/><text:s text:c="12"/>input = sc.nextLine().trim();<text:line-break/><text:s text:c="12"/>if (input.matches("\\d{10}")) return input;<text:line-break/><text:s text:c="12"/>System.<text:span text:style-name="T31">out</text:span>.println("<draw:frame draw:style-name="a10" draw:name="Picture 18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Phone must be exactly 10 digits.");<text:line-break/><text:s text:c="8"/>}<text:line-break/><text:s text:c="4"/>}<text:line-break/>}</text:p>
      <text:p text:style-name="P32">package<text:span text:style-name="T33"><text:s/></text:span>quickcall<text:span text:style-name="T34">;</text:span><text:span text:style-name="T35"><text:line-break/></text:span><text:span text:style-name="T36"><text:line-break/></text:span>import<text:span text:style-name="T37"><text:s/></text:span>java.util<text:span text:style-name="T38">.*; <text:s text:c="3"/>//<text:s/></text:span>Scanner, ArrayList, List, Locale, Comparator<text:span text:style-name="T39"><text:line-break/></text:span>import<text:span text:style-name="T40"><text:s/></text:span>java.io<text:span text:style-name="T41">.*; <text:s text:c="5"/>//<text:s/></text:span>File, PrintWriter, IOException<text:span text:style-name="T42"><text:line-break/></text:span><text:span text:style-name="T43"><text:line-break/></text:span>public class<text:span text:style-name="T44"><text:s/></text:span>Main<text:span text:style-name="T45"><text:s/>{</text:span><text:span text:style-name="T46"><text:line-break/></text:span><text:span text:style-name="T47"><text:line-break/><text:s text:c="4"/></text:span>private static final<text:span text:style-name="T48"><text:s/></text:span>Scanner<text:span text:style-name="T49"><text:s text:c="9"/></text:span><text:span text:style-name="T50">sc</text:span><text:span text:style-name="T51"><text:s text:c="6"/></text:span><text:span text:style-name="T52">=<text:s/></text:span>new<text:span text:style-name="T53"><text:s/></text:span>Scanner(System<text:span text:style-name="T54">.</text:span><text:span text:style-name="T55">in</text:span><text:span text:style-name="T56">);</text:span><text:span text:style-name="T57"><text:line-break/><text:s text:c="4"/></text:span>private static final<text:span text:style-name="T58"><text:s/></text:span>ArrayList<text:span text:style-name="T59">&lt;</text:span>Worker<text:span text:style-name="T60">&gt;<text:s/></text:span><text:span text:style-name="T61">workers</text:span><text:span text:style-name="T62"><text:s/></text:span><text:span text:style-name="T63">=<text:s/></text:span>new<text:span text:style-name="T64"><text:s/></text:span>ArrayList<text:span text:style-name="T65">&lt;&gt;();</text:span><text:span text:style-name="T66"><text:line-break/><text:s text:c="4"/></text:span>private static final<text:span text:style-name="T67"><text:s/></text:span>ArrayList<text:span text:style-name="T68">&lt;</text:span>User<text:span text:style-name="T69">&gt; <text:s text:c="2"/></text:span><text:span text:style-name="T70">users</text:span><text:span text:style-name="T71"><text:s text:c="3"/></text:span><text:span text:style-name="T72">=<text:s/></text:span>new<text:span text:style-name="T73"><text:s/></text:span>ArrayList<text:span text:style-name="T74">&lt;&gt;();</text:span><text:span text:style-name="T75"><text:line-break/><text:s text:c="4"/></text:span>private static final<text:span text:style-name="T76"><text:s/></text:span>String<text:span text:style-name="T77"><text:s/></text:span><text:span text:style-name="T78">SAVE_FILE</text:span><text:span text:style-name="T79"><text:s/></text:span><text:span text:style-name="T80">= "</text:span>saved_user.txt<text:span text:style-name="T81">";</text:span><text:span text:style-name="T82"><text:line-break/><text:s text:c="4"/></text:span>private static<text:span text:style-name="T83"><text:s/></text:span>User<text:span text:style-name="T84"><text:s/></text:span><text:span text:style-name="T85">currentUser</text:span><text:span text:style-name="T86"><text:s/></text:span><text:span text:style-name="T87">=<text:s/></text:span>null<text:span text:style-name="T88">;</text:span><text:span text:style-name="T89"><text:line-break/></text:span><text:span text:style-name="T90"><text:line-break/><text:s text:c="4"/>//<text:s/></text:span>Flags for search and sort<text:span text:style-name="T91"><text:line-break/><text:s text:c="4"/></text:span>public static class<text:span text:style-name="T92"><text:s/></text:span>SearchSortFlags<text:span text:style-name="T93"><text:s/>{</text:span><text:span text:style-name="T94"><text:line-break/><text:s text:c="8"/></text:span>public static final int<text:span text:style-name="T95"><text:s/></text:span><text:span text:style-name="T96">SORT_BY_PRICE</text:span><text:span text:style-name="T97"><text:s text:c="6"/></text:span><text:span text:style-name="T98">= 1; // 0001</text:span><text:span text:style-name="T99"><text:line-break/><text:s text:c="8"/></text:span>public static final int<text:span text:style-name="T100"><text:s/></text:span><text:span text:style-name="T101">SORT_BY_EXPERIENCE</text:span><text:span text:style-name="T102"><text:s/></text:span><text:span text:style-name="T103">= 2; // 0010</text:span><text:span text:style-name="T104"><text:line-break/><text:s text:c="8"/></text:span>public static final int<text:span text:style-name="T105"><text:s/></text:span><text:span text:style-name="T106">FILTER_BY_NAME</text:span><text:span text:style-name="T107"><text:s text:c="5"/></text:span><text:span text:style-name="T108">= 4; // 0100</text:span><text:span text:style-name="T109"><text:line-break/><text:s text:c="4"/>}</text:span><text:span text:style-name="T110"><text:line-break/></text:span><text:span text:style-name="T111"><text:line-break/><text:s text:c="4"/></text:span>public static void<text:span text:style-name="T112"><text:s/></text:span>main<text:span text:style-name="T113">(</text:span>String[] args<text:span text:style-name="T114">) {</text:span><text:span text:style-name="T115"><text:line-break/><text:s text:c="8"/></text:span>Locale<text:span text:style-name="T116">.</text:span><text:span text:style-name="T117">setDefault</text:span><text:span text:style-name="T118">(</text:span>Locale<text:span text:style-name="T119">.</text:span><text:span text:style-name="T120">US</text:span><text:span text:style-name="T121">);</text:span><text:span text:style-name="T122"><text:line-break/></text:span><text:span text:style-name="T123"><text:line-break/><text:s text:c="8"/></text:span>System<text:span text:style-name="T124">.</text:span><text:span text:style-name="T125">out</text:span><text:span text:style-name="T126">.</text:span>println<text:span text:style-name="T127">("</text:span><draw:frame draw:style-name="a11" draw:name="Picture 84" text:anchor-type="as-char" svg:x="0in" svg:y="0in" svg:width="0.33333in" svg:height="0.33333in" style:rel-width="scale" style:rel-height="scale"><draw:image xlink:href="media/image5.png" xlink:type="simple" xlink:show="embed" xlink:actuate="onLoad"/><svg:title/><svg:desc>👋</svg:desc></draw:frame><text:span text:style-name="T128"><text:s/></text:span>Welcome to Quick Call<text:span text:style-name="T129">!");</text:span><text:span text:style-name="T130"><text:line-break/><text:s text:c="8"/></text:span>System<text:span text:style-name="T131">.</text:span><text:span text:style-name="T132">out</text:span><text:span text:style-name="T133">.</text:span>println<text:span text:style-name="T134">("</text:span><draw:frame draw:style-name="a12" draw:name="Picture 83" text:anchor-type="as-char" svg:x="0in" svg:y="0in" svg:width="0.33333in" svg:height="0.33333in" style:rel-width="scale" style:rel-height="scale"><draw:image xlink:href="media/image6.png" xlink:type="simple" xlink:show="embed" xlink:actuate="onLoad"/><svg:title/><svg:desc>📍</svg:desc></draw:frame><text:span text:style-name="T135"><text:s/></text:span>This service is for Jerusalem residents only<text:span text:style-name="T136">.");</text:span><text:span text:style-name="T137"><text:line-break/></text:span><text:span text:style-name="T138"><text:line-break/><text:s text:c="8"/></text:span><text:span text:style-name="T139">initSampleData</text:span><text:span text:style-name="T140">();</text:span><text:span text:style-name="T141"><text:line-break/></text:span><text:span text:style-name="T142"><text:line-break/><text:s text:c="8"/></text:span>boolean<text:span text:style-name="T143"><text:s/></text:span>loaded<text:span text:style-name="T144"><text:s/>=<text:s/></text:span><text:span text:style-name="T145">loadUser</text:span><text:span text:style-name="T146">();</text:span><text:span text:style-name="T147"><text:line-break/></text:span><text:span text:style-name="T148"><text:line-break/><text:s text:c="8"/></text:span>if<text:span text:style-name="T149"><text:s/>(!</text:span>loaded<text:span text:style-name="T150">) {</text:span><text:span text:style-name="T151"><text:line-break/><text:s text:c="12"/>// لو ما تم تحميل حساب محفوظ أو رفض المستخدم الحساب المحفوظ</text:span><text:span text:style-name="T152"><text:line-break/><text:s text:c="12"/></text:span>String userName<text:span text:style-name="T153">;</text:span><text:span text:style-name="T154"><text:line-break/><text:s text:c="12"/></text:span>while<text:span text:style-name="T155"><text:s/>(</text:span>true<text:span text:style-name="T156">) {</text:span><text:span text:style-name="T157"><text:line-break/><text:s text:c="16"/></text:span>System<text:span text:style-name="T158">.</text:span><text:span text:style-name="T159">out</text:span><text:span text:style-name="T160">.</text:span>print<text:span text:style-name="T161">("</text:span>Enter your name<text:span text:style-name="T162">: ");</text:span><text:span text:style-name="T163"><text:line-break/><text:s text:c="16"/></text:span>userName<text:span text:style-name="T164"><text:s/>=<text:s/></text:span><text:span text:style-name="T165">sc</text:span><text:span text:style-name="T166">.</text:span>nextLine().trim<text:span text:style-name="T167">();</text:span><text:span text:style-name="T168"><text:line-break/></text:span><text:soft-page-break/><text:span text:style-name="T169"><text:s text:c="16"/></text:span>if<text:span text:style-name="T170"><text:s/>(</text:span>userName.matches<text:span text:style-name="T171">("[</text:span>a-zA-Z<text:span text:style-name="T172"><text:s/>]+"))<text:s/></text:span>break<text:span text:style-name="T173">;</text:span><text:span text:style-name="T174"><text:line-break/><text:s text:c="16"/></text:span>System<text:span text:style-name="T175">.</text:span><text:span text:style-name="T176">out</text:span><text:span text:style-name="T177">.</text:span>println<text:span text:style-name="T178">("</text:span><draw:frame draw:style-name="a13" draw:name="Picture 82" text:anchor-type="as-char" svg:x="0in" svg:y="0in" svg:width="0.33333in" svg:height="0.33333in" style:rel-width="scale" style:rel-height="scale"><draw:image xlink:href="media/image7.png" xlink:type="simple" xlink:show="embed" xlink:actuate="onLoad"/><svg:title/><svg:desc>❌</svg:desc></draw:frame><text:span text:style-name="T179"><text:s/></text:span>Name must contain letters only<text:span text:style-name="T180">.");</text:span><text:span text:style-name="T181"><text:line-break/><text:s text:c="12"/>}</text:span><text:span text:style-name="T182"><text:line-break/></text:span><text:span text:style-name="T183"><text:line-break/><text:s text:c="12"/></text:span>System<text:span text:style-name="T184">.</text:span><text:span text:style-name="T185">out</text:span><text:span text:style-name="T186">.</text:span>print<text:span text:style-name="T187">("</text:span>Enter your phone number<text:span text:style-name="T188">: ");</text:span><text:span text:style-name="T189"><text:line-break/><text:s text:c="12"/></text:span>String phone<text:span text:style-name="T190"><text:s/>=<text:s/></text:span><text:span text:style-name="T191">sc</text:span><text:span text:style-name="T192">.</text:span>nextLine().trim<text:span text:style-name="T193">();</text:span><text:span text:style-name="T194"><text:line-break/></text:span><text:span text:style-name="T195"><text:line-break/><text:s text:c="12"/></text:span><text:span text:style-name="T196">currentUser</text:span><text:span text:style-name="T197"><text:s/></text:span><text:span text:style-name="T198">=<text:s/></text:span>new<text:span text:style-name="T199"><text:s/></text:span>User(userName, phone)<text:span text:style-name="T200">;</text:span><text:span text:style-name="T201"><text:line-break/><text:s text:c="12"/></text:span><text:span text:style-name="T202">users</text:span><text:span text:style-name="T203">.</text:span>add<text:span text:style-name="T204">(</text:span><text:span text:style-name="T205">currentUser</text:span><text:span text:style-name="T206">);</text:span><text:span text:style-name="T207"><text:line-break/></text:span><text:span text:style-name="T208"><text:line-break/><text:s text:c="12"/></text:span>System<text:span text:style-name="T209">.</text:span><text:span text:style-name="T210">out</text:span><text:span text:style-name="T211">.</text:span>print<text:span text:style-name="T212">("</text:span>Save this account for future use? 1-Yes / 2-No<text:span text:style-name="T213">: ");</text:span><text:span text:style-name="T214"><text:line-break/><text:s text:c="12"/></text:span>if<text:span text:style-name="T215"><text:s/>(</text:span><text:span text:style-name="T216">sc</text:span><text:span text:style-name="T217">.</text:span>nextLine().trim().equals<text:span text:style-name="T218">("1")) {</text:span><text:span text:style-name="T219"><text:line-break/><text:s text:c="16"/></text:span>try<text:span text:style-name="T220"><text:s/>(</text:span>PrintWriter out<text:span text:style-name="T221"><text:s/>=<text:s/></text:span>new<text:span text:style-name="T222"><text:s/></text:span>PrintWriter<text:span text:style-name="T223">(</text:span><text:span text:style-name="T224">SAVE_FILE</text:span><text:span text:style-name="T225">)) {</text:span><text:span text:style-name="T226"><text:line-break/><text:s text:c="20"/></text:span>out.println(userName)<text:span text:style-name="T227">;</text:span><text:span text:style-name="T228"><text:line-break/><text:s text:c="20"/></text:span>out.println(phone)<text:span text:style-name="T229">;</text:span><text:span text:style-name="T230"><text:line-break/><text:s text:c="20"/></text:span>System<text:span text:style-name="T231">.</text:span><text:span text:style-name="T232">out</text:span><text:span text:style-name="T233">.</text:span>println<text:span text:style-name="T234">("</text:span><draw:frame draw:style-name="a14" draw:name="Picture 81" text:anchor-type="as-char" svg:x="0in" svg:y="0in" svg:width="0.33333in" svg:height="0.33333in" style:rel-width="scale" style:rel-height="scale"><draw:image xlink:href="media/image8.png" xlink:type="simple" xlink:show="embed" xlink:actuate="onLoad"/><svg:title/><svg:desc>💾</svg:desc></draw:frame><text:span text:style-name="T235"><text:s/></text:span>Account saved successfully<text:span text:style-name="T236">.");</text:span><text:span text:style-name="T237"><text:line-break/><text:s text:c="16"/>}<text:s/></text:span>catch<text:span text:style-name="T238"><text:s/>(</text:span>IOException e<text:span text:style-name="T239">) {</text:span><text:span text:style-name="T240"><text:line-break/><text:s text:c="20"/></text:span>System<text:span text:style-name="T241">.</text:span><text:span text:style-name="T242">out</text:span><text:span text:style-name="T243">.</text:span>println<text:span text:style-name="T244">("</text:span><draw:frame draw:style-name="a15" draw:name="Picture 80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245"><text:s/></text:span>Error saving account<text:span text:style-name="T246">.");</text:span><text:span text:style-name="T247"><text:line-break/><text:s text:c="16"/>}</text:span><text:span text:style-name="T248"><text:line-break/><text:s text:c="12"/>}</text:span><text:span text:style-name="T249"><text:line-break/><text:s text:c="8"/>}</text:span><text:span text:style-name="T250"><text:line-break/></text:span><text:span text:style-name="T251"><text:line-break/><text:s text:c="8"/></text:span>while<text:span text:style-name="T252"><text:s/>(</text:span>true<text:span text:style-name="T253">) {</text:span><text:span text:style-name="T254"><text:line-break/><text:s text:c="12"/></text:span>System<text:span text:style-name="T255">.</text:span><text:span text:style-name="T256">out</text:span><text:span text:style-name="T257">.</text:span>println<text:span text:style-name="T258">("\</text:span>n<text:span text:style-name="T259">1-</text:span>Worker<text:span text:style-name="T260"><text:s/></text:span><draw:frame draw:style-name="a16" draw:name="Picture 79" text:anchor-type="as-char" svg:x="0in" svg:y="0in" svg:width="0.33333in" svg:height="0.33333in" style:rel-width="scale" style:rel-height="scale"><draw:image xlink:href="media/image9.png" xlink:type="simple" xlink:show="embed" xlink:actuate="onLoad"/><svg:title/><svg:desc>🛠</svg:desc></draw:frame><text:span text:style-name="T261"><text:s text:c="2"/>2-</text:span>User<text:span text:style-name="T262"><text:s/></text:span><draw:frame draw:style-name="a17" draw:name="Picture 78" text:anchor-type="as-char" svg:x="0in" svg:y="0in" svg:width="0.33333in" svg:height="0.33333in" style:rel-width="scale" style:rel-height="scale"><draw:image xlink:href="media/image10.png" xlink:type="simple" xlink:show="embed" xlink:actuate="onLoad"/><svg:title/><svg:desc>👤</svg:desc></draw:frame><text:span text:style-name="T263"><text:s text:c="2"/>3-</text:span>Exit<text:span text:style-name="T264"><text:s/></text:span><draw:frame draw:style-name="a18" draw:name="Picture 77" text:anchor-type="as-char" svg:x="0in" svg:y="0in" svg:width="0.33333in" svg:height="0.33333in" style:rel-width="scale" style:rel-height="scale"><draw:image xlink:href="media/image7.png" xlink:type="simple" xlink:show="embed" xlink:actuate="onLoad"/><svg:title/><svg:desc>❌</svg:desc></draw:frame><text:span text:style-name="T265">");</text:span><text:span text:style-name="T266"><text:line-break/><text:s text:c="12"/></text:span>String choice = InputValidator<text:span text:style-name="T267">.</text:span><text:span text:style-name="T268">promptNonEmpty</text:span><text:span text:style-name="T269">(</text:span><text:span text:style-name="T270">sc</text:span><text:span text:style-name="T271">, "</text:span>Choose<text:span text:style-name="T272">: ");</text:span><text:span text:style-name="T273"><text:line-break/><text:s text:c="12"/></text:span>switch<text:span text:style-name="T274"><text:s/>(</text:span>choice<text:span text:style-name="T275">) {</text:span><text:span text:style-name="T276"><text:line-break/><text:s text:c="16"/></text:span>case<text:span text:style-name="T277"><text:s/>"1" -&gt;<text:s/></text:span><text:span text:style-name="T278">registerWorker</text:span><text:span text:style-name="T279">();</text:span><text:span text:style-name="T280"><text:line-break/><text:s text:c="16"/></text:span>case<text:span text:style-name="T281"><text:s/>"2" -&gt;<text:s/></text:span><text:span text:style-name="T282">userFlow</text:span><text:span text:style-name="T283">();</text:span><text:span text:style-name="T284"><text:line-break/><text:s text:c="16"/></text:span>case<text:span text:style-name="T285"><text:s/>"3" -&gt; {</text:span><text:span text:style-name="T286"><text:line-break/><text:s text:c="20"/></text:span>System<text:span text:style-name="T287">.</text:span><text:span text:style-name="T288">out</text:span><text:span text:style-name="T289">.</text:span>println<text:span text:style-name="T290">("</text:span><draw:frame draw:style-name="a19" draw:name="Picture 76" text:anchor-type="as-char" svg:x="0in" svg:y="0in" svg:width="0.33333in" svg:height="0.33333in" style:rel-width="scale" style:rel-height="scale"><draw:image xlink:href="media/image5.png" xlink:type="simple" xlink:show="embed" xlink:actuate="onLoad"/><svg:title/><svg:desc>👋</svg:desc></draw:frame><text:span text:style-name="T291"><text:s/></text:span>Goodbye<text:span text:style-name="T292">!");</text:span><text:span text:style-name="T293"><text:line-break/><text:s text:c="20"/></text:span>return<text:span text:style-name="T294">;</text:span><text:span text:style-name="T295"><text:line-break/><text:s text:c="16"/>}</text:span><text:span text:style-name="T296"><text:line-break/><text:s text:c="16"/></text:span>default<text:span text:style-name="T297"><text:s/>-&gt;<text:s/></text:span>System<text:span text:style-name="T298">.</text:span><text:span text:style-name="T299">out</text:span><text:span text:style-name="T300">.</text:span>println<text:span text:style-name="T301">("</text:span><draw:frame draw:style-name="a20" draw:name="Picture 75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302"><text:s/></text:span>Invalid choice<text:span text:style-name="T303">.");</text:span><text:span text:style-name="T304"><text:line-break/><text:s text:c="12"/>}</text:span><text:span text:style-name="T305"><text:line-break/><text:s text:c="8"/>}</text:span><text:span text:style-name="T306"><text:line-break/><text:s text:c="4"/>}</text:span><text:span text:style-name="T307"><text:line-break/></text:span><text:span text:style-name="T308"><text:line-break/><text:s text:c="4"/></text:span>private static boolean<text:span text:style-name="T309"><text:s/></text:span>loadUser<text:span text:style-name="T310">() {</text:span><text:span text:style-name="T311"><text:line-break/><text:s text:c="8"/></text:span>File f<text:span text:style-name="T312"><text:s/>=<text:s/></text:span>new<text:span text:style-name="T313"><text:s/></text:span>File<text:span text:style-name="T314">(</text:span><text:span text:style-name="T315">SAVE_FILE</text:span><text:span text:style-name="T316">);</text:span><text:span text:style-name="T317"><text:line-break/><text:s text:c="8"/></text:span>if<text:span text:style-name="T318"><text:s/>(!</text:span>f.exists<text:span text:style-name="T319">())<text:s/></text:span>return false<text:span text:style-name="T320">;</text:span><text:span text:style-name="T321"><text:line-break/></text:span><text:span text:style-name="T322"><text:line-break/><text:s text:c="8"/></text:span>try<text:span text:style-name="T323"><text:s/>(</text:span>Scanner file<text:span text:style-name="T324"><text:s/>=<text:s/></text:span>new<text:span text:style-name="T325"><text:s/></text:span>Scanner(f)<text:span text:style-name="T326">) {</text:span><text:span text:style-name="T327"><text:line-break/><text:s text:c="12"/></text:span>String name<text:span text:style-name="T328"><text:s text:c="2"/>=<text:s/></text:span>file.nextLine<text:span text:style-name="T329">();</text:span><text:span text:style-name="T330"><text:line-break/></text:span><text:soft-page-break/><text:span text:style-name="T331"><text:s text:c="12"/></text:span>String phone = file.nextLine<text:span text:style-name="T332">();</text:span><text:span text:style-name="T333"><text:line-break/><text:s text:c="12"/></text:span>System<text:span text:style-name="T334">.</text:span><text:span text:style-name="T335">out</text:span><text:span text:style-name="T336">.</text:span>printf<text:span text:style-name="T337">("\</text:span>nSaved account found for %s. Use it? 1-Yes / 2-No<text:span text:style-name="T338">: ",<text:s/></text:span>name<text:span text:style-name="T339">);</text:span><text:span text:style-name="T340"><text:line-break/><text:s text:c="12"/></text:span>if<text:span text:style-name="T341"><text:s/>(</text:span><text:span text:style-name="T342">sc</text:span><text:span text:style-name="T343">.</text:span>nextLine().trim().equals<text:span text:style-name="T344">("1")) {</text:span><text:span text:style-name="T345"><text:line-break/><text:s text:c="16"/></text:span><text:span text:style-name="T346">currentUser</text:span><text:span text:style-name="T347"><text:s/></text:span><text:span text:style-name="T348">=<text:s/></text:span>new<text:span text:style-name="T349"><text:s/></text:span>User(name, phone)<text:span text:style-name="T350">;</text:span><text:span text:style-name="T351"><text:line-break/><text:s text:c="16"/></text:span><text:span text:style-name="T352">users</text:span><text:span text:style-name="T353">.</text:span>add<text:span text:style-name="T354">(</text:span><text:span text:style-name="T355">currentUser</text:span><text:span text:style-name="T356">);</text:span><text:span text:style-name="T357"><text:line-break/><text:s text:c="16"/></text:span>return true<text:span text:style-name="T358">;</text:span><text:span text:style-name="T359"><text:line-break/><text:s text:c="12"/>}</text:span><text:span text:style-name="T360"><text:line-break/><text:s text:c="8"/>}<text:s/></text:span>catch<text:span text:style-name="T361"><text:s/>(</text:span>Exception ignored<text:span text:style-name="T362">) {}</text:span><text:span text:style-name="T363"><text:line-break/><text:s text:c="8"/></text:span>return false<text:span text:style-name="T364">;</text:span><text:span text:style-name="T365"><text:line-break/><text:s text:c="4"/>}</text:span><text:span text:style-name="T366"><text:line-break/></text:span><text:span text:style-name="T367"><text:line-break/><text:s text:c="4"/></text:span>private static void<text:span text:style-name="T368"><text:s/></text:span>registerWorker<text:span text:style-name="T369">() {</text:span><text:span text:style-name="T370"><text:line-break/><text:s text:c="8"/></text:span>System<text:span text:style-name="T371">.</text:span><text:span text:style-name="T372">out</text:span><text:span text:style-name="T373">.</text:span>println<text:span text:style-name="T374">("\</text:span>n<draw:frame draw:style-name="a21" draw:name="Picture 74" text:anchor-type="as-char" svg:x="0in" svg:y="0in" svg:width="0.33333in" svg:height="0.33333in" style:rel-width="scale" style:rel-height="scale"><draw:image xlink:href="media/image9.png" xlink:type="simple" xlink:show="embed" xlink:actuate="onLoad"/><svg:title/><svg:desc>🛠</svg:desc></draw:frame><text:span text:style-name="T375"><text:s/></text:span>Register a new worker<text:span text:style-name="T376">");</text:span><text:span text:style-name="T377"><text:line-break/><text:s text:c="8"/></text:span>String<text:span text:style-name="T378"><text:s text:c="2"/></text:span>n<text:span text:style-name="T379"><text:s text:c="3"/>=<text:s/></text:span>InputValidator<text:span text:style-name="T380">.</text:span><text:span text:style-name="T381">promptNonEmpty</text:span><text:span text:style-name="T382">(</text:span><text:span text:style-name="T383">sc</text:span><text:span text:style-name="T384">, "</text:span>Name<text:span text:style-name="T385">: ");</text:span><text:span text:style-name="T386"><text:line-break/><text:s text:c="8"/></text:span>String<text:span text:style-name="T387"><text:s text:c="2"/></text:span>p<text:span text:style-name="T388"><text:s text:c="3"/>=<text:s/></text:span>InputValidator<text:span text:style-name="T389">.</text:span><text:span text:style-name="T390">promptPhone10</text:span><text:span text:style-name="T391">(</text:span><text:span text:style-name="T392">sc</text:span><text:span text:style-name="T393">, "</text:span>Phone (10 digits)<text:span text:style-name="T394">: ");</text:span><text:span text:style-name="T395"><text:line-break/></text:span><text:span text:style-name="T396"><text:line-break/><text:s text:c="8"/></text:span>List<text:span text:style-name="T397">&lt;</text:span>String<text:span text:style-name="T398">&gt;<text:s/></text:span>serviceTypes<text:span text:style-name="T399"><text:s/>=<text:s/></text:span><text:span text:style-name="T400">getDistinctServices</text:span><text:span text:style-name="T401">();</text:span><text:span text:style-name="T402"><text:line-break/></text:span><text:span text:style-name="T403"><text:line-break/><text:s text:c="8"/></text:span>System<text:span text:style-name="T404">.</text:span><text:span text:style-name="T405">out</text:span><text:span text:style-name="T406">.</text:span>println<text:span text:style-name="T407">("</text:span>Choose a service type<text:span text:style-name="T408">:");</text:span><text:span text:style-name="T409"><text:line-break/><text:s text:c="8"/></text:span>for<text:span text:style-name="T410"><text:s/>(</text:span>int<text:span text:style-name="T411"><text:s/></text:span>i<text:span text:style-name="T412"><text:s/>= 0;<text:s/></text:span>i<text:span text:style-name="T413"><text:s/>&lt;<text:s/></text:span>serviceTypes.size(); i<text:span text:style-name="T414">++) {</text:span><text:span text:style-name="T415"><text:line-break/><text:s text:c="12"/></text:span>System<text:span text:style-name="T416">.</text:span><text:span text:style-name="T417">out</text:span><text:span text:style-name="T418">.</text:span>println((i<text:span text:style-name="T419"><text:s/>+ 1) + ". " +<text:s/></text:span>serviceTypes.get(i)<text:span text:style-name="T420">);</text:span><text:span text:style-name="T421"><text:line-break/><text:s text:c="8"/>}</text:span><text:span text:style-name="T422"><text:line-break/><text:s text:c="8"/></text:span>System<text:span text:style-name="T423">.</text:span><text:span text:style-name="T424">out</text:span><text:span text:style-name="T425">.</text:span>println<text:span text:style-name="T426">((</text:span>serviceTypes.size<text:span text:style-name="T427">() + 1) + ".<text:s/></text:span>Another service<text:span text:style-name="T428">");</text:span><text:span text:style-name="T429"><text:line-break/></text:span><text:span text:style-name="T430"><text:line-break/><text:s text:c="8"/></text:span>int<text:span text:style-name="T431"><text:s/></text:span>choice<text:span text:style-name="T432">;</text:span><text:span text:style-name="T433"><text:line-break/><text:s text:c="8"/></text:span>while<text:span text:style-name="T434"><text:s/>(</text:span>true<text:span text:style-name="T435">) {</text:span><text:span text:style-name="T436"><text:line-break/><text:s text:c="12"/></text:span>choice = InputValidator<text:span text:style-name="T437">.</text:span><text:span text:style-name="T438">promptInt</text:span><text:span text:style-name="T439">(</text:span><text:span text:style-name="T440">sc</text:span><text:span text:style-name="T441">, "</text:span>Enter your choice (number)<text:span text:style-name="T442">: ", 1,<text:s/></text:span>serviceTypes.size<text:span text:style-name="T443">() + 1);</text:span><text:span text:style-name="T444"><text:line-break/><text:s text:c="12"/></text:span>if<text:span text:style-name="T445"><text:s/>(</text:span>choice<text:span text:style-name="T446"><text:s/>&gt;= 1 &amp;&amp;<text:s/></text:span>choice<text:span text:style-name="T447"><text:s/>&lt;=<text:s/></text:span>serviceTypes.size<text:span text:style-name="T448">() + 1)<text:s/></text:span>break<text:span text:style-name="T449">;</text:span><text:span text:style-name="T450"><text:line-break/><text:s text:c="12"/></text:span>System<text:span text:style-name="T451">.</text:span><text:span text:style-name="T452">out</text:span><text:span text:style-name="T453">.</text:span>println<text:span text:style-name="T454">("</text:span><draw:frame draw:style-name="a22" draw:name="Picture 73" text:anchor-type="as-char" svg:x="0in" svg:y="0in" svg:width="0.33333in" svg:height="0.33333in" style:rel-width="scale" style:rel-height="scale"><draw:image xlink:href="media/image7.png" xlink:type="simple" xlink:show="embed" xlink:actuate="onLoad"/><svg:title/><svg:desc>❌</svg:desc></draw:frame><text:span text:style-name="T455"><text:s/></text:span>Invalid choice. Try again<text:span text:style-name="T456">.");</text:span><text:span text:style-name="T457"><text:line-break/><text:s text:c="8"/>}</text:span><text:span text:style-name="T458"><text:line-break/></text:span><text:span text:style-name="T459"><text:line-break/><text:s text:c="8"/></text:span>String s<text:span text:style-name="T460">;</text:span><text:span text:style-name="T461"><text:line-break/><text:s text:c="8"/></text:span>if<text:span text:style-name="T462"><text:s/>(</text:span>choice == serviceTypes.size<text:span text:style-name="T463">() + 1) {</text:span><text:span text:style-name="T464"><text:line-break/><text:s text:c="12"/></text:span>s = InputValidator<text:span text:style-name="T465">.</text:span><text:span text:style-name="T466">promptNonEmpty</text:span><text:span text:style-name="T467">(</text:span><text:span text:style-name="T468">sc</text:span><text:span text:style-name="T469">, "</text:span>Enter the new service type<text:span text:style-name="T470">: ");</text:span><text:span text:style-name="T471"><text:line-break/><text:s text:c="8"/>}<text:s/></text:span>else<text:span text:style-name="T472"><text:s/>{</text:span><text:span text:style-name="T473"><text:line-break/><text:s text:c="12"/></text:span>s = serviceTypes.get(choice<text:span text:style-name="T474"><text:s/>- 1);</text:span><text:span text:style-name="T475"><text:line-break/><text:s text:c="8"/>}</text:span><text:span text:style-name="T476"><text:line-break/></text:span><text:span text:style-name="T477"><text:line-break/><text:s text:c="8"/></text:span>double<text:span text:style-name="T478"><text:s text:c="2"/></text:span>pr<text:span text:style-name="T479"><text:s text:c="2"/>=<text:s/></text:span>InputValidator<text:span text:style-name="T480">.</text:span><text:span text:style-name="T481">promptDouble</text:span><text:span text:style-name="T482">(</text:span><text:span text:style-name="T483">sc</text:span><text:span text:style-name="T484">, "</text:span>Price<text:span text:style-name="T485"><text:s/>(</text:span><text:span text:style-name="T486">₪</text:span><text:span text:style-name="T487">): ", 1, 10_000);</text:span><text:span text:style-name="T488"><text:line-break/><text:s text:c="8"/></text:span>int<text:span text:style-name="T489"><text:s text:c="5"/></text:span>exp = InputValidator<text:span text:style-name="T490">.</text:span><text:span text:style-name="T491">promptInt</text:span><text:span text:style-name="T492">(</text:span><text:span text:style-name="T493">sc</text:span><text:span text:style-name="T494">, "</text:span>Years of experience<text:span text:style-name="T495">: ", 0, 100);</text:span><text:span text:style-name="T496"><text:line-break/></text:span><text:span text:style-name="T497"><text:line-break/><text:s text:c="8"/>//<text:s/></text:span>New workers do NOT have rating by default (false)<text:span text:style-name="T498"><text:line-break/><text:s text:c="8"/></text:span><text:span text:style-name="T499">workers</text:span><text:span text:style-name="T500">.</text:span>add<text:span text:style-name="T501">(</text:span>new<text:span text:style-name="T502"><text:s/></text:span>Worker(n, p, s, pr, exp<text:span text:style-name="T503">,<text:s/></text:span>true<text:span text:style-name="T504">)); <text:s/>//<text:s/></text:span>isNewWorker = true for "new" emoji<text:span text:style-name="T505"><text:line-break/><text:s text:c="8"/></text:span>System<text:span text:style-name="T506">.</text:span><text:span text:style-name="T507">out</text:span><text:span text:style-name="T508">.</text:span>println<text:span text:style-name="T509">("</text:span><draw:frame draw:style-name="a23" draw:name="Picture 72" text:anchor-type="as-char" svg:x="0in" svg:y="0in" svg:width="0.33333in" svg:height="0.33333in" style:rel-width="scale" style:rel-height="scale"><draw:image xlink:href="media/image11.png" xlink:type="simple" xlink:show="embed" xlink:actuate="onLoad"/><svg:title/><svg:desc>✅</svg:desc></draw:frame><text:span text:style-name="T510"><text:s/></text:span>Worker added<text:span text:style-name="T511">.");</text:span><text:span text:style-name="T512"><text:line-break/><text:s text:c="4"/>}</text:span><text:span text:style-name="T513"><text:line-break/></text:span><text:soft-page-break/><text:span text:style-name="T514"><text:line-break/><text:s text:c="4"/></text:span>private static void<text:span text:style-name="T515"><text:s/></text:span>userFlow<text:span text:style-name="T516">() {</text:span><text:span text:style-name="T517"><text:line-break/><text:s text:c="8"/></text:span>if<text:span text:style-name="T518"><text:s/>(</text:span><text:span text:style-name="T519">currentUser</text:span><text:span text:style-name="T520"><text:s/></text:span><text:span text:style-name="T521">==<text:s/></text:span>null<text:span text:style-name="T522">) {</text:span><text:span text:style-name="T523"><text:line-break/><text:s text:c="12"/></text:span>System<text:span text:style-name="T524">.</text:span><text:span text:style-name="T525">out</text:span><text:span text:style-name="T526">.</text:span>println<text:span text:style-name="T527">("\</text:span>n<draw:frame draw:style-name="a24" draw:name="Picture 71" text:anchor-type="as-char" svg:x="0in" svg:y="0in" svg:width="0.33333in" svg:height="0.33333in" style:rel-width="scale" style:rel-height="scale"><draw:image xlink:href="media/image10.png" xlink:type="simple" xlink:show="embed" xlink:actuate="onLoad"/><svg:title/><svg:desc>👤</svg:desc></draw:frame><text:span text:style-name="T528"><text:s/></text:span>Register as a user<text:span text:style-name="T529">");</text:span><text:span text:style-name="T530"><text:line-break/><text:s text:c="12"/></text:span>String n<text:span text:style-name="T531">;</text:span><text:span text:style-name="T532"><text:line-break/><text:s text:c="12"/></text:span>while<text:span text:style-name="T533"><text:s/>(</text:span>true<text:span text:style-name="T534">) {</text:span><text:span text:style-name="T535"><text:line-break/><text:s text:c="16"/></text:span>n = InputValidator<text:span text:style-name="T536">.</text:span><text:span text:style-name="T537">promptNonEmpty</text:span><text:span text:style-name="T538">(</text:span><text:span text:style-name="T539">sc</text:span><text:span text:style-name="T540">, "</text:span>Name<text:span text:style-name="T541">: ");</text:span><text:span text:style-name="T542"><text:line-break/><text:s text:c="16"/></text:span>if<text:span text:style-name="T543"><text:s/>(</text:span>n.matches<text:span text:style-name="T544">("[</text:span>a-zA-Z<text:span text:style-name="T545"><text:s/>]+"))<text:s/></text:span>break<text:span text:style-name="T546">;</text:span><text:span text:style-name="T547"><text:line-break/><text:s text:c="16"/></text:span>System<text:span text:style-name="T548">.</text:span><text:span text:style-name="T549">out</text:span><text:span text:style-name="T550">.</text:span>println<text:span text:style-name="T551">("</text:span><draw:frame draw:style-name="a25" draw:name="Picture 70" text:anchor-type="as-char" svg:x="0in" svg:y="0in" svg:width="0.33333in" svg:height="0.33333in" style:rel-width="scale" style:rel-height="scale"><draw:image xlink:href="media/image7.png" xlink:type="simple" xlink:show="embed" xlink:actuate="onLoad"/><svg:title/><svg:desc>❌</svg:desc></draw:frame><text:span text:style-name="T552"><text:s/></text:span>Name must contain letters only<text:span text:style-name="T553">.");</text:span><text:span text:style-name="T554"><text:line-break/><text:s text:c="12"/>}</text:span><text:span text:style-name="T555"><text:line-break/><text:s text:c="12"/></text:span>String p = InputValidator<text:span text:style-name="T556">.</text:span><text:span text:style-name="T557">promptPhone10</text:span><text:span text:style-name="T558">(</text:span><text:span text:style-name="T559">sc</text:span><text:span text:style-name="T560">, "</text:span>Phone (10 digits)<text:span text:style-name="T561">: ");</text:span><text:span text:style-name="T562"><text:line-break/><text:s text:c="12"/></text:span><text:span text:style-name="T563">currentUser</text:span><text:span text:style-name="T564"><text:s/></text:span><text:span text:style-name="T565">=<text:s/></text:span>new<text:span text:style-name="T566"><text:s/></text:span>User(n, p)<text:span text:style-name="T567">;</text:span><text:span text:style-name="T568"><text:line-break/><text:s text:c="12"/></text:span><text:span text:style-name="T569">users</text:span><text:span text:style-name="T570">.</text:span>add<text:span text:style-name="T571">(</text:span><text:span text:style-name="T572">currentUser</text:span><text:span text:style-name="T573">);</text:span><text:span text:style-name="T574"><text:line-break/></text:span><text:span text:style-name="T575"><text:line-break/><text:s text:c="12"/></text:span>System<text:span text:style-name="T576">.</text:span><text:span text:style-name="T577">out</text:span><text:span text:style-name="T578">.</text:span>print<text:span text:style-name="T579">("</text:span>Save this account for future use? 1-Yes / 2-No<text:span text:style-name="T580">: ");</text:span><text:span text:style-name="T581"><text:line-break/><text:s text:c="12"/></text:span>if<text:span text:style-name="T582"><text:s/>(</text:span><text:span text:style-name="T583">sc</text:span><text:span text:style-name="T584">.</text:span>nextLine().trim().equals<text:span text:style-name="T585">("1")) {</text:span><text:span text:style-name="T586"><text:line-break/><text:s text:c="16"/></text:span>try<text:span text:style-name="T587"><text:s/>(</text:span>PrintWriter out<text:span text:style-name="T588"><text:s/>=<text:s/></text:span>new<text:span text:style-name="T589"><text:s/></text:span>PrintWriter<text:span text:style-name="T590">(</text:span><text:span text:style-name="T591">SAVE_FILE</text:span><text:span text:style-name="T592">)) {</text:span><text:span text:style-name="T593"><text:line-break/><text:s text:c="20"/></text:span>out.println(n)<text:span text:style-name="T594">;</text:span><text:span text:style-name="T595"><text:line-break/><text:s text:c="20"/></text:span>out.println(p)<text:span text:style-name="T596">;</text:span><text:span text:style-name="T597"><text:line-break/><text:s text:c="20"/></text:span>System<text:span text:style-name="T598">.</text:span><text:span text:style-name="T599">out</text:span><text:span text:style-name="T600">.</text:span>println<text:span text:style-name="T601">("</text:span><draw:frame draw:style-name="a26" draw:name="Picture 69" text:anchor-type="as-char" svg:x="0in" svg:y="0in" svg:width="0.33333in" svg:height="0.33333in" style:rel-width="scale" style:rel-height="scale"><draw:image xlink:href="media/image8.png" xlink:type="simple" xlink:show="embed" xlink:actuate="onLoad"/><svg:title/><svg:desc>💾</svg:desc></draw:frame><text:span text:style-name="T602"><text:s/></text:span>Account saved successfully<text:span text:style-name="T603">.");</text:span><text:span text:style-name="T604"><text:line-break/><text:s text:c="16"/>}<text:s/></text:span>catch<text:span text:style-name="T605"><text:s/>(</text:span>IOException e<text:span text:style-name="T606">) {</text:span><text:span text:style-name="T607"><text:line-break/><text:s text:c="20"/></text:span>System<text:span text:style-name="T608">.</text:span><text:span text:style-name="T609">out</text:span><text:span text:style-name="T610">.</text:span>println<text:span text:style-name="T611">("</text:span><draw:frame draw:style-name="a27" draw:name="Picture 68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612"><text:s/></text:span>Error saving account<text:span text:style-name="T613">.");</text:span><text:span text:style-name="T614"><text:line-break/><text:s text:c="16"/>}</text:span><text:span text:style-name="T615"><text:line-break/><text:s text:c="12"/>}</text:span><text:span text:style-name="T616"><text:line-break/><text:s text:c="8"/>}</text:span><text:span text:style-name="T617"><text:line-break/></text:span><text:span text:style-name="T618"><text:line-break/><text:s text:c="8"/></text:span>while<text:span text:style-name="T619"><text:s/>(</text:span>true<text:span text:style-name="T620">) {</text:span><text:span text:style-name="T621"><text:line-break/><text:s text:c="12"/></text:span>System<text:span text:style-name="T622">.</text:span><text:span text:style-name="T623">out</text:span><text:span text:style-name="T624">.</text:span>println<text:span text:style-name="T625">("""</text:span><text:span text:style-name="T626"><text:line-break/><text:s text:c="16"/>\</text:span>n<text:span text:style-name="T627">1-</text:span>View Services<text:span text:style-name="T628"><text:line-break/><text:s text:c="16"/>2-</text:span>Search by Service<text:span text:style-name="T629"><text:line-break/><text:s text:c="16"/>3-</text:span>Search by Name<text:span text:style-name="T630"><text:line-break/><text:s text:c="16"/>4-</text:span>Sort Workers<text:span text:style-name="T631"><text:line-break/><text:s text:c="16"/>5-</text:span>Add to Favorites<text:span text:style-name="T632"><text:line-break/><text:s text:c="16"/>6-</text:span>Show Favorites<text:span text:style-name="T633"><text:line-break/><text:s text:c="16"/>7-</text:span>Book Worker<text:span text:style-name="T634"><text:line-break/><text:s text:c="16"/>8-</text:span>Rate Worker<text:span text:style-name="T635"><text:line-break/><text:s text:c="16"/>9-</text:span>Show Worker Ratings<text:span text:style-name="T636"><text:line-break/><text:s text:c="16"/>10-</text:span>Search History<text:span text:style-name="T637"><text:line-break/><text:s text:c="16"/>11-</text:span>Back<text:span text:style-name="T638">""");</text:span><text:span text:style-name="T639"><text:line-break/></text:span><text:span text:style-name="T640"><text:line-break/><text:s text:c="12"/></text:span>String op = InputValidator<text:span text:style-name="T641">.</text:span><text:span text:style-name="T642">promptNonEmpty</text:span><text:span text:style-name="T643">(</text:span><text:span text:style-name="T644">sc</text:span><text:span text:style-name="T645">, "</text:span>Choose<text:span text:style-name="T646">: ");</text:span><text:span text:style-name="T647"><text:line-break/><text:s text:c="12"/></text:span>switch<text:span text:style-name="T648"><text:s/>(</text:span>op<text:span text:style-name="T649">) {</text:span><text:span text:style-name="T650"><text:line-break/><text:s text:c="16"/></text:span>case<text:span text:style-name="T651"><text:s/>"1" <text:s/>-&gt;<text:s/></text:span><text:span text:style-name="T652">showServices</text:span><text:span text:style-name="T653">();</text:span><text:span text:style-name="T654"><text:line-break/><text:s text:c="16"/></text:span>case<text:span text:style-name="T655"><text:s/>"2" <text:s/>-&gt;<text:s/></text:span><text:span text:style-name="T656">searchByService</text:span><text:span text:style-name="T657">(</text:span><text:span text:style-name="T658">currentUser</text:span><text:span text:style-name="T659">);</text:span><text:span text:style-name="T660"><text:line-break/></text:span><text:soft-page-break/><text:span text:style-name="T661"><text:s text:c="16"/></text:span>case<text:span text:style-name="T662"><text:s/>"3" <text:s/>-&gt;<text:s/></text:span><text:span text:style-name="T663">searchByName</text:span><text:span text:style-name="T664">(</text:span><text:span text:style-name="T665">currentUser</text:span><text:span text:style-name="T666">);</text:span><text:span text:style-name="T667"><text:line-break/><text:s text:c="16"/></text:span>case<text:span text:style-name="T668"><text:s/>"4" <text:s/>-&gt;<text:s/></text:span><text:span text:style-name="T669">sortWorkers</text:span><text:span text:style-name="T670">();</text:span><text:span text:style-name="T671"><text:line-break/><text:s text:c="16"/></text:span>case<text:span text:style-name="T672"><text:s/>"5" <text:s/>-&gt;<text:s/></text:span><text:span text:style-name="T673">addToFav</text:span><text:span text:style-name="T674">(</text:span><text:span text:style-name="T675">currentUser</text:span><text:span text:style-name="T676">);</text:span><text:span text:style-name="T677"><text:line-break/><text:s text:c="16"/></text:span>case<text:span text:style-name="T678"><text:s/>"6" <text:s/>-&gt;<text:s/></text:span><text:span text:style-name="T679">currentUser</text:span><text:span text:style-name="T680">.</text:span>fav().show<text:span text:style-name="T681">();</text:span><text:span text:style-name="T682"><text:line-break/><text:s text:c="16"/></text:span>case<text:span text:style-name="T683"><text:s/>"7" <text:s/>-&gt;<text:s/></text:span><text:span text:style-name="T684">book</text:span><text:span text:style-name="T685">();</text:span><text:span text:style-name="T686"><text:line-break/><text:s text:c="16"/></text:span>case<text:span text:style-name="T687"><text:s/>"8" <text:s/>-&gt;<text:s/></text:span><text:span text:style-name="T688">rate</text:span><text:span text:style-name="T689">();</text:span><text:span text:style-name="T690"><text:line-break/><text:s text:c="16"/></text:span>case<text:span text:style-name="T691"><text:s/>"9" <text:s/>-&gt;<text:s/></text:span><text:span text:style-name="T692">showRatings</text:span><text:span text:style-name="T693">();</text:span><text:span text:style-name="T694"><text:line-break/><text:s text:c="16"/></text:span>case<text:span text:style-name="T695"><text:s/>"10" -&gt;<text:s/></text:span><text:span text:style-name="T696">currentUser</text:span><text:span text:style-name="T697">.</text:span>showHistory<text:span text:style-name="T698">();</text:span><text:span text:style-name="T699"><text:line-break/><text:s text:c="16"/></text:span>case<text:span text:style-name="T700"><text:s/>"11" -&gt; {<text:s/></text:span>return<text:span text:style-name="T701">; }</text:span><text:span text:style-name="T702"><text:line-break/><text:s text:c="16"/></text:span>default<text:span text:style-name="T703"><text:s text:c="3"/>-&gt;<text:s/></text:span>System<text:span text:style-name="T704">.</text:span><text:span text:style-name="T705">out</text:span><text:span text:style-name="T706">.</text:span>println<text:span text:style-name="T707">("</text:span><draw:frame draw:style-name="a28" draw:name="Picture 67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708"><text:s/></text:span>Invalid choice<text:span text:style-name="T709">.");</text:span><text:span text:style-name="T710"><text:line-break/><text:s text:c="12"/>}</text:span><text:span text:style-name="T711"><text:line-break/><text:s text:c="8"/>}</text:span><text:span text:style-name="T712"><text:line-break/><text:s text:c="4"/>}</text:span><text:span text:style-name="T713"><text:line-break/></text:span><text:span text:style-name="T714"><text:line-break/><text:s text:c="4"/></text:span>private static void<text:span text:style-name="T715"><text:s/></text:span>showServices<text:span text:style-name="T716">() {</text:span><text:span text:style-name="T717"><text:line-break/><text:s text:c="8"/></text:span>List<text:span text:style-name="T718">&lt;</text:span>String<text:span text:style-name="T719">&gt;<text:s/></text:span>services<text:span text:style-name="T720"><text:s/>=<text:s/></text:span><text:span text:style-name="T721">getDistinctServices</text:span><text:span text:style-name="T722">();</text:span><text:span text:style-name="T723"><text:line-break/><text:s text:c="8"/></text:span>System<text:span text:style-name="T724">.</text:span><text:span text:style-name="T725">out</text:span><text:span text:style-name="T726">.</text:span>println<text:span text:style-name="T727">("\</text:span>n<draw:frame draw:style-name="a29" draw:name="Picture 66" text:anchor-type="as-char" svg:x="0in" svg:y="0in" svg:width="0.33333in" svg:height="0.33333in" style:rel-width="scale" style:rel-height="scale"><draw:image xlink:href="media/image9.png" xlink:type="simple" xlink:show="embed" xlink:actuate="onLoad"/><svg:title/><svg:desc>🛠</svg:desc></draw:frame><text:span text:style-name="T728"><text:s/></text:span>Available Services<text:span text:style-name="T729">:");</text:span><text:span text:style-name="T730"><text:line-break/><text:s text:c="8"/></text:span>for<text:span text:style-name="T731"><text:s/>(</text:span>int<text:span text:style-name="T732"><text:s/></text:span>i<text:span text:style-name="T733"><text:s/>= 0;<text:s/></text:span>i<text:span text:style-name="T734"><text:s/>&lt;<text:s/></text:span>services.size(); i<text:span text:style-name="T735">++)</text:span><text:span text:style-name="T736"><text:line-break/><text:s text:c="12"/></text:span>System<text:span text:style-name="T737">.</text:span><text:span text:style-name="T738">out</text:span><text:span text:style-name="T739">.</text:span>printf(Locale<text:span text:style-name="T740">.</text:span><text:span text:style-name="T741">US</text:span><text:span text:style-name="T742">, "%</text:span>d- %s%n<text:span text:style-name="T743">",<text:s/></text:span>i<text:span text:style-name="T744"><text:s/>+ 1,<text:s/></text:span>services.get(i)<text:span text:style-name="T745">);</text:span><text:span text:style-name="T746"><text:line-break/><text:s text:c="4"/>}</text:span><text:span text:style-name="T747"><text:line-break/></text:span><text:span text:style-name="T748"><text:line-break/><text:s text:c="4"/></text:span>private static<text:span text:style-name="T749"><text:s/></text:span>List<text:span text:style-name="T750">&lt;</text:span>String<text:span text:style-name="T751">&gt;<text:s/></text:span>getDistinctServices<text:span text:style-name="T752">() {</text:span><text:span text:style-name="T753"><text:line-break/><text:s text:c="8"/></text:span>return<text:span text:style-name="T754"><text:s/></text:span><text:span text:style-name="T755">workers</text:span><text:span text:style-name="T756">.</text:span>stream<text:span text:style-name="T757">()</text:span><text:span text:style-name="T758"><text:line-break/><text:s text:c="16"/>.</text:span>map(Worker::getServiceType)<text:span text:style-name="T759"><text:line-break/><text:s text:c="16"/>.</text:span>distinct<text:span text:style-name="T760">()</text:span><text:span text:style-name="T761"><text:line-break/><text:s text:c="16"/>.</text:span>toList<text:span text:style-name="T762">();</text:span><text:span text:style-name="T763"><text:line-break/><text:s text:c="4"/>}</text:span><text:span text:style-name="T764"><text:line-break/></text:span><text:span text:style-name="T765"><text:line-break/><text:s text:c="4"/></text:span>private static void<text:span text:style-name="T766"><text:s/></text:span>showWorkersNumbered<text:span text:style-name="T767">(</text:span>List<text:span text:style-name="T768">&lt;</text:span>Worker<text:span text:style-name="T769">&gt;<text:s/></text:span>list<text:span text:style-name="T770">) {</text:span><text:span text:style-name="T771"><text:line-break/><text:s text:c="8"/></text:span>for<text:span text:style-name="T772"><text:s/>(</text:span>int<text:span text:style-name="T773"><text:s/></text:span>i<text:span text:style-name="T774"><text:s/>= 0;<text:s/></text:span>i<text:span text:style-name="T775"><text:s/>&lt;<text:s/></text:span>list.size(); i<text:span text:style-name="T776">++)</text:span><text:span text:style-name="T777"><text:line-break/><text:s text:c="12"/></text:span>System<text:span text:style-name="T778">.</text:span><text:span text:style-name="T779">out</text:span><text:span text:style-name="T780">.</text:span>printf(Locale<text:span text:style-name="T781">.</text:span><text:span text:style-name="T782">US</text:span><text:span text:style-name="T783">, "%</text:span>d- %s%n<text:span text:style-name="T784">",<text:s/></text:span>i<text:span text:style-name="T785"><text:s/>+ 1,<text:s/></text:span>list.get(i)<text:span text:style-name="T786">);</text:span><text:span text:style-name="T787"><text:line-break/><text:s text:c="4"/>}</text:span><text:span text:style-name="T788"><text:line-break/></text:span><text:span text:style-name="T789"><text:line-break/><text:s text:c="4"/></text:span>private static void<text:span text:style-name="T790"><text:s/></text:span>chooseWorkerAction<text:span text:style-name="T791">(</text:span>User u, List<text:span text:style-name="T792">&lt;</text:span>Worker<text:span text:style-name="T793">&gt;<text:s/></text:span>list<text:span text:style-name="T794">) {</text:span><text:span text:style-name="T795"><text:line-break/></text:span><text:span text:style-name="T796"><text:line-break/><text:s text:c="8"/></text:span><text:span text:style-name="T797">showWorkersNumbered</text:span><text:span text:style-name="T798">(</text:span>list<text:span text:style-name="T799">);</text:span><text:span text:style-name="T800"><text:line-break/></text:span><text:span text:style-name="T801"><text:line-break/><text:s text:c="8"/></text:span>int<text:span text:style-name="T802"><text:s/></text:span>act = InputValidator<text:span text:style-name="T803">.</text:span><text:span text:style-name="T804">promptInt</text:span><text:span text:style-name="T805">(</text:span><text:span text:style-name="T806">sc</text:span><text:span text:style-name="T807">, """</text:span><text:span text:style-name="T808"><text:line-break/><text:s text:c="12"/></text:span>Choose an action<text:span text:style-name="T809">:</text:span><text:span text:style-name="T810"><text:line-break/><text:s text:c="12"/>1-</text:span>Book<text:span text:style-name="T811"><text:line-break/><text:s text:c="12"/>2-</text:span>Add to Favorites<text:span text:style-name="T812"><text:line-break/><text:s text:c="12"/>3-</text:span>Rate<text:span text:style-name="T813"><text:line-break/><text:s text:c="12"/>4-</text:span>Back<text:span text:style-name="T814"><text:line-break/><text:s text:c="12"/>&gt; """, 1, 4);</text:span><text:span text:style-name="T815"><text:line-break/></text:span><text:span text:style-name="T816"><text:line-break/><text:s text:c="8"/></text:span>if<text:span text:style-name="T817"><text:s/>(</text:span>act<text:span text:style-name="T818"><text:s/>== 4)<text:s/></text:span>return<text:span text:style-name="T819">;</text:span><text:span text:style-name="T820"><text:line-break/></text:span><text:span text:style-name="T821"><text:line-break/></text:span><text:soft-page-break/><text:span text:style-name="T822"><text:s text:c="8"/></text:span>int<text:span text:style-name="T823"><text:s/></text:span>idx = InputValidator<text:span text:style-name="T824">.</text:span><text:span text:style-name="T825">promptInt</text:span><text:span text:style-name="T826">(</text:span><text:span text:style-name="T827">sc</text:span><text:span text:style-name="T828">, "</text:span>Choose worker number<text:span text:style-name="T829">: ", 1,<text:s/></text:span>list.size<text:span text:style-name="T830">());</text:span><text:span text:style-name="T831"><text:line-break/><text:s text:c="8"/></text:span>Worker w = list.get(idx<text:span text:style-name="T832"><text:s/>- 1);</text:span><text:span text:style-name="T833"><text:line-break/></text:span><text:span text:style-name="T834"><text:line-break/><text:s text:c="8"/></text:span>switch<text:span text:style-name="T835"><text:s/>(</text:span>act<text:span text:style-name="T836">) {</text:span><text:span text:style-name="T837"><text:line-break/><text:s text:c="12"/></text:span>case<text:span text:style-name="T838"><text:s/>1 -&gt; {</text:span><text:span text:style-name="T839"><text:line-break/><text:s text:c="16"/></text:span>ChatSimulator<text:span text:style-name="T840">.</text:span><text:span text:style-name="T841">startChat</text:span><text:span text:style-name="T842">(</text:span><text:span text:style-name="T843">sc</text:span><text:span text:style-name="T844">,<text:s/></text:span>w<text:span text:style-name="T845">);</text:span><text:span text:style-name="T846"><text:line-break/><text:s text:c="16"/></text:span>u.addBooking(w)<text:span text:style-name="T847">;</text:span><text:span text:style-name="T848"><text:line-break/><text:s text:c="12"/>}</text:span><text:span text:style-name="T849"><text:line-break/><text:s text:c="12"/></text:span>case<text:span text:style-name="T850"><text:s/>2 -&gt;<text:s/></text:span>u.fav().addWorker(w)<text:span text:style-name="T851">;</text:span><text:span text:style-name="T852"><text:line-break/><text:s text:c="12"/></text:span>case<text:span text:style-name="T853"><text:s/>3 -&gt; {</text:span><text:span text:style-name="T854"><text:line-break/><text:s text:c="16"/></text:span>if<text:span text:style-name="T855"><text:s/>(!</text:span>u.hasBooked(w)<text:span text:style-name="T856">) {</text:span><text:span text:style-name="T857"><text:line-break/><text:s text:c="20"/></text:span>System<text:span text:style-name="T858">.</text:span><text:span text:style-name="T859">out</text:span><text:span text:style-name="T860">.</text:span>println<text:span text:style-name="T861">("</text:span><draw:frame draw:style-name="a30" draw:name="Picture 65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862"><text:s/></text:span>You must book the worker before rating<text:span text:style-name="T863">.");</text:span><text:span text:style-name="T864"><text:line-break/><text:s text:c="20"/></text:span>break<text:span text:style-name="T865">;</text:span><text:span text:style-name="T866"><text:line-break/><text:s text:c="16"/>}</text:span><text:span text:style-name="T867"><text:line-break/><text:s text:c="16"/></text:span>int<text:span text:style-name="T868"><text:s/></text:span>r = InputValidator<text:span text:style-name="T869">.</text:span><text:span text:style-name="T870">promptInt</text:span><text:span text:style-name="T871">(</text:span><text:span text:style-name="T872">sc</text:span><text:span text:style-name="T873">, "</text:span>Rating<text:span text:style-name="T874"><text:s/>(1-5): ", 1, 5);</text:span><text:span text:style-name="T875"><text:line-break/><text:s text:c="16"/></text:span>w.addRating(r)<text:span text:style-name="T876">;</text:span><text:span text:style-name="T877"><text:line-break/><text:s text:c="12"/>}</text:span><text:span text:style-name="T878"><text:line-break/><text:s text:c="8"/>}</text:span><text:span text:style-name="T879"><text:line-break/><text:s text:c="4"/>}</text:span><text:span text:style-name="T880"><text:line-break/></text:span><text:span text:style-name="T881"><text:line-break/><text:s text:c="4"/></text:span>private static<text:span text:style-name="T882"><text:s/></text:span>List<text:span text:style-name="T883">&lt;</text:span>Worker<text:span text:style-name="T884">&gt;<text:s/></text:span>searchAndSortWorkersWithFlags<text:span text:style-name="T885">(</text:span>int<text:span text:style-name="T886"><text:s/></text:span>flags, String nameFilter<text:span text:style-name="T887">) {</text:span><text:span text:style-name="T888"><text:line-break/><text:s text:c="8"/></text:span>List<text:span text:style-name="T889">&lt;</text:span>Worker<text:span text:style-name="T890">&gt;<text:s/></text:span>result<text:span text:style-name="T891"><text:s/>=<text:s/></text:span>new<text:span text:style-name="T892"><text:s/></text:span>ArrayList<text:span text:style-name="T893">&lt;&gt;(</text:span><text:span text:style-name="T894">workers</text:span><text:span text:style-name="T895">);</text:span><text:span text:style-name="T896"><text:line-break/></text:span><text:span text:style-name="T897"><text:line-break/><text:s text:c="8"/></text:span>if<text:span text:style-name="T898"><text:s/>((</text:span>flags<text:span text:style-name="T899"><text:s/>&amp;<text:s/></text:span>SearchSortFlags<text:span text:style-name="T900">.</text:span><text:span text:style-name="T901">FILTER_BY_NAME</text:span><text:span text:style-name="T902">) != 0 &amp;&amp;<text:s/></text:span>nameFilter<text:span text:style-name="T903"><text:s/>!=<text:s/></text:span>null<text:span text:style-name="T904"><text:s/>&amp;&amp; !</text:span>nameFilter.isEmpty<text:span text:style-name="T905">()) {</text:span><text:span text:style-name="T906"><text:line-break/><text:s text:c="12"/></text:span>result = result.stream<text:span text:style-name="T907">()</text:span><text:span text:style-name="T908"><text:line-break/><text:s text:c="20"/>.</text:span>filter(w<text:span text:style-name="T909"><text:s/>-&gt;<text:s/></text:span>w.getName().equalsIgnoreCase<text:span text:style-name="T910">(</text:span>nameFilter<text:span text:style-name="T911">))</text:span><text:span text:style-name="T912"><text:line-break/><text:s text:c="20"/>.</text:span>toList<text:span text:style-name="T913">();</text:span><text:span text:style-name="T914"><text:line-break/><text:s text:c="8"/>}</text:span><text:span text:style-name="T915"><text:line-break/></text:span><text:span text:style-name="T916"><text:line-break/><text:s text:c="8"/></text:span>if<text:span text:style-name="T917"><text:s/>((</text:span>flags<text:span text:style-name="T918"><text:s/>&amp;<text:s/></text:span>SearchSortFlags<text:span text:style-name="T919">.</text:span><text:span text:style-name="T920">SORT_BY_PRICE</text:span><text:span text:style-name="T921">) != 0) {</text:span><text:span text:style-name="T922"><text:line-break/><text:s text:c="12"/></text:span>result.sort(Comparator<text:span text:style-name="T923">.</text:span><text:span text:style-name="T924">comparingDouble</text:span>(Worker::getPrice)<text:span text:style-name="T925">);</text:span><text:span text:style-name="T926"><text:line-break/><text:s text:c="8"/>}</text:span><text:span text:style-name="T927"><text:line-break/></text:span><text:span text:style-name="T928"><text:line-break/><text:s text:c="8"/></text:span>if<text:span text:style-name="T929"><text:s/>((</text:span>flags<text:span text:style-name="T930"><text:s/>&amp;<text:s/></text:span>SearchSortFlags<text:span text:style-name="T931">.</text:span><text:span text:style-name="T932">SORT_BY</text:span><text:span text:style-name="T933">_</text:span><text:span text:style-name="T934">EXPERIENCE</text:span><text:span text:style-name="T935">) != 0) {</text:span><text:span text:style-name="T936"><text:line-break/><text:s text:c="12"/></text:span>result.sort((a, b<text:span text:style-name="T937">) -&gt;<text:s/></text:span>Integer<text:span text:style-name="T938">.</text:span><text:span text:style-name="T939">compare</text:span><text:span text:style-name="T940">(</text:span>b<text:span text:style-name="T941">.</text:span>getExperienceYears(), a.getExperienceYears<text:span text:style-name="T942">()));</text:span><text:span text:style-name="T943"><text:line-break/><text:s text:c="8"/>}</text:span><text:span text:style-name="T944"><text:line-break/></text:span><text:span text:style-name="T945"><text:line-break/><text:s text:c="8"/></text:span>return<text:span text:style-name="T946"><text:s/></text:span>result<text:span text:style-name="T947">;</text:span><text:span text:style-name="T948"><text:line-break/><text:s text:c="4"/>}</text:span><text:span text:style-name="T949"><text:line-break/></text:span><text:span text:style-name="T950"><text:line-break/><text:s text:c="4"/></text:span>private static void<text:span text:style-name="T951"><text:s/></text:span>searchByService<text:span text:style-name="T952">(</text:span>User u<text:span text:style-name="T953">) {</text:span><text:span text:style-name="T954"><text:line-break/><text:s text:c="8"/></text:span>List<text:span text:style-name="T955">&lt;</text:span>String<text:span text:style-name="T956">&gt;<text:s/></text:span>list<text:span text:style-name="T957"><text:s/>=<text:s/></text:span><text:span text:style-name="T958">getDistinctServices</text:span><text:span text:style-name="T959">();</text:span><text:span text:style-name="T960"><text:line-break/><text:s text:c="8"/></text:span><text:span text:style-name="T961">showServices</text:span><text:span text:style-name="T962">();</text:span><text:span text:style-name="T963"><text:line-break/><text:s text:c="8"/></text:span>int<text:span text:style-name="T964"><text:s/></text:span>idx = InputValidator<text:span text:style-name="T965">.</text:span><text:span text:style-name="T966">promptInt</text:span><text:span text:style-name="T967">(</text:span><text:span text:style-name="T968">sc</text:span><text:span text:style-name="T969">, "</text:span>Choose a service<text:span text:style-name="T970">: ", 1,<text:s/></text:span>list.size<text:span text:style-name="T971">());</text:span><text:span text:style-name="T972"><text:line-break/><text:s text:c="8"/></text:span>String service = list.get(idx<text:span text:style-name="T973"><text:s/>- 1);</text:span><text:span text:style-name="T974"><text:line-break/></text:span><text:span text:style-name="T975"><text:line-break/><text:s text:c="8"/></text:span>u.addSearch<text:span text:style-name="T976">("</text:span>Service<text:span text:style-name="T977">: " +<text:s/></text:span>service<text:span text:style-name="T978">);</text:span><text:span text:style-name="T979"><text:line-break/></text:span><text:soft-page-break/><text:span text:style-name="T980"><text:line-break/><text:s text:c="8"/></text:span>List<text:span text:style-name="T981">&lt;</text:span>Worker<text:span text:style-name="T982">&gt;<text:s/></text:span>filtered<text:span text:style-name="T983"><text:s/>=<text:s/></text:span><text:span text:style-name="T984">workers</text:span><text:span text:style-name="T985">.</text:span>stream<text:span text:style-name="T986">()</text:span><text:span text:style-name="T987"><text:line-break/><text:s text:c="16"/>.</text:span>filter(w<text:span text:style-name="T988"><text:s/>-&gt;<text:s/></text:span>w.getServiceType<text:span text:style-name="T989">().</text:span>equalsIgnoreCase<text:span text:style-name="T990">(</text:span>service<text:span text:style-name="T991">))</text:span><text:span text:style-name="T992"><text:line-break/><text:s text:c="16"/>.</text:span>toList<text:span text:style-name="T993">();</text:span><text:span text:style-name="T994"><text:line-break/></text:span><text:span text:style-name="T995"><text:line-break/><text:s text:c="8"/></text:span>if<text:span text:style-name="T996"><text:s/>(</text:span>filtered.isEmpty<text:span text:style-name="T997">()) {</text:span><text:span text:style-name="T998"><text:line-break/><text:s text:c="12"/></text:span>System<text:span text:style-name="T999">.</text:span><text:span text:style-name="T1000">out</text:span><text:span text:style-name="T1001">.</text:span>println<text:span text:style-name="T1002">("</text:span><draw:frame draw:style-name="a31" draw:name="Picture 64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003"><text:s/></text:span>No matching workers found<text:span text:style-name="T1004">.");</text:span><text:span text:style-name="T1005"><text:line-break/><text:s text:c="12"/></text:span>return<text:span text:style-name="T1006">;</text:span><text:span text:style-name="T1007"><text:line-break/><text:s text:c="8"/>}</text:span><text:span text:style-name="T1008"><text:line-break/><text:s text:c="8"/></text:span><text:span text:style-name="T1009">chooseWorkerAction</text:span><text:span text:style-name="T1010">(</text:span>u, filtered<text:span text:style-name="T1011">);</text:span><text:span text:style-name="T1012"><text:line-break/><text:s text:c="4"/>}</text:span><text:span text:style-name="T1013"><text:line-break/></text:span><text:span text:style-name="T1014"><text:line-break/><text:s text:c="4"/></text:span>private static void<text:span text:style-name="T1015"><text:s/></text:span>searchByName<text:span text:style-name="T1016">(</text:span>User u<text:span text:style-name="T1017">) {</text:span><text:span text:style-name="T1018"><text:line-break/><text:s text:c="8"/></text:span>String n = InputValidator<text:span text:style-name="T1019">.</text:span><text:span text:style-name="T1020">promptNonEmpty</text:span><text:span text:style-name="T1021">(</text:span><text:span text:style-name="T1022">sc</text:span><text:span text:style-name="T1023">, "</text:span>Worker name<text:span text:style-name="T1024">: ");</text:span><text:span text:style-name="T1025"><text:line-break/><text:s text:c="8"/></text:span>u<text:span text:style-name="T1026">.</text:span>addSearch<text:span text:style-name="T1027">("</text:span>Name<text:span text:style-name="T1028">: " +<text:s/></text:span>n<text:span text:style-name="T1029">);</text:span><text:span text:style-name="T1030"><text:line-break/></text:span><text:span text:style-name="T1031"><text:line-break/><text:s text:c="8"/></text:span>int<text:span text:style-name="T1032"><text:s/></text:span>flags = SearchSortFlags<text:span text:style-name="T1033">.</text:span><text:span text:style-name="T1034">FILTER_BY_NAME</text:span><text:span text:style-name="T1035">;</text:span><text:span text:style-name="T1036"><text:line-break/><text:s text:c="8"/></text:span>List<text:span text:style-name="T1037">&lt;</text:span>Worker<text:span text:style-name="T1038">&gt;<text:s/></text:span>filtered<text:span text:style-name="T1039"><text:s/>=<text:s/></text:span><text:span text:style-name="T1040">searchAndSortWorkersWithFlags</text:span><text:span text:style-name="T1041">(</text:span>flags, n<text:span text:style-name="T1042">);</text:span><text:span text:style-name="T1043"><text:line-break/></text:span><text:span text:style-name="T1044"><text:line-break/><text:s text:c="8"/></text:span>if<text:span text:style-name="T1045"><text:s/>(</text:span>filtered.isEmpty<text:span text:style-name="T1046">())</text:span><text:span text:style-name="T1047"><text:line-break/><text:s text:c="12"/></text:span>System<text:span text:style-name="T1048">.</text:span><text:span text:style-name="T1049">out</text:span><text:span text:style-name="T1050">.</text:span>println<text:span text:style-name="T1051">("</text:span><draw:frame draw:style-name="a32" draw:name="Picture 63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052"><text:s/></text:span>Not found<text:span text:style-name="T1053">.");</text:span><text:span text:style-name="T1054"><text:line-break/><text:s text:c="8"/></text:span>else<text:span text:style-name="T1055"><text:line-break/><text:s text:c="12"/></text:span><text:span text:style-name="T1056">chooseWorkerAction</text:span><text:span text:style-name="T1057">(</text:span>u, filtered<text:span text:style-name="T1058">);</text:span><text:span text:style-name="T1059"><text:line-break/><text:s text:c="4"/>}</text:span><text:span text:style-name="T1060"><text:line-break/></text:span><text:span text:style-name="T1061"><text:line-break/><text:s text:c="4"/></text:span>private static void<text:span text:style-name="T1062"><text:s/></text:span>sortWorkers<text:span text:style-name="T1063">() {</text:span><text:span text:style-name="T1064"><text:line-break/><text:s text:c="8"/></text:span>System<text:span text:style-name="T1065">.</text:span><text:span text:style-name="T1066">out</text:span><text:span text:style-name="T1067">.</text:span>println<text:span text:style-name="T1068">("\</text:span>nSort workers by service separately<text:span text:style-name="T1069">:");</text:span><text:span text:style-name="T1070"><text:line-break/><text:s text:c="8"/></text:span>List<text:span text:style-name="T1071">&lt;</text:span>String<text:span text:style-name="T1072">&gt;<text:s/></text:span>services<text:span text:style-name="T1073"><text:s/>=<text:s/></text:span><text:span text:style-name="T1074">getDistinctServices</text:span><text:span text:style-name="T1075">();</text:span><text:span text:style-name="T1076"><text:line-break/></text:span><text:span text:style-name="T1077"><text:line-break/><text:s text:c="8"/></text:span>System<text:span text:style-name="T1078">.</text:span><text:span text:style-name="T1079">out</text:span><text:span text:style-name="T1080">.</text:span>println<text:span text:style-name="T1081">("</text:span>Sort by: 1-Price | 2-Experience<text:span text:style-name="T1082">");</text:span><text:span text:style-name="T1083"><text:line-break/><text:s text:c="8"/></text:span>String c = InputValidator<text:span text:style-name="T1084">.</text:span><text:span text:style-name="T1085">promptNonEmpty</text:span><text:span text:style-name="T1086">(</text:span><text:span text:style-name="T1087">sc</text:span><text:span text:style-name="T1088">, "</text:span>Choose sorting criteria<text:span text:style-name="T1089">: ");</text:span><text:span text:style-name="T1090"><text:line-break/></text:span><text:span text:style-name="T1091"><text:line-break/><text:s text:c="8"/></text:span>int<text:span text:style-name="T1092"><text:s/></text:span>flags<text:span text:style-name="T1093"><text:s/>= 0;</text:span><text:span text:style-name="T1094"><text:line-break/><text:s text:c="8"/></text:span>if<text:span text:style-name="T1095"><text:s/>(</text:span>c.equals<text:span text:style-name="T1096">("1"))<text:s/></text:span>flags = SearchSortFlags<text:span text:style-name="T1097">.</text:span><text:span text:style-name="T1098">SORT_BY_PRICE</text:span><text:span text:style-name="T1099">;</text:span><text:span text:style-name="T1100"><text:line-break/><text:s text:c="8"/></text:span>else if<text:span text:style-name="T1101"><text:s/>(</text:span>c.equals<text:span text:style-name="T1102">("2"))<text:s/></text:span>flags = SearchSortFlags<text:span text:style-name="T1103">.</text:span><text:span text:style-name="T1104">SORT_BY</text:span><text:span text:style-name="T1105">_</text:span><text:span text:style-name="T1106">EXPERIENCE</text:span><text:span text:style-name="T1107">;</text:span><text:span text:style-name="T1108"><text:line-break/><text:s text:c="8"/></text:span>else<text:span text:style-name="T1109"><text:s/>{</text:span><text:span text:style-name="T1110"><text:line-break/><text:s text:c="12"/></text:span>System<text:span text:style-name="T1111">.</text:span><text:span text:style-name="T1112">out</text:span><text:span text:style-name="T1113">.</text:span>println<text:span text:style-name="T1114">("</text:span><draw:frame draw:style-name="a33" draw:name="Picture 62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115"><text:s/></text:span>Invalid option<text:span text:style-name="T1116">.");</text:span><text:span text:style-name="T1117"><text:line-break/><text:s text:c="12"/></text:span>return<text:span text:style-name="T1118">;</text:span><text:span text:style-name="T1119"><text:line-break/><text:s text:c="8"/>}</text:span><text:span text:style-name="T1120"><text:line-break/></text:span><text:span text:style-name="T1121"><text:line-break/><text:s text:c="8"/></text:span>for<text:span text:style-name="T1122"><text:s/>(</text:span>String service : services<text:span text:style-name="T1123">) {</text:span><text:span text:style-name="T1124"><text:line-break/><text:s text:c="12"/></text:span>System<text:span text:style-name="T1125">.</text:span><text:span text:style-name="T1126">out</text:span><text:span text:style-name="T1127">.</text:span>println<text:span text:style-name="T1128">("\</text:span>n<draw:frame draw:style-name="a34" draw:name="Picture 61" text:anchor-type="as-char" svg:x="0in" svg:y="0in" svg:width="0.33333in" svg:height="0.33333in" style:rel-width="scale" style:rel-height="scale"><draw:image xlink:href="media/image12.png" xlink:type="simple" xlink:show="embed" xlink:actuate="onLoad"/><svg:title/><svg:desc>🔧</svg:desc></draw:frame><text:span text:style-name="T1129"><text:s/></text:span>Service<text:span text:style-name="T1130">: " +<text:s/></text:span>service<text:span text:style-name="T1131">);</text:span><text:span text:style-name="T1132"><text:line-break/><text:s text:c="12"/></text:span>List<text:span text:style-name="T1133">&lt;</text:span>Worker<text:span text:style-name="T1134">&gt;<text:s/></text:span>filtered<text:span text:style-name="T1135"><text:s/>=<text:s/></text:span><text:span text:style-name="T1136">workers</text:span><text:span text:style-name="T1137">.</text:span>stream<text:span text:style-name="T1138">()</text:span><text:span text:style-name="T1139"><text:line-break/><text:s text:c="20"/>.</text:span>filter(w<text:span text:style-name="T1140"><text:s/>-&gt;<text:s/></text:span>w.getServiceType<text:span text:style-name="T1141">().</text:span>equalsIgnoreCase<text:span text:style-name="T1142">(</text:span>service<text:span text:style-name="T1143">))</text:span><text:span text:style-name="T1144"><text:line-break/><text:s text:c="20"/>.</text:span>toList<text:span text:style-name="T1145">();</text:span><text:span text:style-name="T1146"><text:line-break/></text:span><text:soft-page-break/><text:span text:style-name="T1147"><text:line-break/><text:s text:c="12"/></text:span>filtered<text:span text:style-name="T1148"><text:s/>=<text:s/></text:span><text:span text:style-name="T1149">sortListWithFlags</text:span><text:span text:style-name="T1150">(</text:span>filtered, flags<text:span text:style-name="T1151">);</text:span><text:span text:style-name="T1152"><text:line-break/></text:span><text:span text:style-name="T1153"><text:line-break/><text:s text:c="12"/></text:span>filtered.forEach(System<text:span text:style-name="T1154">.</text:span><text:span text:style-name="T1155">out</text:span><text:span text:style-name="T1156">::</text:span>println<text:span text:style-name="T1157">);</text:span><text:span text:style-name="T1158"><text:line-break/><text:s text:c="8"/>}</text:span><text:span text:style-name="T1159"><text:line-break/><text:s text:c="4"/>}</text:span><text:span text:style-name="T1160"><text:line-break/></text:span><text:span text:style-name="T1161"><text:line-break/><text:s text:c="4"/></text:span>private static<text:span text:style-name="T1162"><text:s/></text:span>List<text:span text:style-name="T1163">&lt;</text:span>Worker<text:span text:style-name="T1164">&gt;<text:s/></text:span>sortListWithFlags<text:span text:style-name="T1165">(</text:span>List<text:span text:style-name="T1166">&lt;</text:span>Worker<text:span text:style-name="T1167">&gt;<text:s/></text:span>list<text:span text:style-name="T1168">,<text:s/></text:span>int<text:span text:style-name="T1169"><text:s/></text:span>flags<text:span text:style-name="T1170">) {</text:span><text:span text:style-name="T1171"><text:line-break/><text:s text:c="8"/></text:span>List<text:span text:style-name="T1172">&lt;</text:span>Worker<text:span text:style-name="T1173">&gt;<text:s/></text:span>sorted<text:span text:style-name="T1174"><text:s/>=<text:s/></text:span>new<text:span text:style-name="T1175"><text:s/></text:span>ArrayList<text:span text:style-name="T1176">&lt;&gt;(</text:span>list<text:span text:style-name="T1177">);</text:span><text:span text:style-name="T1178"><text:line-break/></text:span><text:span text:style-name="T1179"><text:line-break/><text:s text:c="8"/></text:span>if<text:span text:style-name="T1180"><text:s/>((</text:span>flags<text:span text:style-name="T1181"><text:s/>&amp;<text:s/></text:span>SearchSortFlags<text:span text:style-name="T1182">.</text:span><text:span text:style-name="T1183">SORT_BY_PRICE</text:span><text:span text:style-name="T1184">) != 0) {</text:span><text:span text:style-name="T1185"><text:line-break/><text:s text:c="12"/></text:span>sorted.sort(Comparator<text:span text:style-name="T1186">.</text:span><text:span text:style-name="T1187">comparingDouble</text:span>(Worker::getPrice)<text:span text:style-name="T1188">);</text:span><text:span text:style-name="T1189"><text:line-break/><text:s text:c="8"/>}</text:span><text:span text:style-name="T1190"><text:line-break/></text:span><text:span text:style-name="T1191"><text:line-break/><text:s text:c="8"/></text:span>if<text:span text:style-name="T1192"><text:s/>((</text:span>flags<text:span text:style-name="T1193"><text:s/>&amp;<text:s/></text:span>SearchSortFlags<text:span text:style-name="T1194">.</text:span><text:span text:style-name="T1195">SORT_BY</text:span><text:span text:style-name="T1196">_</text:span><text:span text:style-name="T1197">EXPERIENCE</text:span><text:span text:style-name="T1198">) != 0) {</text:span><text:span text:style-name="T1199"><text:line-break/><text:s text:c="12"/></text:span>sorted.sort((a, b<text:span text:style-name="T1200">) -&gt;<text:s/></text:span>Integer<text:span text:style-name="T1201">.</text:span><text:span text:style-name="T1202">compare</text:span><text:span text:style-name="T1203">(</text:span>b<text:span text:style-name="T1204">.</text:span>getExperienceYears(), a.getExperienceYears<text:span text:style-name="T1205">()));</text:span><text:span text:style-name="T1206"><text:line-break/><text:s text:c="8"/>}</text:span><text:span text:style-name="T1207"><text:line-break/></text:span><text:span text:style-name="T1208"><text:line-break/><text:s text:c="8"/></text:span>return<text:span text:style-name="T1209"><text:s/></text:span>sorted<text:span text:style-name="T1210">;</text:span><text:span text:style-name="T1211"><text:line-break/><text:s text:c="4"/>}</text:span><text:span text:style-name="T1212"><text:line-break/></text:span><text:span text:style-name="T1213"><text:line-break/><text:s text:c="4"/></text:span>private static void<text:span text:style-name="T1214"><text:s/></text:span>addToFav<text:span text:style-name="T1215">(</text:span>User u<text:span text:style-name="T1216">) {</text:span><text:span text:style-name="T1217"><text:line-break/><text:s text:c="8"/></text:span>String t = InputValidator<text:span text:style-name="T1218">.</text:span><text:span text:style-name="T1219">promptNonEmpty</text:span><text:span text:style-name="T1220">(</text:span><text:span text:style-name="T1221">sc</text:span><text:span text:style-name="T1222">, "</text:span>Add: 1-Service | 2-Worker<text:span text:style-name="T1223">: ");</text:span><text:span text:style-name="T1224"><text:line-break/><text:s text:c="8"/></text:span>if<text:span text:style-name="T1225"><text:s/>(</text:span>t.equals<text:span text:style-name="T1226">("1")) {</text:span><text:span text:style-name="T1227"><text:line-break/><text:s text:c="12"/></text:span>String s = InputValidator<text:span text:style-name="T1228">.</text:span><text:span text:style-name="T1229">promptNonEmpty</text:span><text:span text:style-name="T1230">(</text:span><text:span text:style-name="T1231">sc</text:span><text:span text:style-name="T1232">, "</text:span>Service name<text:span text:style-name="T1233">: ");</text:span><text:span text:style-name="T1234"><text:line-break/><text:s text:c="12"/></text:span>u.fav().addService(s)<text:span text:style-name="T1235">;</text:span><text:span text:style-name="T1236"><text:line-break/><text:s text:c="8"/>}<text:s/></text:span>else if<text:span text:style-name="T1237"><text:s/>(</text:span>t.equals<text:span text:style-name="T1238">("2")) {</text:span><text:span text:style-name="T1239"><text:line-break/><text:s text:c="12"/></text:span>String n = InputValidator<text:span text:style-name="T1240">.</text:span><text:span text:style-name="T1241">promptNonEmpty</text:span><text:span text:style-name="T1242">(</text:span><text:span text:style-name="T1243">sc</text:span><text:span text:style-name="T1244">, "</text:span>Worker name<text:span text:style-name="T1245">: ");</text:span><text:span text:style-name="T1246"><text:line-break/><text:s text:c="12"/></text:span><text:span text:style-name="T1247">workers</text:span><text:span text:style-name="T1248">.</text:span>stream<text:span text:style-name="T1249">()</text:span><text:span text:style-name="T1250"><text:line-break/><text:s text:c="20"/>.</text:span>filter(w<text:span text:style-name="T1251"><text:s/>-&gt;<text:s/></text:span>w.getName().equalsIgnoreCase<text:span text:style-name="T1252">(</text:span>n<text:span text:style-name="T1253">))</text:span><text:span text:style-name="T1254"><text:line-break/><text:s text:c="20"/>.</text:span>findFirst<text:span text:style-name="T1255">()</text:span><text:span text:style-name="T1256"><text:line-break/><text:s text:c="20"/>.</text:span>ifPresentOrElse(u.fav<text:span text:style-name="T1257">()::</text:span>addWorker<text:span text:style-name="T1258">,</text:span><text:span text:style-name="T1259"><text:line-break/><text:s text:c="28"/>() -&gt;<text:s/></text:span>System<text:span text:style-name="T1260">.</text:span><text:span text:style-name="T1261">out</text:span><text:span text:style-name="T1262">.</text:span>println<text:span text:style-name="T1263">("</text:span><draw:frame draw:style-name="a35" draw:name="Picture 60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264"><text:s/></text:span>Not found<text:span text:style-name="T1265">."));</text:span><text:span text:style-name="T1266"><text:line-break/><text:s text:c="8"/>}<text:s/></text:span>else<text:span text:style-name="T1267"><text:s/></text:span>System<text:span text:style-name="T1268">.</text:span><text:span text:style-name="T1269">out</text:span><text:span text:style-name="T1270">.</text:span>println<text:span text:style-name="T1271">("</text:span><draw:frame draw:style-name="a36" draw:name="Picture 59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272"><text:s/></text:span>Invalid option<text:span text:style-name="T1273">.");</text:span><text:span text:style-name="T1274"><text:line-break/><text:s text:c="4"/>}</text:span><text:span text:style-name="T1275"><text:line-break/></text:span><text:span text:style-name="T1276"><text:line-break/><text:s text:c="4"/></text:span>private static void<text:span text:style-name="T1277"><text:s/></text:span>book<text:span text:style-name="T1278">() {</text:span><text:span text:style-name="T1279"><text:line-break/><text:s text:c="8"/></text:span>String n = InputValidator<text:span text:style-name="T1280">.</text:span><text:span text:style-name="T1281">promptNonEmpty</text:span><text:span text:style-name="T1282">(</text:span><text:span text:style-name="T1283">sc</text:span><text:span text:style-name="T1284">, "</text:span>Worker to book<text:span text:style-name="T1285">: ");</text:span><text:span text:style-name="T1286"><text:line-break/><text:s text:c="8"/></text:span><text:span text:style-name="T1287">workers</text:span><text:span text:style-name="T1288">.</text:span>stream<text:span text:style-name="T1289">()</text:span><text:span text:style-name="T1290"><text:line-break/><text:s text:c="16"/>.</text:span>filter(w<text:span text:style-name="T1291"><text:s/>-&gt;<text:s/></text:span>w.getName().equalsIgnoreCase<text:span text:style-name="T1292">(</text:span>n<text:span text:style-name="T1293">))</text:span><text:span text:style-name="T1294"><text:line-break/><text:s text:c="16"/>.</text:span>findFirst<text:span text:style-name="T1295">()</text:span><text:span text:style-name="T1296"><text:line-break/><text:s text:c="16"/>.</text:span>ifPresentOrElse(w<text:span text:style-name="T1297"><text:s/>-&gt; {</text:span><text:span text:style-name="T1298"><text:line-break/><text:s text:c="20"/></text:span>ChatSimulator<text:span text:style-name="T1299">.</text:span><text:span text:style-name="T1300">startChat</text:span><text:span text:style-name="T1301">(</text:span><text:span text:style-name="T1302">sc</text:span><text:span text:style-name="T1303">,<text:s/></text:span>w<text:span text:style-name="T1304">);</text:span><text:span text:style-name="T1305"><text:line-break/><text:s text:c="20"/></text:span><text:span text:style-name="T1306">currentUser</text:span><text:span text:style-name="T1307">.</text:span>addBooking(w)<text:span text:style-name="T1308">;</text:span><text:span text:style-name="T1309"><text:line-break/><text:s text:c="16"/>}, () -&gt;<text:s/></text:span>System<text:span text:style-name="T1310">.</text:span><text:span text:style-name="T1311">out</text:span><text:span text:style-name="T1312">.</text:span>println<text:span text:style-name="T1313">("</text:span><draw:frame draw:style-name="a37" draw:name="Picture 58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314"><text:s/></text:span>Not found<text:span text:style-name="T1315">."));</text:span><text:span text:style-name="T1316"><text:line-break/><text:s text:c="4"/>}</text:span><text:span text:style-name="T1317"><text:line-break/></text:span><text:soft-page-break/><text:span text:style-name="T1318"><text:line-break/><text:s text:c="4"/></text:span>private static void<text:span text:style-name="T1319"><text:s/></text:span>rate<text:span text:style-name="T1320">() {</text:span><text:span text:style-name="T1321"><text:line-break/><text:s text:c="8"/></text:span>String n = InputValidator<text:span text:style-name="T1322">.</text:span><text:span text:style-name="T1323">promptNonEmpty</text:span><text:span text:style-name="T1324">(</text:span><text:span text:style-name="T1325">sc</text:span><text:span text:style-name="T1326">, "</text:span>Worker to rate<text:span text:style-name="T1327">: ");</text:span><text:span text:style-name="T1328"><text:line-break/><text:s text:c="8"/></text:span><text:span text:style-name="T1329">workers</text:span><text:span text:style-name="T1330">.</text:span>stream<text:span text:style-name="T1331">()</text:span><text:span text:style-name="T1332"><text:line-break/><text:s text:c="16"/>.</text:span>filter(w<text:span text:style-name="T1333"><text:s/>-&gt;<text:s/></text:span>w.getName().equalsIgnoreCase<text:span text:style-name="T1334">(</text:span>n<text:span text:style-name="T1335">))</text:span><text:span text:style-name="T1336"><text:line-break/><text:s text:c="16"/>.</text:span>findFirst<text:span text:style-name="T1337">()</text:span><text:span text:style-name="T1338"><text:line-break/><text:s text:c="16"/>.</text:span>ifPresentOrElse(w<text:span text:style-name="T1339"><text:s/>-&gt; {</text:span><text:span text:style-name="T1340"><text:line-break/><text:s text:c="20"/></text:span>if<text:span text:style-name="T1341"><text:s/>(!</text:span><text:span text:style-name="T1342">currentUser</text:span><text:span text:style-name="T1343">.</text:span>hasBooked(w)<text:span text:style-name="T1344">) {</text:span><text:span text:style-name="T1345"><text:line-break/><text:s text:c="24"/></text:span>System<text:span text:style-name="T1346">.</text:span><text:span text:style-name="T1347">out</text:span><text:span text:style-name="T1348">.</text:span>println<text:span text:style-name="T1349">("</text:span><draw:frame draw:style-name="a38" draw:name="Picture 57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350"><text:s/></text:span>You must book the worker before rating<text:span text:style-name="T1351">.");</text:span><text:span text:style-name="T1352"><text:line-break/><text:s text:c="24"/></text:span>return<text:span text:style-name="T1353">;</text:span><text:span text:style-name="T1354"><text:line-break/><text:s text:c="20"/>}</text:span><text:span text:style-name="T1355"><text:line-break/><text:s text:c="20"/></text:span>int<text:span text:style-name="T1356"><text:s/></text:span>r = InputValidator<text:span text:style-name="T1357">.</text:span><text:span text:style-name="T1358">promptInt</text:span><text:span text:style-name="T1359">(</text:span><text:span text:style-name="T1360">sc</text:span><text:span text:style-name="T1361">, "</text:span>Rating<text:span text:style-name="T1362"><text:s/>(1-5): ", 1, 5);</text:span><text:span text:style-name="T1363"><text:line-break/><text:s text:c="20"/></text:span>w.addRating(r)<text:span text:style-name="T1364">;</text:span><text:span text:style-name="T1365"><text:line-break/><text:s text:c="16"/>}, () -&gt;<text:s/></text:span>System<text:span text:style-name="T1366">.</text:span><text:span text:style-name="T1367">out</text:span><text:span text:style-name="T1368">.</text:span>println<text:span text:style-name="T1369">("</text:span><draw:frame draw:style-name="a39" draw:name="Picture 56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370"><text:s/></text:span>Not found<text:span text:style-name="T1371">."));</text:span><text:span text:style-name="T1372"><text:line-break/><text:s text:c="4"/>}</text:span><text:span text:style-name="T1373"><text:line-break/></text:span><text:span text:style-name="T1374"><text:line-break/><text:s text:c="4"/></text:span>private static void<text:span text:style-name="T1375"><text:s/></text:span>showRatings<text:span text:style-name="T1376">() {</text:span><text:span text:style-name="T1377"><text:line-break/><text:s text:c="8"/></text:span>String n = InputValidator<text:span text:style-name="T1378">.</text:span><text:span text:style-name="T1379">promptNonEmpty</text:span><text:span text:style-name="T1380">(</text:span><text:span text:style-name="T1381">sc</text:span><text:span text:style-name="T1382">, "</text:span>Worker name<text:span text:style-name="T1383">: ");</text:span><text:span text:style-name="T1384"><text:line-break/><text:s text:c="8"/></text:span><text:span text:style-name="T1385">workers</text:span><text:span text:style-name="T1386">.</text:span>stream<text:span text:style-name="T1387">()</text:span><text:span text:style-name="T1388"><text:line-break/><text:s text:c="16"/>.</text:span>filter(w<text:span text:style-name="T1389"><text:s/>-&gt;<text:s/></text:span>w.getName().equalsIgnoreCase<text:span text:style-name="T1390">(</text:span>n<text:span text:style-name="T1391">))</text:span><text:span text:style-name="T1392"><text:line-break/><text:s text:c="16"/>.</text:span>findFirst<text:span text:style-name="T1393">()</text:span><text:span text:style-name="T1394"><text:line-break/><text:s text:c="16"/>.</text:span>ifPresentOrElse(Worker<text:span text:style-name="T1395">::</text:span>showRatings<text:span text:style-name="T1396">,</text:span><text:span text:style-name="T1397"><text:line-break/><text:s text:c="24"/>() -&gt;<text:s/></text:span>System<text:span text:style-name="T1398">.</text:span><text:span text:style-name="T1399">out</text:span><text:span text:style-name="T1400">.</text:span>println<text:span text:style-name="T1401">("</text:span><draw:frame draw:style-name="a40" draw:name="Picture 55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pan text:style-name="T1402"><text:s/></text:span>Not found<text:span text:style-name="T1403">."));</text:span><text:span text:style-name="T1404"><text:line-break/><text:s text:c="4"/>}</text:span><text:span text:style-name="T1405"><text:line-break/></text:span><text:span text:style-name="T1406"><text:line-break/><text:s text:c="4"/></text:span>private static void<text:span text:style-name="T1407"><text:s/></text:span>initSampleData<text:span text:style-name="T1408">() {</text:span><text:span text:style-name="T1409"><text:line-break/><text:s text:c="8"/>//<text:s/></text:span>Adding initial workers with default rating = 5 (for example)<text:span text:style-name="T1410"><text:line-break/><text:s text:c="8"/></text:span><text:span text:style-name="T1411">workers</text:span><text:span text:style-name="T1412">.</text:span>addAll(List<text:span text:style-name="T1413">.</text:span><text:span text:style-name="T1414">of</text:span><text:span text:style-name="T1415">(</text:span><text:span text:style-name="T1416"><text:line-break/><text:s text:c="16"/></text:span>new<text:span text:style-name="T1417"><text:s/></text:span>Worker<text:span text:style-name="T1418">("</text:span>Yoav<text:span text:style-name="T1419">", <text:s text:c="2"/>"0501234567", "</text:span>Electrician<text:span text:style-name="T1420">", 150.0, 5,<text:s/></text:span>true<text:span text:style-name="T1421">),</text:span><text:span text:style-name="T1422"><text:line-break/><text:s text:c="16"/></text:span>new<text:span text:style-name="T1423"><text:s/></text:span>Worker<text:span text:style-name="T1424">("</text:span>Daniel<text:span text:style-name="T1425">", "0509999999", "</text:span>Electrician<text:span text:style-name="T1426">", 130.0, 4,<text:s/></text:span>true<text:span text:style-name="T1427">),</text:span><text:span text:style-name="T1428"><text:line-break/><text:s text:c="16"/></text:span>new<text:span text:style-name="T1429"><text:s/></text:span>Worker<text:span text:style-name="T1430">("</text:span>Gadi<text:span text:style-name="T1431">", <text:s text:c="2"/>"0511111111", "</text:span>Electrician<text:span text:style-name="T1432">", 140.0, 6,<text:s/></text:span>true<text:span text:style-name="T1433">),</text:span><text:span text:style-name="T1434"><text:line-break/><text:s text:c="16"/></text:span>new<text:span text:style-name="T1435"><text:s/></text:span>Worker<text:span text:style-name="T1436">("</text:span>Liron<text:span text:style-name="T1437">", <text:s/>"0533333333", "</text:span>Electrician<text:span text:style-name="T1438">", 200.0, 7,<text:s/></text:span>true<text:span text:style-name="T1439">),</text:span><text:span text:style-name="T1440"><text:line-break/></text:span><text:span text:style-name="T1441"><text:line-break/><text:s text:c="16"/></text:span>new<text:span text:style-name="T1442"><text:s/></text:span>Worker<text:span text:style-name="T1443">("</text:span>Noam<text:span text:style-name="T1444">", <text:s text:c="2"/>"0544444444", "</text:span>Mechanic<text:span text:style-name="T1445">", 190.0, 6,<text:s/></text:span>true<text:span text:style-name="T1446">),</text:span><text:span text:style-name="T1447"><text:line-break/><text:s text:c="16"/></text:span>new<text:span text:style-name="T1448"><text:s/></text:span>Worker<text:span text:style-name="T1449">("</text:span>Alkanah<text:span text:style-name="T1450">", <text:s text:c="2"/>"0555555555", "</text:span>Mechanic<text:span text:style-name="T1451">", 180.0, 5,<text:s/></text:span>true<text:span text:style-name="T1452">),</text:span><text:span text:style-name="T1453"><text:line-break/><text:s text:c="16"/></text:span>new<text:span text:style-name="T1454"><text:s/></text:span>Worker<text:span text:style-name="T1455">("</text:span>Lior<text:span text:style-name="T1456">", <text:s text:c="2"/>"0566666666", "</text:span>Mechanic<text:span text:style-name="T1457">", 170.0, 4,<text:s/></text:span>true<text:span text:style-name="T1458">),</text:span><text:span text:style-name="T1459"><text:line-break/><text:s text:c="16"/></text:span>new<text:span text:style-name="T1460"><text:s/></text:span>Worker<text:span text:style-name="T1461">("</text:span>Gilad<text:span text:style-name="T1462">", <text:s/>"0577777777", "</text:span>Mechanic<text:span text:style-name="T1463">", 160.0, 3,<text:s/></text:span>true<text:span text:style-name="T1464">),</text:span><text:span text:style-name="T1465"><text:line-break/></text:span><text:span text:style-name="T1466"><text:line-break/><text:s text:c="16"/></text:span>new<text:span text:style-name="T1467"><text:s/></text:span>Worker<text:span text:style-name="T1468">("</text:span>Shira<text:span text:style-name="T1469">", <text:s/>"0588888888", "</text:span>Cleaner<text:span text:style-name="T1470">", 100.0, 3,<text:s/></text:span>true<text:span text:style-name="T1471">),</text:span><text:span text:style-name="T1472"><text:line-break/><text:s text:c="16"/></text:span>new<text:span text:style-name="T1473"><text:s/></text:span>Worker<text:span text:style-name="T1474">("</text:span>Tamar<text:span text:style-name="T1475">", <text:s/>"0599999999", "</text:span>Cleaner<text:span text:style-name="T1476">", 110.0, 4,<text:s/></text:span>true<text:span text:style-name="T1477">),</text:span><text:span text:style-name="T1478"><text:line-break/><text:s text:c="16"/></text:span>new<text:span text:style-name="T1479"><text:s/></text:span>Worker<text:span text:style-name="T1480">("</text:span>Yael<text:span text:style-name="T1481">", <text:s text:c="2"/>"0522222222", "</text:span>Cleaner<text:span text:style-name="T1482">", <text:s/>95.0, 2,<text:s/></text:span>true<text:span text:style-name="T1483">),</text:span><text:span text:style-name="T1484"><text:line-break/><text:s text:c="16"/></text:span>new<text:span text:style-name="T1485"><text:s/></text:span>Worker<text:span text:style-name="T1486">("</text:span>Hadas<text:span text:style-name="T1487">", <text:s/>"0523333333", "</text:span>Cleaner<text:span text:style-name="T1488">", 105.0, 5,<text:s/></text:span>true<text:span text:style-name="T1489">),</text:span><text:span text:style-name="T1490"><text:line-break/></text:span><text:span text:style-name="T1491"><text:line-break/><text:s text:c="16"/></text:span>new<text:span text:style-name="T1492"><text:s/></text:span>Worker<text:span text:style-name="T1493">("</text:span>Itay<text:span text:style-name="T1494">", <text:s text:c="2"/>"0524444444", "</text:span>Carpenter<text:span text:style-name="T1495">", 170.0, 4,<text:s/></text:span>true<text:span text:style-name="T1496">),</text:span><text:span text:style-name="T1497"><text:line-break/><text:s text:c="16"/></text:span>new<text:span text:style-name="T1498"><text:s/></text:span>Worker<text:span text:style-name="T1499">("</text:span>Bar<text:span text:style-name="T1500">", <text:s text:c="3"/>"0525555555", "</text:span>Carpenter<text:span text:style-name="T1501">", 180.0, 6,<text:s/></text:span>true<text:span text:style-name="T1502">),</text:span><text:span text:style-name="T1503"><text:line-break/></text:span><text:soft-page-break/><text:span text:style-name="T1504"><text:s text:c="16"/></text:span>new<text:span text:style-name="T1505"><text:s/></text:span>Worker<text:span text:style-name="T1506">("</text:span>Alon<text:span text:style-name="T1507">", <text:s text:c="2"/>"0526666666", "</text:span>Carpenter<text:span text:style-name="T1508">", 175.0, 5,<text:s/></text:span>true<text:span text:style-name="T1509">),</text:span><text:span text:style-name="T1510"><text:line-break/><text:s text:c="16"/></text:span>new<text:span text:style-name="T1511"><text:s/></text:span>Worker<text:span text:style-name="T1512">("</text:span>Gal<text:span text:style-name="T1513">", <text:s text:c="3"/>"0527777777", "</text:span>Carpenter<text:span text:style-name="T1514">", 165.0, 3,<text:s/></text:span>true<text:span text:style-name="T1515">)</text:span><text:span text:style-name="T1516"><text:line-break/><text:s text:c="8"/>));</text:span><text:span text:style-name="T1517"><text:line-break/><text:s text:c="4"/>}</text:span><text:span text:style-name="T1518"><text:line-break/>}</text:span></text:p>
      <text:p text:style-name="P1519">package quickcall;<text:line-break/><text:line-break/>import java.util.LinkedList;<text:line-break/><text:line-break/>public class SearchHistoryManager {<text:line-break/><text:line-break/><text:s text:c="4"/>private static final int<text:s/><text:span text:style-name="T1520">MAX<text:s/></text:span>= 5;<text:line-break/><text:s text:c="4"/>private final LinkedList&lt;String&gt; history = new LinkedList&lt;&gt;();<text:line-break/><text:line-break/><text:s text:c="4"/>public void add(String term) {<text:line-break/><text:s text:c="8"/>//<text:s/><text:span text:style-name="T1521">لا تضيف مصطلح جديد إذا كان موجود أصلاً، لكن اجعله يظهر كأحدث بحث</text:span><text:line-break/><text:s text:c="8"/>if (history.contains(term)) {<text:line-break/><text:s text:c="12"/>history.remove(term);<text:line-break/><text:s text:c="8"/>}<text:line-break/><text:s text:c="8"/>if (history.size() ==<text:s/><text:span text:style-name="T1522">MAX</text:span>) {<text:line-break/><text:s text:c="12"/>history.removeFirst();<text:line-break/><text:s text:c="8"/>}<text:line-break/><text:s text:c="8"/>history.add(term);<text:line-break/><text:s text:c="4"/>}<text:line-break/><text:line-break/><text:s text:c="4"/>public void show() {<text:line-break/><text:s text:c="8"/>System.<text:span text:style-name="T1523">out</text:span>.println("<draw:frame draw:style-name="a41" draw:name="Picture 86" text:anchor-type="as-char" svg:x="0in" svg:y="0in" svg:width="0.33333in" svg:height="0.33333in" style:rel-width="scale" style:rel-height="scale"><draw:image xlink:href="media/image13.png" xlink:type="simple" xlink:show="embed" xlink:actuate="onLoad"/><svg:title/><svg:desc>🕒</svg:desc></draw:frame><text:s/>Recent searches:");<text:line-break/><text:s text:c="8"/>if (history.isEmpty()) {<text:line-break/><text:s text:c="12"/>System.<text:span text:style-name="T1524">out</text:span>.println("No search history.");<text:line-break/><text:s text:c="8"/>} else {<text:line-break/><text:s text:c="12"/>for (String s : history) {<text:line-break/><text:s text:c="16"/>System.<text:span text:style-name="T1525">out</text:span>.println(" - " + s);<text:line-break/><text:s text:c="12"/>}<text:line-break/><text:s text:c="8"/>}<text:line-break/><text:s text:c="4"/>}<text:line-break/>}</text:p>
      <text:p text:style-name="P1526">package<text:span text:style-name="T1527"><text:s/></text:span>quickcall<text:span text:style-name="T1528">;</text:span><text:span text:style-name="T1529"><text:line-break/></text:span><text:span text:style-name="T1530"><text:line-break/></text:span>import<text:span text:style-name="T1531"><text:s/></text:span>java.util.ArrayList<text:span text:style-name="T1532">;</text:span><text:span text:style-name="T1533"><text:line-break/></text:span>import<text:span text:style-name="T1534"><text:s/></text:span>java.util.LinkedList<text:span text:style-name="T1535">;</text:span><text:span text:style-name="T1536"><text:line-break/></text:span>import<text:span text:style-name="T1537"><text:s/></text:span>java.util.List<text:span text:style-name="T1538">;</text:span><text:span text:style-name="T1539"><text:line-break/></text:span><text:span text:style-name="T1540"><text:line-break/></text:span>public class<text:span text:style-name="T1541"><text:s/></text:span>User<text:span text:style-name="T1542"><text:s/>{</text:span><text:span text:style-name="T1543"><text:line-break/></text:span><text:span text:style-name="T1544"><text:line-break/><text:s text:c="4"/></text:span>private final<text:span text:style-name="T1545"><text:s/></text:span>String<text:span text:style-name="T1546"><text:s/></text:span>name<text:span text:style-name="T1547">;</text:span><text:span text:style-name="T1548"><text:line-break/><text:s text:c="4"/></text:span>private final<text:span text:style-name="T1549"><text:s/></text:span>String<text:span text:style-name="T1550"><text:s/></text:span>phone<text:span text:style-name="T1551">;</text:span><text:span text:style-name="T1552"><text:line-break/></text:span><text:soft-page-break/><text:span text:style-name="T1553"><text:line-break/><text:s text:c="4"/></text:span>private final<text:span text:style-name="T1554"><text:s/></text:span>SearchHistoryManager<text:span text:style-name="T1555"><text:s/></text:span>history<text:span text:style-name="T1556"><text:s/>=<text:s/></text:span>new<text:span text:style-name="T1557"><text:s/></text:span>SearchHistoryManager<text:span text:style-name="T1558">();</text:span><text:span text:style-name="T1559"><text:line-break/><text:s text:c="4"/></text:span>private final<text:span text:style-name="T1560"><text:s/></text:span>FavoritesManager<text:span text:style-name="T1561"><text:s/></text:span>fav<text:span text:style-name="T1562"><text:s/>=<text:s/></text:span>new<text:span text:style-name="T1563"><text:s/></text:span>FavoritesManager<text:span text:style-name="T1564">();</text:span><text:span text:style-name="T1565"><text:line-break/></text:span><text:span text:style-name="T1566"><text:line-break/><text:s text:c="4"/></text:span>private final<text:span text:style-name="T1567"><text:s/></text:span>List<text:span text:style-name="T1568">&lt;</text:span>Worker<text:span text:style-name="T1569">&gt;<text:s/></text:span>bookings<text:span text:style-name="T1570"><text:s/>=<text:s/></text:span>new<text:span text:style-name="T1571"><text:s/></text:span>ArrayList<text:span text:style-name="T1572">&lt;&gt;();</text:span><text:span text:style-name="T1573"><text:line-break/></text:span><text:span text:style-name="T1574"><text:line-break/><text:s text:c="4"/></text:span>public<text:span text:style-name="T1575"><text:s/></text:span>User<text:span text:style-name="T1576">(</text:span>String name, String phone<text:span text:style-name="T1577">) {</text:span><text:span text:style-name="T1578"><text:line-break/><text:s text:c="8"/></text:span>this<text:span text:style-name="T1579">.</text:span>name<text:span text:style-name="T1580"><text:s/>=<text:s/></text:span>name<text:span text:style-name="T1581">;</text:span><text:span text:style-name="T1582"><text:line-break/><text:s text:c="8"/></text:span>this<text:span text:style-name="T1583">.</text:span>phone<text:span text:style-name="T1584"><text:s/>=<text:s/></text:span>phone<text:span text:style-name="T1585">;</text:span><text:span text:style-name="T1586"><text:line-break/><text:s text:c="4"/>}</text:span><text:span text:style-name="T1587"><text:line-break/></text:span><text:span text:style-name="T1588"><text:line-break/><text:s text:c="4"/></text:span>public<text:span text:style-name="T1589"><text:s/></text:span>String<text:span text:style-name="T1590"><text:s/></text:span>getName<text:span text:style-name="T1591">() {</text:span><text:span text:style-name="T1592"><text:line-break/><text:s text:c="8"/></text:span>return<text:span text:style-name="T1593"><text:s/></text:span>name<text:span text:style-name="T1594">;</text:span><text:span text:style-name="T1595"><text:line-break/><text:s text:c="4"/>}</text:span><text:span text:style-name="T1596"><text:line-break/></text:span><text:span text:style-name="T1597"><text:line-break/><text:s text:c="4"/></text:span>public<text:span text:style-name="T1598"><text:s/></text:span>String<text:span text:style-name="T1599"><text:s/></text:span>getPhone<text:span text:style-name="T1600">() {</text:span><text:span text:style-name="T1601"><text:line-break/><text:s text:c="8"/></text:span>return<text:span text:style-name="T1602"><text:s/></text:span>phone<text:span text:style-name="T1603">;</text:span><text:span text:style-name="T1604"><text:line-break/><text:s text:c="4"/>}</text:span><text:span text:style-name="T1605"><text:line-break/></text:span><text:span text:style-name="T1606"><text:line-break/><text:s text:c="4"/></text:span>public void<text:span text:style-name="T1607"><text:s/></text:span>addSearch<text:span text:style-name="T1608">(</text:span>String term<text:span text:style-name="T1609">) {</text:span><text:span text:style-name="T1610"><text:line-break/><text:s text:c="8"/></text:span>history<text:span text:style-name="T1611">.</text:span>add(term)<text:span text:style-name="T1612">;</text:span><text:span text:style-name="T1613"><text:line-break/><text:s text:c="4"/>}</text:span><text:span text:style-name="T1614"><text:line-break/></text:span><text:span text:style-name="T1615"><text:line-break/><text:s text:c="4"/></text:span>public void<text:span text:style-name="T1616"><text:s/></text:span>showHistory<text:span text:style-name="T1617">() {</text:span><text:span text:style-name="T1618"><text:line-break/><text:s text:c="8"/></text:span>history<text:span text:style-name="T1619">.</text:span>show<text:span text:style-name="T1620">();</text:span><text:span text:style-name="T1621"><text:line-break/><text:s text:c="4"/>}</text:span><text:span text:style-name="T1622"><text:line-break/></text:span><text:span text:style-name="T1623"><text:line-break/><text:s text:c="4"/></text:span>public<text:span text:style-name="T1624"><text:s/></text:span>FavoritesManager<text:span text:style-name="T1625"><text:s/></text:span>fav<text:span text:style-name="T1626">() {</text:span><text:span text:style-name="T1627"><text:line-break/><text:s text:c="8"/></text:span>return<text:span text:style-name="T1628"><text:s/></text:span>fav<text:span text:style-name="T1629">;</text:span><text:span text:style-name="T1630"><text:line-break/><text:s text:c="4"/>}</text:span><text:span text:style-name="T1631"><text:line-break/></text:span><text:span text:style-name="T1632"><text:line-break/><text:s text:c="4"/></text:span>public void<text:span text:style-name="T1633"><text:s/></text:span>addBooking<text:span text:style-name="T1634">(</text:span>Worker w<text:span text:style-name="T1635">) {</text:span><text:span text:style-name="T1636"><text:line-break/><text:s text:c="8"/></text:span>bookings<text:span text:style-name="T1637">.</text:span>add(w)<text:span text:style-name="T1638">;</text:span><text:span text:style-name="T1639"><text:line-break/><text:s text:c="4"/>}</text:span><text:span text:style-name="T1640"><text:line-break/></text:span><text:span text:style-name="T1641"><text:line-break/><text:s text:c="4"/></text:span>public boolean<text:span text:style-name="T1642"><text:s/></text:span>hasBooked<text:span text:style-name="T1643">(</text:span>Worker w<text:span text:style-name="T1644">) {</text:span><text:span text:style-name="T1645"><text:line-break/><text:s text:c="8"/></text:span>return<text:span text:style-name="T1646"><text:s/></text:span>bookings<text:span text:style-name="T1647">.</text:span>contains(w)<text:span text:style-name="T1648">;</text:span><text:span text:style-name="T1649"><text:line-break/><text:s text:c="4"/>}</text:span><text:span text:style-name="T1650"><text:line-break/>}</text:span></text:p>
      <text:p text:style-name="P1651">package quickcall;<text:line-break/><text:line-break/>import java.util.ArrayList;<text:line-break/>import java.util.List;<text:line-break/><text:line-break/>public class Worker {<text:line-break/><text:line-break/><text:s text:c="4"/>private final String name;<text:line-break/><text:s text:c="4"/>private final String phone;<text:line-break/><text:soft-page-break/><text:s text:c="4"/>private final String serviceType;<text:line-break/><text:s text:c="4"/>private final double price;<text:line-break/><text:s text:c="4"/>private final int experienceYears;<text:line-break/><text:line-break/><text:s text:c="4"/>private final List&lt;Integer&gt; ratings = new ArrayList&lt;&gt;();<text:line-break/><text:s text:c="4"/>private double averageRating = 0.0;<text:line-break/><text:line-break/><text:s text:c="4"/>private boolean isNewWorker; //<text:s/><text:span text:style-name="T1652">علشان نعرف إذا لازم نعرض<text:s/></text:span>"new"<text:s/><text:span text:style-name="T1653">إيموجي</text:span><text:line-break/><text:line-break/><text:s text:c="4"/>public Worker(String name, String phone, String serviceType, double price, int experienceYears, boolean isNewWorker) {<text:line-break/><text:s text:c="8"/>this.name = name;<text:line-break/><text:s text:c="8"/>this.phone = phone;<text:line-break/><text:s text:c="8"/>this.serviceType = serviceType;<text:line-break/><text:s text:c="8"/>this.price = price;<text:line-break/><text:s text:c="8"/>this.experienceYears = experienceYears;<text:line-break/><text:s text:c="8"/>this.isNewWorker = isNewWorker;<text:line-break/><text:s text:c="4"/>}<text:line-break/><text:line-break/><text:s text:c="4"/>public String getName() {<text:line-break/><text:s text:c="8"/>return name;<text:line-break/><text:s text:c="4"/>}<text:line-break/><text:line-break/><text:s text:c="4"/>public String getPhone() {<text:line-break/><text:s text:c="8"/>return phone;<text:line-break/><text:s text:c="4"/>}<text:line-break/><text:line-break/><text:s text:c="4"/>public String getServiceType() {<text:line-break/><text:s text:c="8"/>return serviceType;<text:line-break/><text:s text:c="4"/>}<text:line-break/><text:line-break/><text:s text:c="4"/>public double getPrice() {<text:line-break/><text:s text:c="8"/>return price;<text:line-break/><text:s text:c="4"/>}<text:line-break/><text:line-break/><text:s text:c="4"/>public int getExperienceYears() {<text:line-break/><text:s text:c="8"/>return experienceYears;<text:line-break/><text:s text:c="4"/>}<text:line-break/><text:line-break/><text:s text:c="4"/>public boolean isNewWorker() {<text:line-break/><text:s text:c="8"/>return isNewWorker;<text:line-break/><text:s text:c="4"/>}<text:line-break/><text:line-break/><text:s text:c="4"/>public void setNewWorker(boolean newWorker) {<text:line-break/><text:s text:c="8"/>isNewWorker = newWorker;<text:line-break/><text:s text:c="4"/>}<text:line-break/><text:line-break/><text:s text:c="4"/>public void addRating(int rating) {<text:line-break/><text:soft-page-break/><text:s text:c="8"/>ratings.add(rating);<text:line-break/><text:s text:c="8"/>updateAverageRating();<text:line-break/><text:s text:c="4"/>}<text:line-break/><text:line-break/><text:s text:c="4"/>private void updateAverageRating() {<text:line-break/><text:s text:c="8"/>int sum = 0;<text:line-break/><text:s text:c="8"/>for (int r : ratings) {<text:line-break/><text:s text:c="12"/>sum += r;<text:line-break/><text:s text:c="8"/>}<text:line-break/><text:s text:c="8"/>averageRating = ratings.isEmpty() ? 0 : (double) sum / ratings.size();<text:line-break/><text:s text:c="4"/>}<text:line-break/><text:line-break/><text:s text:c="4"/>public double getAverageRating() {<text:line-break/><text:s text:c="8"/>return averageRating;<text:line-break/><text:s text:c="4"/>}<text:line-break/><text:line-break/><text:s text:c="4"/>public void showRatings() {<text:line-break/><text:s text:c="8"/>System.<text:span text:style-name="T1654">out</text:span>.println("Ratings for " + name + ":");<text:line-break/><text:s text:c="8"/>if (ratings.isEmpty()) {<text:line-break/><text:s text:c="12"/>System.<text:span text:style-name="T1655">out</text:span>.println("<draw:frame draw:style-name="a42" draw:name="Picture 96" text:anchor-type="as-char" svg:x="0in" svg:y="0in" svg:width="0.33333in" svg:height="0.33333in" style:rel-width="scale" style:rel-height="scale"><draw:image xlink:href="media/image3.png" xlink:type="simple" xlink:show="embed" xlink:actuate="onLoad"/><svg:title/><svg:desc>⚠</svg:desc></draw:frame><text:s/>No ratings yet.");<text:line-break/><text:s text:c="8"/>} else {<text:line-break/><text:s text:c="12"/>System.<text:span text:style-name="T1656">out</text:span>.printf("<draw:frame draw:style-name="a43" draw:name="Picture 95" text:anchor-type="as-char" svg:x="0in" svg:y="0in" svg:width="0.33333in" svg:height="0.33333in" style:rel-width="scale" style:rel-height="scale"><draw:image xlink:href="media/image2.png" xlink:type="simple" xlink:show="embed" xlink:actuate="onLoad"/><svg:title/><svg:desc>⭐</svg:desc></draw:frame><text:s/>Average rating: %.2f based on %d ratings.%n", averageRating, ratings.size());<text:line-break/><text:s text:c="8"/>}<text:line-break/><text:s text:c="4"/>}<text:line-break/><text:line-break/><text:s text:c="4"/>@Override<text:line-break/><text:s text:c="4"/>public String toString() {<text:line-break/><text:s text:c="8"/>String newBadge = isNewWorker ? "<text:s/><draw:frame draw:style-name="a44" draw:name="Picture 94" text:anchor-type="as-char" svg:x="0in" svg:y="0in" svg:width="0.33333in" svg:height="0.33333in" style:rel-width="scale" style:rel-height="scale"><draw:image xlink:href="media/image14.png" xlink:type="simple" xlink:show="embed" xlink:actuate="onLoad"/><svg:title/><svg:desc>🆕</svg:desc></draw:frame>" : "";<text:line-break/><text:s text:c="8"/>String ratingDisplay = ratings.isEmpty() ? "(No ratings yet)" : String.<text:span text:style-name="T1657">format</text:span>("(<draw:frame draw:style-name="a45" draw:name="Picture 93" text:anchor-type="as-char" svg:x="0in" svg:y="0in" svg:width="0.33333in" svg:height="0.33333in" style:rel-width="scale" style:rel-height="scale"><draw:image xlink:href="media/image2.png" xlink:type="simple" xlink:show="embed" xlink:actuate="onLoad"/><svg:title/><svg:desc>⭐</svg:desc></draw:frame><text:s/>%.2f)", averageRating);<text:line-break/><text:s text:c="8"/>return String.<text:span text:style-name="T1658">format</text:span>("%s%s - %s - Price:<text:s/><text:span text:style-name="T1659">₪</text:span>%.2f - Experience: %d years %s", name, newBadge, serviceType, price, experienceYears, ratingDisplay);<text:line-break/><text:s text:c="4"/>}<text:line-break/>}</text:p>
      <text:p text:style-name="P1660"/>
      <text:p text:style-name="P16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ams" style:display-name="ams" style:family="text" style:parent-style-name="DefaultParagraphFont"/>
    <style:style style:name="bhc-q" style:display-name="bhc-q" style:family="text" style:parent-style-name="DefaultParagraphFont"/>
    <style:style style:name="jwos7-jx-ank-rtc0jf" style:display-name="jwos7-jx-ank-rtc0jf" style:family="text" style:parent-style-name="DefaultParagraphFont"/>
    <style:style style:name="notranslate" style:display-name="notranslat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mar Khatib</meta:initial-creator>
    <dc:creator>Anmar Khatib</dc:creator>
    <meta:creation-date>2025-07-25T09:32:00Z</meta:creation-date>
    <dc:date>2025-07-25T09:44:00Z</dc:date>
    <meta:template xlink:href="Normal" xlink:type="simple"/>
    <meta:editing-cycles>1</meta:editing-cycles>
    <meta:editing-duration>PT720S</meta:editing-duration>
    <meta:document-statistic meta:page-count="17" meta:paragraph-count="50" meta:word-count="3752" meta:character-count="25091" meta:row-count="178" meta:non-whitespace-character-count="21389"/>
  </office:meta>
</office:document-meta>
</file>